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5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7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1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3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ext-properties style:font-name="Univers" style:font-name-asian="Univers" style:font-name-complex="Univers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20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1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2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3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4" style:family="table-cell" style:parent-style-name="Default" style:data-style-name="N0">
      <style:table-cell-properties style:vertical-align="automatic" fo:wrap-option="wrap"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5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6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7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8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9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0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1" style:family="table-cell" style:parent-style-name="Default" style:data-style-name="N0">
      <style:table-cell-properties fo:border-top="none" fo:border-bottom="thin solid #E3E3E3" fo:border-left="none" fo:border-right="none" style:vertical-align="automatic" style:repeat-content="false"/>
      <style:paragraph-properties fo:text-align="center"/>
      <style:text-properties style:font-name="Univers" style:font-name-asian="Univers" style:font-name-complex="Univers" style:font-family-generic="swiss"/>
    </style:style>
    <style:style style:name="ce32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style:font-family-generic="swiss"/>
    </style:style>
    <style:style style:name="ce33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4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6" style:family="table-cell" style:parent-style-name="Default" style:data-style-name="N68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7" style:family="table-cell" style:parent-style-name="Default" style:data-style-name="N68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8" style:family="table-cell" style:parent-style-name="Default" style:data-style-name="N68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9" style:family="table-cell" style:parent-style-name="Default" style:data-style-name="N68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1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4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4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48" style:family="table-cell" style:parent-style-name="Default" style:data-style-name="N68">
      <style:table-cell-properties fo:background-color="transparent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style:font-family-generic="swiss"/>
    </style:style>
    <style:style style:name="ce5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2" style:family="table-cell" style:parent-style-name="Default" style:data-style-name="N63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3" style:family="table-cell" style:parent-style-name="Default" style:data-style-name="N67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4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7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3.65125cm" style:use-optimal-column-width="true"/>
    </style:style>
    <style:style style:name="ro1" style:family="table-row">
      <style:table-row-properties style:row-height="10.1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49.5pt" style:use-optimal-row-height="false" fo:break-before="auto"/>
    </style:style>
    <style:style style:name="ro4" style:family="table-row">
      <style:table-row-properties style:row-height="4.9pt" style:use-optimal-row-height="false" fo:break-before="auto"/>
    </style:style>
    <style:style style:name="ro5" style:family="table-row">
      <style:table-row-properties style:row-height="8.2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10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fert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3" table:default-cell-style-name="ce43"/>
        <table:table-column table:style-name="co4" table:number-columns-repeated="16373" table:default-cell-style-name="ce1"/>
        <table:table-row table:style-name="ro1">
          <table:table-cell office:value-type="string" table:style-name="ce49">
            <text:p>Tabela 1 - Recursos de bens e serviços - 2013</text:p>
          </table:table-cell>
          <table:table-cell table:number-columns-repeated="6" table:style-name="ce49"/>
          <table:table-cell table:number-columns-repeated="3" table:style-name="ce17"/>
          <table:table-cell table:style-name="ce46"/>
          <table:table-cell table:number-columns-repeated="16373" table:style-name="ce18"/>
        </table:table-row>
        <table:table-row table:style-name="ro2">
          <table:table-cell table:number-columns-repeated="6" table:style-name="ce50"/>
          <table:table-cell table:style-name="ce51"/>
          <table:table-cell table:number-columns-repeated="3" table:style-name="ce1"/>
          <table:table-cell table:style-name="ce43"/>
          <table:table-cell table:number-columns-repeated="16373"/>
        </table:table-row>
        <table:table-row table:style-name="ro2">
          <table:table-cell office:value-type="string" table:number-columns-spanned="1" table:number-rows-spanned="2" table:style-name="ce54">
            <text:p>Código</text:p>
            <text:p>do</text:p>
            <text:p>produto</text:p>
          </table:table-cell>
          <table:table-cell office:value-type="string" table:number-columns-spanned="1" table:number-rows-spanned="2" table:style-name="ce56">
            <text:p>Descrição do produto</text:p>
          </table:table-cell>
          <table:table-cell office:value-type="string" table:style-name="ce28">
            <text:p>Oferta de bens e serviços (valores correntes em 1 000 000 R$)</text:p>
          </table:table-cell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style-name="ce28"/>
          <table:table-cell table:style-name="ce29"/>
          <table:table-cell table:style-name="ce30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7">
            <text:p>Oferta total</text:p>
            <text:p>a preço</text:p>
            <text:p>de consumidor</text:p>
          </table:table-cell>
          <table:table-cell office:value-type="string" table:style-name="ce27">
            <text:p>Margem<text:s/></text:p>
            <text:p>de</text:p>
            <text:p>comércio</text:p>
          </table:table-cell>
          <table:table-cell office:value-type="string" table:style-name="ce27">
            <text:p>Margem</text:p>
            <text:p>de</text:p>
            <text:p>transporte</text:p>
          </table:table-cell>
          <table:table-cell office:value-type="string" table:style-name="ce27">
            <text:p>Imposto</text:p>
            <text:p>de</text:p>
            <text:p>importação</text:p>
          </table:table-cell>
          <table:table-cell office:value-type="string" table:style-name="ce27">
            <text:p>IPI</text:p>
          </table:table-cell>
          <table:table-cell office:value-type="string" table:style-name="ce35">
            <text:p>ICMS</text:p>
          </table:table-cell>
          <table:table-cell office:value-type="string" table:style-name="ce27">
            <text:p>Outros impostos menos subsídios</text:p>
          </table:table-cell>
          <table:table-cell office:value-type="string" table:style-name="ce27">
            <text:p>Total de impostos líquidos de subsídios</text:p>
          </table:table-cell>
          <table:table-cell office:value-type="string" table:style-name="ce34">
            <text:p>Oferta total</text:p>
            <text:p><text:s/>a preço básico<text:s/></text:p>
          </table:table-cell>
          <table:table-cell table:number-columns-repeated="16373"/>
        </table:table-row>
        <table:table-row table:style-name="ro4">
          <table:table-cell table:number-columns-repeated="5" table:style-name="ce3"/>
          <table:table-cell table:number-columns-repeated="2" table:style-name="ce4"/>
          <table:table-cell table:number-columns-repeated="2" table:style-name="ce3"/>
          <table:table-cell table:style-name="ce4"/>
          <table:table-cell table:style-name="ce47"/>
          <table:table-cell table:number-columns-repeated="16373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20854" table:style-name="ce36">
            <text:p><text:s text:c="2"/>20 854</text:p>
          </table:table-cell>
          <table:table-cell office:value-type="float" office:value="2104" table:style-name="ce36">
            <text:p><text:s text:c="2"/>2 104</text:p>
          </table:table-cell>
          <table:table-cell office:value-type="float" office:value="962" table:style-name="ce36">
            <text:p><text:s text:c="3"/>962</text:p>
          </table:table-cell>
          <table:table-cell office:value-type="float" office:value="70" table:style-name="ce36">
            <text:p><text:s text:c="3"/>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119" table:style-name="ce36">
            <text:p><text:s text:c="3"/>119</text:p>
          </table:table-cell>
          <table:table-cell office:value-type="float" office:value="221" table:style-name="ce36">
            <text:p><text:s text:c="3"/>221</text:p>
          </table:table-cell>
          <table:table-cell office:value-type="float" office:value="17567" table:style-name="ce36">
            <text:p><text:s text:c="2"/>17 567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33778" table:style-name="ce36">
            <text:p><text:s text:c="2"/>33 778</text:p>
          </table:table-cell>
          <table:table-cell office:value-type="float" office:value="4713" table:style-name="ce36">
            <text:p><text:s text:c="2"/>4 713</text:p>
          </table:table-cell>
          <table:table-cell office:value-type="float" office:value="1770" table:style-name="ce36">
            <text:p><text:s text:c="2"/>1 7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4" table:style-name="ce36">
            <text:p><text:s text:c="3"/>134</text:p>
          </table:table-cell>
          <table:table-cell office:value-type="float" office:value="-75" table:style-name="ce36">
            <text:p><text:s/>(-) <text:s text:c="2"/>75</text:p>
          </table:table-cell>
          <table:table-cell office:value-type="float" office:value="59" table:style-name="ce36">
            <text:p><text:s text:c="3"/>59</text:p>
          </table:table-cell>
          <table:table-cell office:value-type="float" office:value="27236" table:style-name="ce36">
            <text:p><text:s text:c="2"/>27 236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8907" table:style-name="ce36">
            <text:p><text:s text:c="2"/>8 907</text:p>
          </table:table-cell>
          <table:table-cell office:value-type="float" office:value="572" table:style-name="ce36">
            <text:p><text:s text:c="3"/>572</text:p>
          </table:table-cell>
          <table:table-cell office:value-type="float" office:value="208" table:style-name="ce36">
            <text:p><text:s text:c="3"/>208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138" table:style-name="ce36">
            <text:p><text:s text:c="3"/>138</text:p>
          </table:table-cell>
          <table:table-cell office:value-type="float" office:value="167" table:style-name="ce36">
            <text:p><text:s text:c="3"/>167</text:p>
          </table:table-cell>
          <table:table-cell office:value-type="float" office:value="7960" table:style-name="ce36">
            <text:p><text:s text:c="2"/>7 960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48270" table:style-name="ce36">
            <text:p><text:s text:c="2"/>48 2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82" table:style-name="ce36">
            <text:p><text:s text:c="2"/>2 08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1278" table:style-name="ce36">
            <text:p><text:s text:c="2"/>1 278</text:p>
          </table:table-cell>
          <table:table-cell office:value-type="float" office:value="1325" table:style-name="ce36">
            <text:p><text:s text:c="2"/>1 325</text:p>
          </table:table-cell>
          <table:table-cell office:value-type="float" office:value="44863" table:style-name="ce36">
            <text:p><text:s text:c="2"/>44 863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91213" table:style-name="ce36">
            <text:p><text:s text:c="2"/>91 213</text:p>
          </table:table-cell>
          <table:table-cell office:value-type="float" office:value="4311" table:style-name="ce36">
            <text:p><text:s text:c="2"/>4 311</text:p>
          </table:table-cell>
          <table:table-cell office:value-type="float" office:value="2047" table:style-name="ce36">
            <text:p><text:s text:c="2"/>2 0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1" table:style-name="ce36">
            <text:p><text:s text:c="3"/>91</text:p>
          </table:table-cell>
          <table:table-cell office:value-type="float" office:value="275" table:style-name="ce36">
            <text:p><text:s text:c="3"/>275</text:p>
          </table:table-cell>
          <table:table-cell office:value-type="float" office:value="366" table:style-name="ce36">
            <text:p><text:s text:c="3"/>366</text:p>
          </table:table-cell>
          <table:table-cell office:value-type="float" office:value="84489" table:style-name="ce36">
            <text:p><text:s text:c="2"/>84 489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68893" table:style-name="ce37">
            <text:p><text:s text:c="2"/>68 893</text:p>
          </table:table-cell>
          <table:table-cell office:value-type="float" office:value="13700" table:style-name="ce37">
            <text:p><text:s text:c="2"/>13 700</text:p>
          </table:table-cell>
          <table:table-cell office:value-type="float" office:value="1109" table:style-name="ce37">
            <text:p><text:s text:c="2"/>1 109</text:p>
          </table:table-cell>
          <table:table-cell office:value-type="float" office:value="153" table:style-name="ce37">
            <text:p><text:s text:c="3"/>15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45" table:style-name="ce37">
            <text:p><text:s text:c="2"/>1 645</text:p>
          </table:table-cell>
          <table:table-cell office:value-type="float" office:value="-31" table:style-name="ce37">
            <text:p><text:s/>(-) <text:s text:c="2"/>31</text:p>
          </table:table-cell>
          <table:table-cell office:value-type="float" office:value="1767" table:style-name="ce37">
            <text:p><text:s text:c="2"/>1 767</text:p>
          </table:table-cell>
          <table:table-cell office:value-type="float" office:value="52317" table:style-name="ce37">
            <text:p><text:s text:c="2"/>52 317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7554" table:style-name="ce37">
            <text:p><text:s text:c="2"/>7 554</text:p>
          </table:table-cell>
          <table:table-cell office:value-type="float" office:value="2014" table:style-name="ce37">
            <text:p><text:s text:c="2"/>2 014</text:p>
          </table:table-cell>
          <table:table-cell office:value-type="float" office:value="606" table:style-name="ce37">
            <text:p><text:s text:c="3"/>606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7" table:style-name="ce37">
            <text:p><text:s text:c="3"/>7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9" table:style-name="ce37">
            <text:p><text:s text:c="3"/>79</text:p>
          </table:table-cell>
          <table:table-cell office:value-type="float" office:value="4855" table:style-name="ce37">
            <text:p><text:s text:c="2"/>4 855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13478" table:style-name="ce37">
            <text:p><text:s text:c="2"/>13 478</text:p>
          </table:table-cell>
          <table:table-cell office:value-type="float" office:value="749" table:style-name="ce37">
            <text:p><text:s text:c="3"/>749</text:p>
          </table:table-cell>
          <table:table-cell office:value-type="float" office:value="162" table:style-name="ce37">
            <text:p><text:s text:c="3"/>16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0" table:style-name="ce37">
            <text:p><text:s text:c="3"/>30</text:p>
          </table:table-cell>
          <table:table-cell office:value-type="float" office:value="-268" table:style-name="ce37">
            <text:p><text:s/>(-) <text:s text:c="2"/>268</text:p>
          </table:table-cell>
          <table:table-cell office:value-type="float" office:value="-238" table:style-name="ce37">
            <text:p><text:s/>(-) <text:s text:c="2"/>238</text:p>
          </table:table-cell>
          <table:table-cell office:value-type="float" office:value="12805" table:style-name="ce37">
            <text:p><text:s text:c="2"/>12 805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25895" table:style-name="ce37">
            <text:p><text:s text:c="2"/>25 895</text:p>
          </table:table-cell>
          <table:table-cell office:value-type="float" office:value="6076" table:style-name="ce37">
            <text:p><text:s text:c="2"/>6 076</text:p>
          </table:table-cell>
          <table:table-cell office:value-type="float" office:value="499" table:style-name="ce37">
            <text:p><text:s text:c="3"/>499</text:p>
          </table:table-cell>
          <table:table-cell office:value-type="float" office:value="48" table:style-name="ce37">
            <text:p><text:s text:c="3"/>4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59" table:style-name="ce37">
            <text:p><text:s text:c="3"/>759</text:p>
          </table:table-cell>
          <table:table-cell office:value-type="float" office:value="362" table:style-name="ce37">
            <text:p><text:s text:c="3"/>362</text:p>
          </table:table-cell>
          <table:table-cell office:value-type="float" office:value="1169" table:style-name="ce37">
            <text:p><text:s text:c="2"/>1 169</text:p>
          </table:table-cell>
          <table:table-cell office:value-type="float" office:value="18151" table:style-name="ce37">
            <text:p><text:s text:c="2"/>18 151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61583" table:style-name="ce37">
            <text:p><text:s text:c="2"/>61 583</text:p>
          </table:table-cell>
          <table:table-cell office:value-type="float" office:value="4195" table:style-name="ce37">
            <text:p><text:s text:c="2"/>4 195</text:p>
          </table:table-cell>
          <table:table-cell office:value-type="float" office:value="93" table:style-name="ce37">
            <text:p><text:s text:c="3"/>9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22" table:style-name="ce37">
            <text:p><text:s text:c="3"/>922</text:p>
          </table:table-cell>
          <table:table-cell office:value-type="float" office:value="872" table:style-name="ce37">
            <text:p><text:s text:c="3"/>872</text:p>
          </table:table-cell>
          <table:table-cell office:value-type="float" office:value="1794" table:style-name="ce37">
            <text:p><text:s text:c="2"/>1 794</text:p>
          </table:table-cell>
          <table:table-cell office:value-type="float" office:value="55501" table:style-name="ce37">
            <text:p><text:s text:c="2"/>55 501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28936" table:style-name="ce36">
            <text:p><text:s text:c="2"/>28 936</text:p>
          </table:table-cell>
          <table:table-cell office:value-type="float" office:value="3661" table:style-name="ce36">
            <text:p><text:s text:c="2"/>3 661</text:p>
          </table:table-cell>
          <table:table-cell office:value-type="float" office:value="786" table:style-name="ce36">
            <text:p><text:s text:c="3"/>78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1" table:style-name="ce36">
            <text:p><text:s text:c="3"/>251</text:p>
          </table:table-cell>
          <table:table-cell office:value-type="float" office:value="245" table:style-name="ce36">
            <text:p><text:s text:c="3"/>245</text:p>
          </table:table-cell>
          <table:table-cell office:value-type="float" office:value="496" table:style-name="ce36">
            <text:p><text:s text:c="3"/>496</text:p>
          </table:table-cell>
          <table:table-cell office:value-type="float" office:value="23993" table:style-name="ce36">
            <text:p><text:s text:c="2"/>23 993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7938" table:style-name="ce36">
            <text:p><text:s text:c="2"/>7 938</text:p>
          </table:table-cell>
          <table:table-cell office:value-type="float" office:value="448" table:style-name="ce36">
            <text:p><text:s text:c="3"/>448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139" table:style-name="ce36">
            <text:p><text:s text:c="3"/>139</text:p>
          </table:table-cell>
          <table:table-cell office:value-type="float" office:value="167" table:style-name="ce36">
            <text:p><text:s text:c="3"/>167</text:p>
          </table:table-cell>
          <table:table-cell office:value-type="float" office:value="7320" table:style-name="ce36">
            <text:p><text:s text:c="2"/>7 320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23508" table:style-name="ce36">
            <text:p><text:s text:c="2"/>23 508</text:p>
          </table:table-cell>
          <table:table-cell office:value-type="float" office:value="1943" table:style-name="ce36">
            <text:p><text:s text:c="2"/>1 943</text:p>
          </table:table-cell>
          <table:table-cell office:value-type="float" office:value="127" table:style-name="ce36">
            <text:p><text:s text:c="3"/>1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0" table:style-name="ce36">
            <text:p><text:s text:c="3"/>450</text:p>
          </table:table-cell>
          <table:table-cell office:value-type="float" office:value="460" table:style-name="ce36">
            <text:p><text:s text:c="3"/>460</text:p>
          </table:table-cell>
          <table:table-cell office:value-type="float" office:value="910" table:style-name="ce36">
            <text:p><text:s text:c="3"/>910</text:p>
          </table:table-cell>
          <table:table-cell office:value-type="float" office:value="20528" table:style-name="ce36">
            <text:p><text:s text:c="2"/>20 528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27937" table:style-name="ce36">
            <text:p><text:s text:c="2"/>27 937</text:p>
          </table:table-cell>
          <table:table-cell office:value-type="float" office:value="3119" table:style-name="ce36">
            <text:p><text:s text:c="2"/>3 119</text:p>
          </table:table-cell>
          <table:table-cell office:value-type="float" office:value="391" table:style-name="ce36">
            <text:p><text:s text:c="3"/>391</text:p>
          </table:table-cell>
          <table:table-cell office:value-type="float" office:value="58" table:style-name="ce36">
            <text:p><text:s text:c="3"/>5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46" table:style-name="ce36">
            <text:p><text:s text:c="2"/>1 646</text:p>
          </table:table-cell>
          <table:table-cell office:value-type="float" office:value="489" table:style-name="ce36">
            <text:p><text:s text:c="3"/>489</text:p>
          </table:table-cell>
          <table:table-cell office:value-type="float" office:value="2193" table:style-name="ce36">
            <text:p><text:s text:c="2"/>2 193</text:p>
          </table:table-cell>
          <table:table-cell office:value-type="float" office:value="22234" table:style-name="ce36">
            <text:p><text:s text:c="2"/>22 234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13835" table:style-name="ce36">
            <text:p><text:s text:c="2"/>13 835</text:p>
          </table:table-cell>
          <table:table-cell office:value-type="float" office:value="2193" table:style-name="ce36">
            <text:p><text:s text:c="2"/>2 193</text:p>
          </table:table-cell>
          <table:table-cell office:value-type="float" office:value="55" table:style-name="ce36">
            <text:p><text:s text:c="3"/>55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26" table:style-name="ce36">
            <text:p><text:s text:c="3"/>826</text:p>
          </table:table-cell>
          <table:table-cell office:value-type="float" office:value="183" table:style-name="ce36">
            <text:p><text:s text:c="3"/>183</text:p>
          </table:table-cell>
          <table:table-cell office:value-type="float" office:value="1010" table:style-name="ce36">
            <text:p><text:s text:c="2"/>1 010</text:p>
          </table:table-cell>
          <table:table-cell office:value-type="float" office:value="10577" table:style-name="ce36">
            <text:p><text:s text:c="2"/>10 577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7908" table:style-name="ce37">
            <text:p><text:s text:c="2"/>7 90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77" table:style-name="ce37">
            <text:p><text:s text:c="3"/>87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031" table:style-name="ce37">
            <text:p><text:s text:c="2"/>7 031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27370" table:style-name="ce37">
            <text:p><text:s text:c="2"/>27 370</text:p>
          </table:table-cell>
          <table:table-cell office:value-type="float" office:value="4414" table:style-name="ce37">
            <text:p><text:s text:c="2"/>4 414</text:p>
          </table:table-cell>
          <table:table-cell office:value-type="float" office:value="1616" table:style-name="ce37">
            <text:p><text:s text:c="2"/>1 616</text:p>
          </table:table-cell>
          <table:table-cell office:value-type="float" office:value="18" table:style-name="ce37">
            <text:p><text:s text:c="3"/>1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11" table:style-name="ce37">
            <text:p><text:s text:c="2"/>1 211</text:p>
          </table:table-cell>
          <table:table-cell office:value-type="float" office:value="550" table:style-name="ce37">
            <text:p><text:s text:c="3"/>550</text:p>
          </table:table-cell>
          <table:table-cell office:value-type="float" office:value="1779" table:style-name="ce37">
            <text:p><text:s text:c="2"/>1 779</text:p>
          </table:table-cell>
          <table:table-cell office:value-type="float" office:value="19561" table:style-name="ce37">
            <text:p><text:s text:c="2"/>19 561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233483" table:style-name="ce37">
            <text:p><text:s text:c="2"/>233 48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56" table:style-name="ce37">
            <text:p><text:s text:c="3"/>75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411" table:style-name="ce37">
            <text:p><text:s text:c="2"/>3 411</text:p>
          </table:table-cell>
          <table:table-cell office:value-type="float" office:value="3411" table:style-name="ce37">
            <text:p><text:s text:c="2"/>3 411</text:p>
          </table:table-cell>
          <table:table-cell office:value-type="float" office:value="229316" table:style-name="ce37">
            <text:p><text:s text:c="2"/>229 316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87624" table:style-name="ce37">
            <text:p><text:s text:c="2"/>87 624</text:p>
          </table:table-cell>
          <table:table-cell office:value-type="float" office:value="7347" table:style-name="ce37">
            <text:p><text:s text:c="2"/>7 347</text:p>
          </table:table-cell>
          <table:table-cell office:value-type="float" office:value="2268" table:style-name="ce37">
            <text:p><text:s text:c="2"/>2 26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9" table:style-name="ce37">
            <text:p><text:s text:c="3"/>239</text:p>
          </table:table-cell>
          <table:table-cell office:value-type="float" office:value="239" table:style-name="ce37">
            <text:p><text:s text:c="3"/>239</text:p>
          </table:table-cell>
          <table:table-cell office:value-type="float" office:value="77770" table:style-name="ce37">
            <text:p><text:s text:c="2"/>77 770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18194" table:style-name="ce37">
            <text:p><text:s text:c="2"/>18 194</text:p>
          </table:table-cell>
          <table:table-cell office:value-type="float" office:value="2580" table:style-name="ce37">
            <text:p><text:s text:c="2"/>2 580</text:p>
          </table:table-cell>
          <table:table-cell office:value-type="float" office:value="877" table:style-name="ce37">
            <text:p><text:s text:c="3"/>877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25" table:style-name="ce37">
            <text:p><text:s text:c="3"/>525</text:p>
          </table:table-cell>
          <table:table-cell office:value-type="float" office:value="528" table:style-name="ce37">
            <text:p><text:s text:c="3"/>528</text:p>
          </table:table-cell>
          <table:table-cell office:value-type="float" office:value="14209" table:style-name="ce37">
            <text:p><text:s text:c="2"/>14 209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137219" table:style-name="ce36">
            <text:p><text:s text:c="2"/>137 219</text:p>
          </table:table-cell>
          <table:table-cell office:value-type="float" office:value="27309" table:style-name="ce36">
            <text:p><text:s text:c="2"/>27 309</text:p>
          </table:table-cell>
          <table:table-cell office:value-type="float" office:value="1115" table:style-name="ce36">
            <text:p><text:s text:c="2"/>1 115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091" table:style-name="ce36">
            <text:p><text:s text:c="2"/>9 091</text:p>
          </table:table-cell>
          <table:table-cell office:value-type="float" office:value="1058" table:style-name="ce36">
            <text:p><text:s text:c="2"/>1 058</text:p>
          </table:table-cell>
          <table:table-cell office:value-type="float" office:value="10177" table:style-name="ce36">
            <text:p><text:s text:c="2"/>10 177</text:p>
          </table:table-cell>
          <table:table-cell office:value-type="float" office:value="98618" table:style-name="ce36">
            <text:p><text:s text:c="2"/>98 618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14066" table:style-name="ce36">
            <text:p><text:s text:c="2"/>14 066</text:p>
          </table:table-cell>
          <table:table-cell office:value-type="float" office:value="1502" table:style-name="ce36">
            <text:p><text:s text:c="2"/>1 502</text:p>
          </table:table-cell>
          <table:table-cell office:value-type="float" office:value="91" table:style-name="ce36">
            <text:p><text:s text:c="3"/>9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37" table:style-name="ce36">
            <text:p><text:s text:c="3"/>637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687" table:style-name="ce36">
            <text:p><text:s text:c="3"/>687</text:p>
          </table:table-cell>
          <table:table-cell office:value-type="float" office:value="11786" table:style-name="ce36">
            <text:p><text:s text:c="2"/>11 78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54152" table:style-name="ce36">
            <text:p><text:s text:c="2"/>54 152</text:p>
          </table:table-cell>
          <table:table-cell office:value-type="float" office:value="7518" table:style-name="ce36">
            <text:p><text:s text:c="2"/>7 518</text:p>
          </table:table-cell>
          <table:table-cell office:value-type="float" office:value="613" table:style-name="ce36">
            <text:p><text:s text:c="3"/>6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63" table:style-name="ce36">
            <text:p><text:s text:c="2"/>3 063</text:p>
          </table:table-cell>
          <table:table-cell office:value-type="float" office:value="120" table:style-name="ce36">
            <text:p><text:s text:c="3"/>120</text:p>
          </table:table-cell>
          <table:table-cell office:value-type="float" office:value="3183" table:style-name="ce36">
            <text:p><text:s text:c="2"/>3 183</text:p>
          </table:table-cell>
          <table:table-cell office:value-type="float" office:value="42838" table:style-name="ce36">
            <text:p><text:s text:c="2"/>42 838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9492" table:style-name="ce36">
            <text:p><text:s text:c="2"/>9 492</text:p>
          </table:table-cell>
          <table:table-cell office:value-type="float" office:value="1681" table:style-name="ce36">
            <text:p><text:s text:c="2"/>1 681</text:p>
          </table:table-cell>
          <table:table-cell office:value-type="float" office:value="77" table:style-name="ce36">
            <text:p><text:s text:c="3"/>77</text:p>
          </table:table-cell>
          <table:table-cell office:value-type="float" office:value="120" table:style-name="ce36">
            <text:p><text:s text:c="3"/>120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918" table:style-name="ce36">
            <text:p><text:s text:c="3"/>918</text:p>
          </table:table-cell>
          <table:table-cell office:value-type="float" office:value="182" table:style-name="ce36">
            <text:p><text:s text:c="3"/>182</text:p>
          </table:table-cell>
          <table:table-cell office:value-type="float" office:value="1256" table:style-name="ce36">
            <text:p><text:s text:c="2"/>1 256</text:p>
          </table:table-cell>
          <table:table-cell office:value-type="float" office:value="6478" table:style-name="ce36">
            <text:p><text:s text:c="2"/>6 478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25591" table:style-name="ce36">
            <text:p><text:s text:c="2"/>25 591</text:p>
          </table:table-cell>
          <table:table-cell office:value-type="float" office:value="3905" table:style-name="ce36">
            <text:p><text:s text:c="2"/>3 905</text:p>
          </table:table-cell>
          <table:table-cell office:value-type="float" office:value="437" table:style-name="ce36">
            <text:p><text:s text:c="3"/>4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36" table:style-name="ce36">
            <text:p><text:s text:c="2"/>2 036</text:p>
          </table:table-cell>
          <table:table-cell office:value-type="float" office:value="651" table:style-name="ce36">
            <text:p><text:s text:c="3"/>651</text:p>
          </table:table-cell>
          <table:table-cell office:value-type="float" office:value="2687" table:style-name="ce36">
            <text:p><text:s text:c="2"/>2 687</text:p>
          </table:table-cell>
          <table:table-cell office:value-type="float" office:value="18562" table:style-name="ce36">
            <text:p><text:s text:c="2"/>18 562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59959" table:style-name="ce37">
            <text:p><text:s text:c="2"/>59 959</text:p>
          </table:table-cell>
          <table:table-cell office:value-type="float" office:value="10728" table:style-name="ce37">
            <text:p><text:s text:c="2"/>10 728</text:p>
          </table:table-cell>
          <table:table-cell office:value-type="float" office:value="418" table:style-name="ce37">
            <text:p><text:s text:c="3"/>418</text:p>
          </table:table-cell>
          <table:table-cell office:value-type="float" office:value="59" table:style-name="ce37">
            <text:p><text:s text:c="3"/>59</text:p>
          </table:table-cell>
          <table:table-cell office:value-type="float" office:value="226" table:style-name="ce37">
            <text:p><text:s text:c="3"/>226</text:p>
          </table:table-cell>
          <table:table-cell office:value-type="float" office:value="6605" table:style-name="ce37">
            <text:p><text:s text:c="2"/>6 605</text:p>
          </table:table-cell>
          <table:table-cell office:value-type="float" office:value="1421" table:style-name="ce37">
            <text:p><text:s text:c="2"/>1 421</text:p>
          </table:table-cell>
          <table:table-cell office:value-type="float" office:value="8311" table:style-name="ce37">
            <text:p><text:s text:c="2"/>8 311</text:p>
          </table:table-cell>
          <table:table-cell office:value-type="float" office:value="40502" table:style-name="ce37">
            <text:p><text:s text:c="2"/>40 502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48639" table:style-name="ce38">
            <text:p><text:s text:c="2"/>48 639</text:p>
          </table:table-cell>
          <table:table-cell office:value-type="float" office:value="6090" table:style-name="ce38">
            <text:p><text:s text:c="2"/>6 090</text:p>
          </table:table-cell>
          <table:table-cell office:value-type="float" office:value="1425" table:style-name="ce38">
            <text:p><text:s text:c="2"/>1 425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69" table:style-name="ce38">
            <text:p><text:s text:c="3"/>69</text:p>
          </table:table-cell>
          <table:table-cell office:value-type="float" office:value="1168" table:style-name="ce38">
            <text:p><text:s text:c="2"/>1 168</text:p>
          </table:table-cell>
          <table:table-cell office:value-type="float" office:value="58" table:style-name="ce38">
            <text:p><text:s text:c="3"/>58</text:p>
          </table:table-cell>
          <table:table-cell office:value-type="float" office:value="1296" table:style-name="ce38">
            <text:p><text:s text:c="2"/>1 296</text:p>
          </table:table-cell>
          <table:table-cell office:value-type="float" office:value="39828" table:style-name="ce38">
            <text:p><text:s text:c="2"/>39 828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36326" table:style-name="ce37">
            <text:p><text:s text:c="2"/>36 326</text:p>
          </table:table-cell>
          <table:table-cell office:value-type="float" office:value="7918" table:style-name="ce37">
            <text:p><text:s text:c="2"/>7 918</text:p>
          </table:table-cell>
          <table:table-cell office:value-type="float" office:value="327" table:style-name="ce37">
            <text:p><text:s text:c="3"/>327</text:p>
          </table:table-cell>
          <table:table-cell office:value-type="float" office:value="186" table:style-name="ce37">
            <text:p><text:s text:c="3"/>18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595" table:style-name="ce37">
            <text:p><text:s text:c="2"/>3 595</text:p>
          </table:table-cell>
          <table:table-cell office:value-type="float" office:value="636" table:style-name="ce37">
            <text:p><text:s text:c="3"/>636</text:p>
          </table:table-cell>
          <table:table-cell office:value-type="float" office:value="4417" table:style-name="ce37">
            <text:p><text:s text:c="2"/>4 417</text:p>
          </table:table-cell>
          <table:table-cell office:value-type="float" office:value="23664" table:style-name="ce37">
            <text:p><text:s text:c="2"/>23 664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66007" table:style-name="ce37">
            <text:p><text:s text:c="2"/>66 007</text:p>
          </table:table-cell>
          <table:table-cell office:value-type="float" office:value="5326" table:style-name="ce37">
            <text:p><text:s text:c="2"/>5 326</text:p>
          </table:table-cell>
          <table:table-cell office:value-type="float" office:value="1639" table:style-name="ce37">
            <text:p><text:s text:c="2"/>1 639</text:p>
          </table:table-cell>
          <table:table-cell office:value-type="float" office:value="152" table:style-name="ce37">
            <text:p><text:s text:c="3"/>15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95" table:style-name="ce37">
            <text:p><text:s text:c="2"/>2 695</text:p>
          </table:table-cell>
          <table:table-cell office:value-type="float" office:value="1122" table:style-name="ce37">
            <text:p><text:s text:c="2"/>1 122</text:p>
          </table:table-cell>
          <table:table-cell office:value-type="float" office:value="3969" table:style-name="ce37">
            <text:p><text:s text:c="2"/>3 969</text:p>
          </table:table-cell>
          <table:table-cell office:value-type="float" office:value="55073" table:style-name="ce37">
            <text:p><text:s text:c="2"/>55 073</text:p>
          </table:table-cell>
          <table:table-cell table:number-columns-repeated="16373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15814" table:style-name="ce37">
            <text:p><text:s text:c="2"/>15 814</text:p>
          </table:table-cell>
          <table:table-cell office:value-type="float" office:value="3961" table:style-name="ce37">
            <text:p><text:s text:c="2"/>3 961</text:p>
          </table:table-cell>
          <table:table-cell office:value-type="float" office:value="178" table:style-name="ce37">
            <text:p><text:s text:c="3"/>178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42" table:style-name="ce37">
            <text:p><text:s text:c="2"/>1 542</text:p>
          </table:table-cell>
          <table:table-cell office:value-type="float" office:value="71" table:style-name="ce37">
            <text:p><text:s text:c="3"/>71</text:p>
          </table:table-cell>
          <table:table-cell office:value-type="float" office:value="1624" table:style-name="ce37">
            <text:p><text:s text:c="2"/>1 624</text:p>
          </table:table-cell>
          <table:table-cell office:value-type="float" office:value="10051" table:style-name="ce37">
            <text:p><text:s text:c="2"/>10 05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22163" table:style-name="ce36">
            <text:p><text:s text:c="2"/>22 163</text:p>
          </table:table-cell>
          <table:table-cell office:value-type="float" office:value="6340" table:style-name="ce36">
            <text:p><text:s text:c="2"/>6 340</text:p>
          </table:table-cell>
          <table:table-cell office:value-type="float" office:value="342" table:style-name="ce36">
            <text:p><text:s text:c="3"/>342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07" table:style-name="ce36">
            <text:p><text:s text:c="2"/>1 107</text:p>
          </table:table-cell>
          <table:table-cell office:value-type="float" office:value="508" table:style-name="ce36">
            <text:p><text:s text:c="3"/>508</text:p>
          </table:table-cell>
          <table:table-cell office:value-type="float" office:value="1619" table:style-name="ce36">
            <text:p><text:s text:c="2"/>1 619</text:p>
          </table:table-cell>
          <table:table-cell office:value-type="float" office:value="13862" table:style-name="ce36">
            <text:p><text:s text:c="2"/>13 86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49123" table:style-name="ce36">
            <text:p><text:s text:c="2"/>49 123</text:p>
          </table:table-cell>
          <table:table-cell office:value-type="float" office:value="10684" table:style-name="ce36">
            <text:p><text:s text:c="2"/>10 684</text:p>
          </table:table-cell>
          <table:table-cell office:value-type="float" office:value="665" table:style-name="ce36">
            <text:p><text:s text:c="3"/>665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2272" table:style-name="ce36">
            <text:p><text:s text:c="2"/>2 272</text:p>
          </table:table-cell>
          <table:table-cell office:value-type="float" office:value="991" table:style-name="ce36">
            <text:p><text:s text:c="3"/>991</text:p>
          </table:table-cell>
          <table:table-cell office:value-type="float" office:value="3289" table:style-name="ce36">
            <text:p><text:s text:c="2"/>3 289</text:p>
          </table:table-cell>
          <table:table-cell office:value-type="float" office:value="34485" table:style-name="ce36">
            <text:p><text:s text:c="2"/>34 48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34979" table:style-name="ce36">
            <text:p><text:s text:c="2"/>34 979</text:p>
          </table:table-cell>
          <table:table-cell office:value-type="float" office:value="6448" table:style-name="ce36">
            <text:p><text:s text:c="2"/>6 448</text:p>
          </table:table-cell>
          <table:table-cell office:value-type="float" office:value="1002" table:style-name="ce36">
            <text:p><text:s text:c="2"/>1 002</text:p>
          </table:table-cell>
          <table:table-cell office:value-type="float" office:value="41" table:style-name="ce36">
            <text:p><text:s text:c="3"/>41</text:p>
          </table:table-cell>
          <table:table-cell office:value-type="float" office:value="123" table:style-name="ce36">
            <text:p><text:s text:c="3"/>123</text:p>
          </table:table-cell>
          <table:table-cell office:value-type="float" office:value="1434" table:style-name="ce36">
            <text:p><text:s text:c="2"/>1 434</text:p>
          </table:table-cell>
          <table:table-cell office:value-type="float" office:value="770" table:style-name="ce36">
            <text:p><text:s text:c="3"/>770</text:p>
          </table:table-cell>
          <table:table-cell office:value-type="float" office:value="2368" table:style-name="ce36">
            <text:p><text:s text:c="2"/>2 368</text:p>
          </table:table-cell>
          <table:table-cell office:value-type="float" office:value="25161" table:style-name="ce36">
            <text:p><text:s text:c="2"/>25 16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146055" table:style-name="ce36">
            <text:p><text:s text:c="2"/>146 055</text:p>
          </table:table-cell>
          <table:table-cell office:value-type="float" office:value="36141" table:style-name="ce36">
            <text:p><text:s text:c="2"/>36 141</text:p>
          </table:table-cell>
          <table:table-cell office:value-type="float" office:value="747" table:style-name="ce36">
            <text:p><text:s text:c="3"/>747</text:p>
          </table:table-cell>
          <table:table-cell office:value-type="float" office:value="281" table:style-name="ce36">
            <text:p><text:s text:c="3"/>281</text:p>
          </table:table-cell>
          <table:table-cell office:value-type="float" office:value="379" table:style-name="ce36">
            <text:p><text:s text:c="3"/>379</text:p>
          </table:table-cell>
          <table:table-cell office:value-type="float" office:value="13260" table:style-name="ce36">
            <text:p><text:s text:c="2"/>13 260</text:p>
          </table:table-cell>
          <table:table-cell office:value-type="float" office:value="2397" table:style-name="ce36">
            <text:p><text:s text:c="2"/>2 397</text:p>
          </table:table-cell>
          <table:table-cell office:value-type="float" office:value="16317" table:style-name="ce36">
            <text:p><text:s text:c="2"/>16 317</text:p>
          </table:table-cell>
          <table:table-cell office:value-type="float" office:value="92850" table:style-name="ce36">
            <text:p><text:s text:c="2"/>92 850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115059" table:style-name="ce36">
            <text:p><text:s text:c="2"/>115 059</text:p>
          </table:table-cell>
          <table:table-cell office:value-type="float" office:value="17583" table:style-name="ce36">
            <text:p><text:s text:c="2"/>17 583</text:p>
          </table:table-cell>
          <table:table-cell office:value-type="float" office:value="1725" table:style-name="ce36">
            <text:p><text:s text:c="2"/>1 725</text:p>
          </table:table-cell>
          <table:table-cell office:value-type="float" office:value="224" table:style-name="ce36">
            <text:p><text:s text:c="3"/>224</text:p>
          </table:table-cell>
          <table:table-cell office:value-type="float" office:value="4249" table:style-name="ce36">
            <text:p><text:s text:c="2"/>4 249</text:p>
          </table:table-cell>
          <table:table-cell office:value-type="float" office:value="11635" table:style-name="ce36">
            <text:p><text:s text:c="2"/>11 635</text:p>
          </table:table-cell>
          <table:table-cell office:value-type="float" office:value="8867" table:style-name="ce36">
            <text:p><text:s text:c="2"/>8 867</text:p>
          </table:table-cell>
          <table:table-cell office:value-type="float" office:value="24975" table:style-name="ce36">
            <text:p><text:s text:c="2"/>24 975</text:p>
          </table:table-cell>
          <table:table-cell office:value-type="float" office:value="70776" table:style-name="ce36">
            <text:p><text:s text:c="2"/>70 776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29761" table:style-name="ce37">
            <text:p><text:s text:c="2"/>29 761</text:p>
          </table:table-cell>
          <table:table-cell office:value-type="float" office:value="2430" table:style-name="ce37">
            <text:p><text:s text:c="2"/>2 430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3425" table:style-name="ce37">
            <text:p><text:s text:c="2"/>3 425</text:p>
          </table:table-cell>
          <table:table-cell office:value-type="float" office:value="3710" table:style-name="ce37">
            <text:p><text:s text:c="2"/>3 710</text:p>
          </table:table-cell>
          <table:table-cell office:value-type="float" office:value="883" table:style-name="ce37">
            <text:p><text:s text:c="3"/>883</text:p>
          </table:table-cell>
          <table:table-cell office:value-type="float" office:value="8022" table:style-name="ce37">
            <text:p><text:s text:c="2"/>8 022</text:p>
          </table:table-cell>
          <table:table-cell office:value-type="float" office:value="19285" table:style-name="ce37">
            <text:p><text:s text:c="2"/>19 285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4966" table:style-name="ce37">
            <text:p><text:s text:c="2"/>14 966</text:p>
          </table:table-cell>
          <table:table-cell office:value-type="float" office:value="2473" table:style-name="ce37">
            <text:p><text:s text:c="2"/>2 473</text:p>
          </table:table-cell>
          <table:table-cell office:value-type="float" office:value="142" table:style-name="ce37">
            <text:p><text:s text:c="3"/>142</text:p>
          </table:table-cell>
          <table:table-cell office:value-type="float" office:value="344" table:style-name="ce37">
            <text:p><text:s text:c="3"/>34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04" table:style-name="ce37">
            <text:p><text:s text:c="3"/>404</text:p>
          </table:table-cell>
          <table:table-cell office:value-type="float" office:value="445" table:style-name="ce37">
            <text:p><text:s text:c="3"/>445</text:p>
          </table:table-cell>
          <table:table-cell office:value-type="float" office:value="1193" table:style-name="ce37">
            <text:p><text:s text:c="2"/>1 193</text:p>
          </table:table-cell>
          <table:table-cell office:value-type="float" office:value="11158" table:style-name="ce37">
            <text:p><text:s text:c="2"/>11 158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28747" table:style-name="ce37">
            <text:p><text:s text:c="2"/>28 747</text:p>
          </table:table-cell>
          <table:table-cell office:value-type="float" office:value="4684" table:style-name="ce37">
            <text:p><text:s text:c="2"/>4 684</text:p>
          </table:table-cell>
          <table:table-cell office:value-type="float" office:value="310" table:style-name="ce37">
            <text:p><text:s text:c="3"/>310</text:p>
          </table:table-cell>
          <table:table-cell office:value-type="float" office:value="959" table:style-name="ce37">
            <text:p><text:s text:c="3"/>959</text:p>
          </table:table-cell>
          <table:table-cell office:value-type="float" office:value="65" table:style-name="ce37">
            <text:p><text:s text:c="3"/>65</text:p>
          </table:table-cell>
          <table:table-cell office:value-type="float" office:value="1038" table:style-name="ce37">
            <text:p><text:s text:c="2"/>1 038</text:p>
          </table:table-cell>
          <table:table-cell office:value-type="float" office:value="901" table:style-name="ce37">
            <text:p><text:s text:c="3"/>901</text:p>
          </table:table-cell>
          <table:table-cell office:value-type="float" office:value="2963" table:style-name="ce37">
            <text:p><text:s text:c="2"/>2 963</text:p>
          </table:table-cell>
          <table:table-cell office:value-type="float" office:value="20790" table:style-name="ce37">
            <text:p><text:s text:c="2"/>20 790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44104" table:style-name="ce37">
            <text:p><text:s text:c="2"/>44 104</text:p>
          </table:table-cell>
          <table:table-cell office:value-type="float" office:value="12889" table:style-name="ce37">
            <text:p><text:s text:c="2"/>12 889</text:p>
          </table:table-cell>
          <table:table-cell office:value-type="float" office:value="385" table:style-name="ce37">
            <text:p><text:s text:c="3"/>385</text:p>
          </table:table-cell>
          <table:table-cell office:value-type="float" office:value="594" table:style-name="ce37">
            <text:p><text:s text:c="3"/>594</text:p>
          </table:table-cell>
          <table:table-cell office:value-type="float" office:value="259" table:style-name="ce37">
            <text:p><text:s text:c="3"/>259</text:p>
          </table:table-cell>
          <table:table-cell office:value-type="float" office:value="4202" table:style-name="ce37">
            <text:p><text:s text:c="2"/>4 202</text:p>
          </table:table-cell>
          <table:table-cell office:value-type="float" office:value="828" table:style-name="ce37">
            <text:p><text:s text:c="3"/>828</text:p>
          </table:table-cell>
          <table:table-cell office:value-type="float" office:value="5883" table:style-name="ce37">
            <text:p><text:s text:c="2"/>5 883</text:p>
          </table:table-cell>
          <table:table-cell office:value-type="float" office:value="24947" table:style-name="ce37">
            <text:p><text:s text:c="2"/>24 947</text:p>
          </table:table-cell>
          <table:table-cell table:number-columns-repeated="16373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131760" table:style-name="ce38">
            <text:p><text:s text:c="2"/>131 760</text:p>
          </table:table-cell>
          <table:table-cell office:value-type="float" office:value="41084" table:style-name="ce38">
            <text:p><text:s text:c="2"/>41 084</text:p>
          </table:table-cell>
          <table:table-cell office:value-type="float" office:value="1004" table:style-name="ce38">
            <text:p><text:s text:c="2"/>1 004</text:p>
          </table:table-cell>
          <table:table-cell office:value-type="float" office:value="1919" table:style-name="ce38">
            <text:p><text:s text:c="2"/>1 91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6806" table:style-name="ce38">
            <text:p><text:s text:c="2"/>16 806</text:p>
          </table:table-cell>
          <table:table-cell office:value-type="float" office:value="1956" table:style-name="ce38">
            <text:p><text:s text:c="2"/>1 956</text:p>
          </table:table-cell>
          <table:table-cell office:value-type="float" office:value="20681" table:style-name="ce38">
            <text:p><text:s text:c="2"/>20 681</text:p>
          </table:table-cell>
          <table:table-cell office:value-type="float" office:value="68991" table:style-name="ce38">
            <text:p><text:s text:c="2"/>68 99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68578" table:style-name="ce36">
            <text:p><text:s text:c="2"/>68 578</text:p>
          </table:table-cell>
          <table:table-cell office:value-type="float" office:value="16638" table:style-name="ce36">
            <text:p><text:s text:c="2"/>16 638</text:p>
          </table:table-cell>
          <table:table-cell office:value-type="float" office:value="646" table:style-name="ce36">
            <text:p><text:s text:c="3"/>646</text:p>
          </table:table-cell>
          <table:table-cell office:value-type="float" office:value="892" table:style-name="ce36">
            <text:p><text:s text:c="3"/>892</text:p>
          </table:table-cell>
          <table:table-cell office:value-type="float" office:value="235" table:style-name="ce36">
            <text:p><text:s text:c="3"/>235</text:p>
          </table:table-cell>
          <table:table-cell office:value-type="float" office:value="8179" table:style-name="ce36">
            <text:p><text:s text:c="2"/>8 179</text:p>
          </table:table-cell>
          <table:table-cell office:value-type="float" office:value="1196" table:style-name="ce36">
            <text:p><text:s text:c="2"/>1 196</text:p>
          </table:table-cell>
          <table:table-cell office:value-type="float" office:value="10502" table:style-name="ce36">
            <text:p><text:s text:c="2"/>10 502</text:p>
          </table:table-cell>
          <table:table-cell office:value-type="float" office:value="40792" table:style-name="ce36">
            <text:p><text:s text:c="2"/>40 79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35710" table:style-name="ce36">
            <text:p><text:s text:c="2"/>35 710</text:p>
          </table:table-cell>
          <table:table-cell office:value-type="float" office:value="6535" table:style-name="ce36">
            <text:p><text:s text:c="2"/>6 535</text:p>
          </table:table-cell>
          <table:table-cell office:value-type="float" office:value="537" table:style-name="ce36">
            <text:p><text:s text:c="3"/>537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257" table:style-name="ce36">
            <text:p><text:s text:c="3"/>257</text:p>
          </table:table-cell>
          <table:table-cell office:value-type="float" office:value="2084" table:style-name="ce36">
            <text:p><text:s text:c="2"/>2 084</text:p>
          </table:table-cell>
          <table:table-cell office:value-type="float" office:value="661" table:style-name="ce36">
            <text:p><text:s text:c="3"/>661</text:p>
          </table:table-cell>
          <table:table-cell office:value-type="float" office:value="3032" table:style-name="ce36">
            <text:p><text:s text:c="2"/>3 032</text:p>
          </table:table-cell>
          <table:table-cell office:value-type="float" office:value="25606" table:style-name="ce36">
            <text:p><text:s text:c="2"/>25 60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15296" table:style-name="ce36">
            <text:p><text:s text:c="2"/>15 296</text:p>
          </table:table-cell>
          <table:table-cell office:value-type="float" office:value="969" table:style-name="ce36">
            <text:p><text:s text:c="3"/>969</text:p>
          </table:table-cell>
          <table:table-cell office:value-type="float" office:value="320" table:style-name="ce36">
            <text:p><text:s text:c="3"/>320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7" table:style-name="ce36">
            <text:p><text:s text:c="3"/>127</text:p>
          </table:table-cell>
          <table:table-cell office:value-type="float" office:value="147" table:style-name="ce36">
            <text:p><text:s text:c="3"/>147</text:p>
          </table:table-cell>
          <table:table-cell office:value-type="float" office:value="13860" table:style-name="ce36">
            <text:p><text:s text:c="2"/>13 86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81020" table:style-name="ce36">
            <text:p><text:s text:c="2"/>81 020</text:p>
          </table:table-cell>
          <table:table-cell office:value-type="float" office:value="15818" table:style-name="ce36">
            <text:p><text:s text:c="2"/>15 818</text:p>
          </table:table-cell>
          <table:table-cell office:value-type="float" office:value="1046" table:style-name="ce36">
            <text:p><text:s text:c="2"/>1 046</text:p>
          </table:table-cell>
          <table:table-cell office:value-type="float" office:value="251" table:style-name="ce36">
            <text:p><text:s text:c="3"/>251</text:p>
          </table:table-cell>
          <table:table-cell office:value-type="float" office:value="1331" table:style-name="ce36">
            <text:p><text:s text:c="2"/>1 331</text:p>
          </table:table-cell>
          <table:table-cell office:value-type="float" office:value="4819" table:style-name="ce36">
            <text:p><text:s text:c="2"/>4 819</text:p>
          </table:table-cell>
          <table:table-cell office:value-type="float" office:value="1766" table:style-name="ce36">
            <text:p><text:s text:c="2"/>1 766</text:p>
          </table:table-cell>
          <table:table-cell office:value-type="float" office:value="8167" table:style-name="ce36">
            <text:p><text:s text:c="2"/>8 167</text:p>
          </table:table-cell>
          <table:table-cell office:value-type="float" office:value="55989" table:style-name="ce36">
            <text:p><text:s text:c="2"/>55 989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34265" table:style-name="ce36">
            <text:p><text:s text:c="2"/>34 265</text:p>
          </table:table-cell>
          <table:table-cell office:value-type="float" office:value="9260" table:style-name="ce36">
            <text:p><text:s text:c="2"/>9 260</text:p>
          </table:table-cell>
          <table:table-cell office:value-type="float" office:value="345" table:style-name="ce36">
            <text:p><text:s text:c="3"/>345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130" table:style-name="ce36">
            <text:p><text:s text:c="3"/>130</text:p>
          </table:table-cell>
          <table:table-cell office:value-type="float" office:value="2268" table:style-name="ce36">
            <text:p><text:s text:c="2"/>2 268</text:p>
          </table:table-cell>
          <table:table-cell office:value-type="float" office:value="771" table:style-name="ce36">
            <text:p><text:s text:c="3"/>771</text:p>
          </table:table-cell>
          <table:table-cell office:value-type="float" office:value="3193" table:style-name="ce36">
            <text:p><text:s text:c="2"/>3 193</text:p>
          </table:table-cell>
          <table:table-cell office:value-type="float" office:value="21467" table:style-name="ce36">
            <text:p><text:s text:c="2"/>21 467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21715" table:style-name="ce37">
            <text:p><text:s text:c="2"/>21 715</text:p>
          </table:table-cell>
          <table:table-cell office:value-type="float" office:value="1184" table:style-name="ce37">
            <text:p><text:s text:c="2"/>1 184</text:p>
          </table:table-cell>
          <table:table-cell office:value-type="float" office:value="158" table:style-name="ce37">
            <text:p><text:s text:c="3"/>15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10" table:style-name="ce37">
            <text:p><text:s text:c="2"/>2 110</text:p>
          </table:table-cell>
          <table:table-cell office:value-type="float" office:value="2590" table:style-name="ce37">
            <text:p><text:s text:c="2"/>2 590</text:p>
          </table:table-cell>
          <table:table-cell office:value-type="float" office:value="4700" table:style-name="ce37">
            <text:p><text:s text:c="2"/>4 700</text:p>
          </table:table-cell>
          <table:table-cell office:value-type="float" office:value="15673" table:style-name="ce37">
            <text:p><text:s text:c="2"/>15 673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123600" table:style-name="ce37">
            <text:p><text:s text:c="2"/>123 600</text:p>
          </table:table-cell>
          <table:table-cell office:value-type="float" office:value="26550" table:style-name="ce37">
            <text:p><text:s text:c="2"/>26 550</text:p>
          </table:table-cell>
          <table:table-cell office:value-type="float" office:value="841" table:style-name="ce37">
            <text:p><text:s text:c="3"/>84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461" table:style-name="ce37">
            <text:p><text:s text:c="2"/>28 46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461" table:style-name="ce37">
            <text:p><text:s text:c="2"/>28 461</text:p>
          </table:table-cell>
          <table:table-cell office:value-type="float" office:value="67748" table:style-name="ce37">
            <text:p><text:s text:c="2"/>67 748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20491" table:style-name="ce37">
            <text:p><text:s text:c="2"/>20 49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22" table:style-name="ce37">
            <text:p><text:s text:c="3"/>32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76" table:style-name="ce37">
            <text:p><text:s text:c="3"/>776</text:p>
          </table:table-cell>
          <table:table-cell office:value-type="float" office:value="776" table:style-name="ce37">
            <text:p><text:s text:c="3"/>776</text:p>
          </table:table-cell>
          <table:table-cell office:value-type="float" office:value="19393" table:style-name="ce37">
            <text:p><text:s text:c="2"/>19 393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22717" table:style-name="ce37">
            <text:p><text:s text:c="2"/>22 717</text:p>
          </table:table-cell>
          <table:table-cell office:value-type="float" office:value="979" table:style-name="ce37">
            <text:p><text:s text:c="3"/>979</text:p>
          </table:table-cell>
          <table:table-cell office:value-type="float" office:value="477" table:style-name="ce37">
            <text:p><text:s text:c="3"/>47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33" table:style-name="ce37">
            <text:p><text:s text:c="2"/>1 833</text:p>
          </table:table-cell>
          <table:table-cell office:value-type="float" office:value="1833" table:style-name="ce37">
            <text:p><text:s text:c="2"/>1 833</text:p>
          </table:table-cell>
          <table:table-cell office:value-type="float" office:value="19428" table:style-name="ce37">
            <text:p><text:s text:c="2"/>19 428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118395" table:style-name="ce38">
            <text:p><text:s text:c="2"/>118 395</text:p>
          </table:table-cell>
          <table:table-cell office:value-type="float" office:value="13615" table:style-name="ce38">
            <text:p><text:s text:c="2"/>13 615</text:p>
          </table:table-cell>
          <table:table-cell office:value-type="float" office:value="1515" table:style-name="ce38">
            <text:p><text:s text:c="2"/>1 51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181" table:style-name="ce38">
            <text:p><text:s text:c="2"/>7 18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181" table:style-name="ce38">
            <text:p><text:s text:c="2"/>7 181</text:p>
          </table:table-cell>
          <table:table-cell office:value-type="float" office:value="96084" table:style-name="ce38">
            <text:p><text:s text:c="2"/>96 08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205263" table:style-name="ce36">
            <text:p><text:s text:c="2"/>205 263</text:p>
          </table:table-cell>
          <table:table-cell office:value-type="float" office:value="15255" table:style-name="ce36">
            <text:p><text:s text:c="2"/>15 255</text:p>
          </table:table-cell>
          <table:table-cell office:value-type="float" office:value="1142" table:style-name="ce36">
            <text:p><text:s text:c="2"/>1 142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88" table:style-name="ce36">
            <text:p><text:s text:c="3"/>88</text:p>
          </table:table-cell>
          <table:table-cell office:value-type="float" office:value="4471" table:style-name="ce36">
            <text:p><text:s text:c="2"/>4 471</text:p>
          </table:table-cell>
          <table:table-cell office:value-type="float" office:value="29302" table:style-name="ce36">
            <text:p><text:s text:c="2"/>29 302</text:p>
          </table:table-cell>
          <table:table-cell office:value-type="float" office:value="33888" table:style-name="ce36">
            <text:p><text:s text:c="2"/>33 888</text:p>
          </table:table-cell>
          <table:table-cell office:value-type="float" office:value="154978" table:style-name="ce36">
            <text:p><text:s text:c="2"/>154 978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61416" table:style-name="ce36">
            <text:p><text:s text:c="2"/>61 416</text:p>
          </table:table-cell>
          <table:table-cell office:value-type="float" office:value="6037" table:style-name="ce36">
            <text:p><text:s text:c="2"/>6 037</text:p>
          </table:table-cell>
          <table:table-cell office:value-type="float" office:value="745" table:style-name="ce36">
            <text:p><text:s text:c="3"/>745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519" table:style-name="ce36">
            <text:p><text:s text:c="2"/>5 519</text:p>
          </table:table-cell>
          <table:table-cell office:value-type="float" office:value="2840" table:style-name="ce36">
            <text:p><text:s text:c="2"/>2 840</text:p>
          </table:table-cell>
          <table:table-cell office:value-type="float" office:value="8372" table:style-name="ce36">
            <text:p><text:s text:c="2"/>8 372</text:p>
          </table:table-cell>
          <table:table-cell office:value-type="float" office:value="46262" table:style-name="ce36">
            <text:p><text:s text:c="2"/>46 262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59947" table:style-name="ce36">
            <text:p><text:s text:c="2"/>59 947</text:p>
          </table:table-cell>
          <table:table-cell office:value-type="float" office:value="5937" table:style-name="ce36">
            <text:p><text:s text:c="2"/>5 937</text:p>
          </table:table-cell>
          <table:table-cell office:value-type="float" office:value="991" table:style-name="ce36">
            <text:p><text:s text:c="3"/>991</text:p>
          </table:table-cell>
          <table:table-cell office:value-type="float" office:value="286" table:style-name="ce36">
            <text:p><text:s text:c="3"/>286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755" table:style-name="ce36">
            <text:p><text:s text:c="3"/>755</text:p>
          </table:table-cell>
          <table:table-cell office:value-type="float" office:value="2422" table:style-name="ce36">
            <text:p><text:s text:c="2"/>2 422</text:p>
          </table:table-cell>
          <table:table-cell office:value-type="float" office:value="3468" table:style-name="ce36">
            <text:p><text:s text:c="2"/>3 468</text:p>
          </table:table-cell>
          <table:table-cell office:value-type="float" office:value="49551" table:style-name="ce36">
            <text:p><text:s text:c="2"/>49 55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40876" table:style-name="ce36">
            <text:p><text:s text:c="2"/>40 876</text:p>
          </table:table-cell>
          <table:table-cell office:value-type="float" office:value="4765" table:style-name="ce36">
            <text:p><text:s text:c="2"/>4 765</text:p>
          </table:table-cell>
          <table:table-cell office:value-type="float" office:value="622" table:style-name="ce36">
            <text:p><text:s text:c="3"/>622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50" table:style-name="ce36">
            <text:p><text:s text:c="2"/>1 750</text:p>
          </table:table-cell>
          <table:table-cell office:value-type="float" office:value="1283" table:style-name="ce36">
            <text:p><text:s text:c="2"/>1 283</text:p>
          </table:table-cell>
          <table:table-cell office:value-type="float" office:value="3057" table:style-name="ce36">
            <text:p><text:s text:c="2"/>3 057</text:p>
          </table:table-cell>
          <table:table-cell office:value-type="float" office:value="32432" table:style-name="ce36">
            <text:p><text:s text:c="2"/>32 43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65671" table:style-name="ce36">
            <text:p><text:s text:c="2"/>65 671</text:p>
          </table:table-cell>
          <table:table-cell office:value-type="float" office:value="3853" table:style-name="ce36">
            <text:p><text:s text:c="2"/>3 853</text:p>
          </table:table-cell>
          <table:table-cell office:value-type="float" office:value="856" table:style-name="ce36">
            <text:p><text:s text:c="3"/>856</text:p>
          </table:table-cell>
          <table:table-cell office:value-type="float" office:value="842" table:style-name="ce36">
            <text:p><text:s text:c="3"/>842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2515" table:style-name="ce36">
            <text:p><text:s text:c="2"/>2 515</text:p>
          </table:table-cell>
          <table:table-cell office:value-type="float" office:value="3382" table:style-name="ce36">
            <text:p><text:s text:c="2"/>3 382</text:p>
          </table:table-cell>
          <table:table-cell office:value-type="float" office:value="57580" table:style-name="ce36">
            <text:p><text:s text:c="2"/>57 580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56559" table:style-name="ce37">
            <text:p><text:s text:c="2"/>56 559</text:p>
          </table:table-cell>
          <table:table-cell office:value-type="float" office:value="4477" table:style-name="ce37">
            <text:p><text:s text:c="2"/>4 477</text:p>
          </table:table-cell>
          <table:table-cell office:value-type="float" office:value="800" table:style-name="ce37">
            <text:p><text:s text:c="3"/>800</text:p>
          </table:table-cell>
          <table:table-cell office:value-type="float" office:value="1664" table:style-name="ce37">
            <text:p><text:s text:c="2"/>1 664</text:p>
          </table:table-cell>
          <table:table-cell office:value-type="float" office:value="42" table:style-name="ce37">
            <text:p><text:s text:c="3"/>42</text:p>
          </table:table-cell>
          <table:table-cell office:value-type="float" office:value="150" table:style-name="ce37">
            <text:p><text:s text:c="3"/>150</text:p>
          </table:table-cell>
          <table:table-cell office:value-type="float" office:value="1900" table:style-name="ce37">
            <text:p><text:s text:c="2"/>1 900</text:p>
          </table:table-cell>
          <table:table-cell office:value-type="float" office:value="3756" table:style-name="ce37">
            <text:p><text:s text:c="2"/>3 756</text:p>
          </table:table-cell>
          <table:table-cell office:value-type="float" office:value="47526" table:style-name="ce37">
            <text:p><text:s text:c="2"/>47 526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39210" table:style-name="ce38">
            <text:p><text:s text:c="2"/>39 210</text:p>
          </table:table-cell>
          <table:table-cell office:value-type="float" office:value="3261" table:style-name="ce38">
            <text:p><text:s text:c="2"/>3 26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60" table:style-name="ce38">
            <text:p><text:s text:c="3"/>36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314" table:style-name="ce38">
            <text:p><text:s text:c="2"/>1 314</text:p>
          </table:table-cell>
          <table:table-cell office:value-type="float" office:value="1273" table:style-name="ce38">
            <text:p><text:s text:c="2"/>1 273</text:p>
          </table:table-cell>
          <table:table-cell office:value-type="float" office:value="2947" table:style-name="ce38">
            <text:p><text:s text:c="2"/>2 947</text:p>
          </table:table-cell>
          <table:table-cell office:value-type="float" office:value="33002" table:style-name="ce38">
            <text:p><text:s text:c="2"/>33 002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32097" table:style-name="ce38">
            <text:p><text:s text:c="2"/>32 097</text:p>
          </table:table-cell>
          <table:table-cell office:value-type="float" office:value="2494" table:style-name="ce38">
            <text:p><text:s text:c="2"/>2 494</text:p>
          </table:table-cell>
          <table:table-cell office:value-type="float" office:value="462" table:style-name="ce38">
            <text:p><text:s text:c="3"/>462</text:p>
          </table:table-cell>
          <table:table-cell office:value-type="float" office:value="491" table:style-name="ce38">
            <text:p><text:s text:c="3"/>491</text:p>
          </table:table-cell>
          <table:table-cell office:value-type="float" office:value="299" table:style-name="ce38">
            <text:p><text:s text:c="3"/>299</text:p>
          </table:table-cell>
          <table:table-cell office:value-type="float" office:value="331" table:style-name="ce38">
            <text:p><text:s text:c="3"/>331</text:p>
          </table:table-cell>
          <table:table-cell office:value-type="float" office:value="976" table:style-name="ce38">
            <text:p><text:s text:c="3"/>976</text:p>
          </table:table-cell>
          <table:table-cell office:value-type="float" office:value="2097" table:style-name="ce38">
            <text:p><text:s text:c="2"/>2 097</text:p>
          </table:table-cell>
          <table:table-cell office:value-type="float" office:value="27044" table:style-name="ce38">
            <text:p><text:s text:c="2"/>27 044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25475" table:style-name="ce37">
            <text:p><text:s text:c="2"/>25 475</text:p>
          </table:table-cell>
          <table:table-cell office:value-type="float" office:value="3884" table:style-name="ce37">
            <text:p><text:s text:c="2"/>3 884</text:p>
          </table:table-cell>
          <table:table-cell office:value-type="float" office:value="319" table:style-name="ce37">
            <text:p><text:s text:c="3"/>319</text:p>
          </table:table-cell>
          <table:table-cell office:value-type="float" office:value="158" table:style-name="ce37">
            <text:p><text:s text:c="3"/>158</text:p>
          </table:table-cell>
          <table:table-cell office:value-type="float" office:value="304" table:style-name="ce37">
            <text:p><text:s text:c="3"/>304</text:p>
          </table:table-cell>
          <table:table-cell office:value-type="float" office:value="1714" table:style-name="ce37">
            <text:p><text:s text:c="2"/>1 714</text:p>
          </table:table-cell>
          <table:table-cell office:value-type="float" office:value="668" table:style-name="ce37">
            <text:p><text:s text:c="3"/>668</text:p>
          </table:table-cell>
          <table:table-cell office:value-type="float" office:value="2844" table:style-name="ce37">
            <text:p><text:s text:c="2"/>2 844</text:p>
          </table:table-cell>
          <table:table-cell office:value-type="float" office:value="18428" table:style-name="ce37">
            <text:p><text:s text:c="2"/>18 428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93001" table:style-name="ce38">
            <text:p><text:s text:c="2"/>93 001</text:p>
          </table:table-cell>
          <table:table-cell office:value-type="float" office:value="27739" table:style-name="ce38">
            <text:p><text:s text:c="2"/>27 739</text:p>
          </table:table-cell>
          <table:table-cell office:value-type="float" office:value="687" table:style-name="ce38">
            <text:p><text:s text:c="3"/>687</text:p>
          </table:table-cell>
          <table:table-cell office:value-type="float" office:value="324" table:style-name="ce38">
            <text:p><text:s text:c="3"/>324</text:p>
          </table:table-cell>
          <table:table-cell office:value-type="float" office:value="3054" table:style-name="ce38">
            <text:p><text:s text:c="2"/>3 054</text:p>
          </table:table-cell>
          <table:table-cell office:value-type="float" office:value="14108" table:style-name="ce38">
            <text:p><text:s text:c="2"/>14 108</text:p>
          </table:table-cell>
          <table:table-cell office:value-type="float" office:value="1560" table:style-name="ce38">
            <text:p><text:s text:c="2"/>1 560</text:p>
          </table:table-cell>
          <table:table-cell office:value-type="float" office:value="19046" table:style-name="ce38">
            <text:p><text:s text:c="2"/>19 046</text:p>
          </table:table-cell>
          <table:table-cell office:value-type="float" office:value="45529" table:style-name="ce38">
            <text:p><text:s text:c="2"/>45 529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121930" table:style-name="ce36">
            <text:p><text:s text:c="2"/>121 930</text:p>
          </table:table-cell>
          <table:table-cell office:value-type="float" office:value="30539" table:style-name="ce36">
            <text:p><text:s text:c="2"/>30 539</text:p>
          </table:table-cell>
          <table:table-cell office:value-type="float" office:value="1135" table:style-name="ce36">
            <text:p><text:s text:c="2"/>1 135</text:p>
          </table:table-cell>
          <table:table-cell office:value-type="float" office:value="722" table:style-name="ce36">
            <text:p><text:s text:c="3"/>7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633" table:style-name="ce36">
            <text:p><text:s text:c="2"/>15 633</text:p>
          </table:table-cell>
          <table:table-cell office:value-type="float" office:value="572" table:style-name="ce36">
            <text:p><text:s text:c="3"/>572</text:p>
          </table:table-cell>
          <table:table-cell office:value-type="float" office:value="16927" table:style-name="ce36">
            <text:p><text:s text:c="2"/>16 927</text:p>
          </table:table-cell>
          <table:table-cell office:value-type="float" office:value="73329" table:style-name="ce36">
            <text:p><text:s text:c="2"/>73 329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43048" table:style-name="ce36">
            <text:p><text:s text:c="2"/>43 048</text:p>
          </table:table-cell>
          <table:table-cell office:value-type="float" office:value="5032" table:style-name="ce36">
            <text:p><text:s text:c="2"/>5 032</text:p>
          </table:table-cell>
          <table:table-cell office:value-type="float" office:value="511" table:style-name="ce36">
            <text:p><text:s text:c="3"/>511</text:p>
          </table:table-cell>
          <table:table-cell office:value-type="float" office:value="872" table:style-name="ce36">
            <text:p><text:s text:c="3"/>872</text:p>
          </table:table-cell>
          <table:table-cell office:value-type="float" office:value="813" table:style-name="ce36">
            <text:p><text:s text:c="3"/>813</text:p>
          </table:table-cell>
          <table:table-cell office:value-type="float" office:value="1607" table:style-name="ce36">
            <text:p><text:s text:c="2"/>1 607</text:p>
          </table:table-cell>
          <table:table-cell office:value-type="float" office:value="1317" table:style-name="ce36">
            <text:p><text:s text:c="2"/>1 317</text:p>
          </table:table-cell>
          <table:table-cell office:value-type="float" office:value="4609" table:style-name="ce36">
            <text:p><text:s text:c="2"/>4 609</text:p>
          </table:table-cell>
          <table:table-cell office:value-type="float" office:value="32896" table:style-name="ce36">
            <text:p><text:s text:c="2"/>32 89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93919" table:style-name="ce36">
            <text:p><text:s text:c="2"/>93 919</text:p>
          </table:table-cell>
          <table:table-cell office:value-type="float" office:value="10614" table:style-name="ce36">
            <text:p><text:s text:c="2"/>10 614</text:p>
          </table:table-cell>
          <table:table-cell office:value-type="float" office:value="1278" table:style-name="ce36">
            <text:p><text:s text:c="2"/>1 278</text:p>
          </table:table-cell>
          <table:table-cell office:value-type="float" office:value="925" table:style-name="ce36">
            <text:p><text:s text:c="3"/>925</text:p>
          </table:table-cell>
          <table:table-cell office:value-type="float" office:value="1421" table:style-name="ce36">
            <text:p><text:s text:c="2"/>1 421</text:p>
          </table:table-cell>
          <table:table-cell office:value-type="float" office:value="2880" table:style-name="ce36">
            <text:p><text:s text:c="2"/>2 880</text:p>
          </table:table-cell>
          <table:table-cell office:value-type="float" office:value="2617" table:style-name="ce36">
            <text:p><text:s text:c="2"/>2 617</text:p>
          </table:table-cell>
          <table:table-cell office:value-type="float" office:value="7843" table:style-name="ce36">
            <text:p><text:s text:c="2"/>7 843</text:p>
          </table:table-cell>
          <table:table-cell office:value-type="float" office:value="74184" table:style-name="ce36">
            <text:p><text:s text:c="2"/>74 184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22383" table:style-name="ce36">
            <text:p><text:s text:c="2"/>22 383</text:p>
          </table:table-cell>
          <table:table-cell office:value-type="float" office:value="2174" table:style-name="ce36">
            <text:p><text:s text:c="2"/>2 174</text:p>
          </table:table-cell>
          <table:table-cell office:value-type="float" office:value="512" table:style-name="ce36">
            <text:p><text:s text:c="3"/>512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72" table:style-name="ce36">
            <text:p><text:s text:c="2"/>1 272</text:p>
          </table:table-cell>
          <table:table-cell office:value-type="float" office:value="585" table:style-name="ce36">
            <text:p><text:s text:c="3"/>585</text:p>
          </table:table-cell>
          <table:table-cell office:value-type="float" office:value="1872" table:style-name="ce36">
            <text:p><text:s text:c="2"/>1 872</text:p>
          </table:table-cell>
          <table:table-cell office:value-type="float" office:value="17825" table:style-name="ce36">
            <text:p><text:s text:c="2"/>17 82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33852" table:style-name="ce36">
            <text:p><text:s text:c="2"/>33 852</text:p>
          </table:table-cell>
          <table:table-cell office:value-type="float" office:value="4055" table:style-name="ce36">
            <text:p><text:s text:c="2"/>4 055</text:p>
          </table:table-cell>
          <table:table-cell office:value-type="float" office:value="363" table:style-name="ce36">
            <text:p><text:s text:c="3"/>363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46" table:style-name="ce36">
            <text:p><text:s text:c="2"/>2 746</text:p>
          </table:table-cell>
          <table:table-cell office:value-type="float" office:value="911" table:style-name="ce36">
            <text:p><text:s text:c="3"/>911</text:p>
          </table:table-cell>
          <table:table-cell office:value-type="float" office:value="3683" table:style-name="ce36">
            <text:p><text:s text:c="2"/>3 683</text:p>
          </table:table-cell>
          <table:table-cell office:value-type="float" office:value="25751" table:style-name="ce36">
            <text:p><text:s text:c="2"/>25 751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68811" table:style-name="ce38">
            <text:p><text:s text:c="2"/>68 811</text:p>
          </table:table-cell>
          <table:table-cell office:value-type="float" office:value="13220" table:style-name="ce38">
            <text:p><text:s text:c="2"/>13 220</text:p>
          </table:table-cell>
          <table:table-cell office:value-type="float" office:value="1025" table:style-name="ce38">
            <text:p><text:s text:c="2"/>1 025</text:p>
          </table:table-cell>
          <table:table-cell office:value-type="float" office:value="721" table:style-name="ce38">
            <text:p><text:s text:c="3"/>721</text:p>
          </table:table-cell>
          <table:table-cell office:value-type="float" office:value="363" table:style-name="ce38">
            <text:p><text:s text:c="3"/>363</text:p>
          </table:table-cell>
          <table:table-cell office:value-type="float" office:value="4063" table:style-name="ce38">
            <text:p><text:s text:c="2"/>4 063</text:p>
          </table:table-cell>
          <table:table-cell office:value-type="float" office:value="1645" table:style-name="ce38">
            <text:p><text:s text:c="2"/>1 645</text:p>
          </table:table-cell>
          <table:table-cell office:value-type="float" office:value="6792" table:style-name="ce38">
            <text:p><text:s text:c="2"/>6 792</text:p>
          </table:table-cell>
          <table:table-cell office:value-type="float" office:value="47774" table:style-name="ce38">
            <text:p><text:s text:c="2"/>47 774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12714" table:style-name="ce37">
            <text:p><text:s text:c="2"/>12 714</text:p>
          </table:table-cell>
          <table:table-cell office:value-type="float" office:value="19" table:style-name="ce37">
            <text:p><text:s text:c="3"/>19</text:p>
          </table:table-cell>
          <table:table-cell office:value-type="float" office:value="382" table:style-name="ce37">
            <text:p><text:s text:c="3"/>382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6" table:style-name="ce37">
            <text:p><text:s text:c="3"/>186</text:p>
          </table:table-cell>
          <table:table-cell office:value-type="float" office:value="201" table:style-name="ce37">
            <text:p><text:s text:c="3"/>201</text:p>
          </table:table-cell>
          <table:table-cell office:value-type="float" office:value="12112" table:style-name="ce37">
            <text:p><text:s text:c="2"/>12 112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115760" table:style-name="ce37">
            <text:p><text:s text:c="2"/>115 760</text:p>
          </table:table-cell>
          <table:table-cell office:value-type="float" office:value="7773" table:style-name="ce37">
            <text:p><text:s text:c="2"/>7 773</text:p>
          </table:table-cell>
          <table:table-cell office:value-type="float" office:value="2733" table:style-name="ce37">
            <text:p><text:s text:c="2"/>2 733</text:p>
          </table:table-cell>
          <table:table-cell office:value-type="float" office:value="1189" table:style-name="ce37">
            <text:p><text:s text:c="2"/>1 189</text:p>
          </table:table-cell>
          <table:table-cell office:value-type="float" office:value="273" table:style-name="ce37">
            <text:p><text:s text:c="3"/>273</text:p>
          </table:table-cell>
          <table:table-cell office:value-type="float" office:value="1774" table:style-name="ce37">
            <text:p><text:s text:c="2"/>1 774</text:p>
          </table:table-cell>
          <table:table-cell office:value-type="float" office:value="3284" table:style-name="ce37">
            <text:p><text:s text:c="2"/>3 284</text:p>
          </table:table-cell>
          <table:table-cell office:value-type="float" office:value="6520" table:style-name="ce37">
            <text:p><text:s text:c="2"/>6 520</text:p>
          </table:table-cell>
          <table:table-cell office:value-type="float" office:value="98734" table:style-name="ce37">
            <text:p><text:s text:c="2"/>98 734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61215" table:style-name="ce37">
            <text:p><text:s text:c="2"/>61 215</text:p>
          </table:table-cell>
          <table:table-cell office:value-type="float" office:value="7091" table:style-name="ce37">
            <text:p><text:s text:c="2"/>7 091</text:p>
          </table:table-cell>
          <table:table-cell office:value-type="float" office:value="830" table:style-name="ce37">
            <text:p><text:s text:c="3"/>830</text:p>
          </table:table-cell>
          <table:table-cell office:value-type="float" office:value="200" table:style-name="ce37">
            <text:p><text:s text:c="3"/>200</text:p>
          </table:table-cell>
          <table:table-cell office:value-type="float" office:value="123" table:style-name="ce37">
            <text:p><text:s text:c="3"/>123</text:p>
          </table:table-cell>
          <table:table-cell office:value-type="float" office:value="1009" table:style-name="ce37">
            <text:p><text:s text:c="2"/>1 009</text:p>
          </table:table-cell>
          <table:table-cell office:value-type="float" office:value="1592" table:style-name="ce37">
            <text:p><text:s text:c="2"/>1 592</text:p>
          </table:table-cell>
          <table:table-cell office:value-type="float" office:value="2924" table:style-name="ce37">
            <text:p><text:s text:c="2"/>2 924</text:p>
          </table:table-cell>
          <table:table-cell office:value-type="float" office:value="50370" table:style-name="ce37">
            <text:p><text:s text:c="2"/>50 370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8636" table:style-name="ce37">
            <text:p><text:s text:c="2"/>8 636</text:p>
          </table:table-cell>
          <table:table-cell office:value-type="float" office:value="1706" table:style-name="ce37">
            <text:p><text:s text:c="2"/>1 706</text:p>
          </table:table-cell>
          <table:table-cell office:value-type="float" office:value="140" table:style-name="ce37">
            <text:p><text:s text:c="3"/>140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43" table:style-name="ce37">
            <text:p><text:s text:c="3"/>43</text:p>
          </table:table-cell>
          <table:table-cell office:value-type="float" office:value="64" table:style-name="ce37">
            <text:p><text:s text:c="3"/>64</text:p>
          </table:table-cell>
          <table:table-cell office:value-type="float" office:value="223" table:style-name="ce37">
            <text:p><text:s text:c="3"/>223</text:p>
          </table:table-cell>
          <table:table-cell office:value-type="float" office:value="345" table:style-name="ce37">
            <text:p><text:s text:c="3"/>345</text:p>
          </table:table-cell>
          <table:table-cell office:value-type="float" office:value="6445" table:style-name="ce37">
            <text:p><text:s text:c="2"/>6 44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142298" table:style-name="ce36">
            <text:p><text:s text:c="2"/>142 298</text:p>
          </table:table-cell>
          <table:table-cell office:value-type="float" office:value="18564" table:style-name="ce36">
            <text:p><text:s text:c="2"/>18 564</text:p>
          </table:table-cell>
          <table:table-cell office:value-type="float" office:value="1700" table:style-name="ce36">
            <text:p><text:s text:c="2"/>1 700</text:p>
          </table:table-cell>
          <table:table-cell office:value-type="float" office:value="1689" table:style-name="ce36">
            <text:p><text:s text:c="2"/>1 689</text:p>
          </table:table-cell>
          <table:table-cell office:value-type="float" office:value="1984" table:style-name="ce36">
            <text:p><text:s text:c="2"/>1 984</text:p>
          </table:table-cell>
          <table:table-cell office:value-type="float" office:value="5281" table:style-name="ce36">
            <text:p><text:s text:c="2"/>5 281</text:p>
          </table:table-cell>
          <table:table-cell office:value-type="float" office:value="3863" table:style-name="ce36">
            <text:p><text:s text:c="2"/>3 863</text:p>
          </table:table-cell>
          <table:table-cell office:value-type="float" office:value="12817" table:style-name="ce36">
            <text:p><text:s text:c="2"/>12 817</text:p>
          </table:table-cell>
          <table:table-cell office:value-type="float" office:value="109217" table:style-name="ce36">
            <text:p><text:s text:c="2"/>109 21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23128" table:style-name="ce36">
            <text:p><text:s text:c="2"/>23 128</text:p>
          </table:table-cell>
          <table:table-cell office:value-type="float" office:value="1859" table:style-name="ce36">
            <text:p><text:s text:c="2"/>1 859</text:p>
          </table:table-cell>
          <table:table-cell office:value-type="float" office:value="306" table:style-name="ce36">
            <text:p><text:s text:c="3"/>306</text:p>
          </table:table-cell>
          <table:table-cell office:value-type="float" office:value="207" table:style-name="ce36">
            <text:p><text:s text:c="3"/>207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95" table:style-name="ce36">
            <text:p><text:s text:c="3"/>95</text:p>
          </table:table-cell>
          <table:table-cell office:value-type="float" office:value="1189" table:style-name="ce36">
            <text:p><text:s text:c="2"/>1 189</text:p>
          </table:table-cell>
          <table:table-cell office:value-type="float" office:value="1543" table:style-name="ce36">
            <text:p><text:s text:c="2"/>1 543</text:p>
          </table:table-cell>
          <table:table-cell office:value-type="float" office:value="19420" table:style-name="ce36">
            <text:p><text:s text:c="2"/>19 420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59087" table:style-name="ce36">
            <text:p><text:s text:c="2"/>59 087</text:p>
          </table:table-cell>
          <table:table-cell office:value-type="float" office:value="12166" table:style-name="ce36">
            <text:p><text:s text:c="2"/>12 166</text:p>
          </table:table-cell>
          <table:table-cell office:value-type="float" office:value="717" table:style-name="ce36">
            <text:p><text:s text:c="3"/>717</text:p>
          </table:table-cell>
          <table:table-cell office:value-type="float" office:value="682" table:style-name="ce36">
            <text:p><text:s text:c="3"/>682</text:p>
          </table:table-cell>
          <table:table-cell office:value-type="float" office:value="1751" table:style-name="ce36">
            <text:p><text:s text:c="2"/>1 751</text:p>
          </table:table-cell>
          <table:table-cell office:value-type="float" office:value="3004" table:style-name="ce36">
            <text:p><text:s text:c="2"/>3 004</text:p>
          </table:table-cell>
          <table:table-cell office:value-type="float" office:value="1806" table:style-name="ce36">
            <text:p><text:s text:c="2"/>1 806</text:p>
          </table:table-cell>
          <table:table-cell office:value-type="float" office:value="7243" table:style-name="ce36">
            <text:p><text:s text:c="2"/>7 243</text:p>
          </table:table-cell>
          <table:table-cell office:value-type="float" office:value="38961" table:style-name="ce36">
            <text:p><text:s text:c="2"/>38 96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105203" table:style-name="ce36">
            <text:p><text:s text:c="2"/>105 203</text:p>
          </table:table-cell>
          <table:table-cell office:value-type="float" office:value="19325" table:style-name="ce36">
            <text:p><text:s text:c="2"/>19 325</text:p>
          </table:table-cell>
          <table:table-cell office:value-type="float" office:value="1352" table:style-name="ce36">
            <text:p><text:s text:c="2"/>1 352</text:p>
          </table:table-cell>
          <table:table-cell office:value-type="float" office:value="1528" table:style-name="ce36">
            <text:p><text:s text:c="2"/>1 528</text:p>
          </table:table-cell>
          <table:table-cell office:value-type="float" office:value="4302" table:style-name="ce36">
            <text:p><text:s text:c="2"/>4 302</text:p>
          </table:table-cell>
          <table:table-cell office:value-type="float" office:value="7171" table:style-name="ce36">
            <text:p><text:s text:c="2"/>7 171</text:p>
          </table:table-cell>
          <table:table-cell office:value-type="float" office:value="2567" table:style-name="ce36">
            <text:p><text:s text:c="2"/>2 567</text:p>
          </table:table-cell>
          <table:table-cell office:value-type="float" office:value="15568" table:style-name="ce36">
            <text:p><text:s text:c="2"/>15 568</text:p>
          </table:table-cell>
          <table:table-cell office:value-type="float" office:value="68958" table:style-name="ce36">
            <text:p><text:s text:c="2"/>68 958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33579" table:style-name="ce36">
            <text:p><text:s text:c="2"/>33 579</text:p>
          </table:table-cell>
          <table:table-cell office:value-type="float" office:value="6777" table:style-name="ce36">
            <text:p><text:s text:c="2"/>6 777</text:p>
          </table:table-cell>
          <table:table-cell office:value-type="float" office:value="435" table:style-name="ce36">
            <text:p><text:s text:c="3"/>435</text:p>
          </table:table-cell>
          <table:table-cell office:value-type="float" office:value="837" table:style-name="ce36">
            <text:p><text:s text:c="3"/>837</text:p>
          </table:table-cell>
          <table:table-cell office:value-type="float" office:value="510" table:style-name="ce36">
            <text:p><text:s text:c="3"/>510</text:p>
          </table:table-cell>
          <table:table-cell office:value-type="float" office:value="1126" table:style-name="ce36">
            <text:p><text:s text:c="2"/>1 126</text:p>
          </table:table-cell>
          <table:table-cell office:value-type="float" office:value="1216" table:style-name="ce36">
            <text:p><text:s text:c="2"/>1 216</text:p>
          </table:table-cell>
          <table:table-cell office:value-type="float" office:value="3689" table:style-name="ce36">
            <text:p><text:s text:c="2"/>3 689</text:p>
          </table:table-cell>
          <table:table-cell office:value-type="float" office:value="22678" table:style-name="ce36">
            <text:p><text:s text:c="2"/>22 678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94942" table:style-name="ce37">
            <text:p><text:s text:c="2"/>94 942</text:p>
          </table:table-cell>
          <table:table-cell office:value-type="float" office:value="9845" table:style-name="ce37">
            <text:p><text:s text:c="2"/>9 845</text:p>
          </table:table-cell>
          <table:table-cell office:value-type="float" office:value="1082" table:style-name="ce37">
            <text:p><text:s text:c="2"/>1 082</text:p>
          </table:table-cell>
          <table:table-cell office:value-type="float" office:value="2526" table:style-name="ce37">
            <text:p><text:s text:c="2"/>2 526</text:p>
          </table:table-cell>
          <table:table-cell office:value-type="float" office:value="1376" table:style-name="ce37">
            <text:p><text:s text:c="2"/>1 376</text:p>
          </table:table-cell>
          <table:table-cell office:value-type="float" office:value="2833" table:style-name="ce37">
            <text:p><text:s text:c="2"/>2 833</text:p>
          </table:table-cell>
          <table:table-cell office:value-type="float" office:value="2969" table:style-name="ce37">
            <text:p><text:s text:c="2"/>2 969</text:p>
          </table:table-cell>
          <table:table-cell office:value-type="float" office:value="9704" table:style-name="ce37">
            <text:p><text:s text:c="2"/>9 704</text:p>
          </table:table-cell>
          <table:table-cell office:value-type="float" office:value="74311" table:style-name="ce37">
            <text:p><text:s text:c="2"/>74 311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44998" table:style-name="ce38">
            <text:p><text:s text:c="2"/>44 998</text:p>
          </table:table-cell>
          <table:table-cell office:value-type="float" office:value="13779" table:style-name="ce38">
            <text:p><text:s text:c="2"/>13 779</text:p>
          </table:table-cell>
          <table:table-cell office:value-type="float" office:value="483" table:style-name="ce38">
            <text:p><text:s text:c="3"/>483</text:p>
          </table:table-cell>
          <table:table-cell office:value-type="float" office:value="454" table:style-name="ce38">
            <text:p><text:s text:c="3"/>454</text:p>
          </table:table-cell>
          <table:table-cell office:value-type="float" office:value="1683" table:style-name="ce38">
            <text:p><text:s text:c="2"/>1 683</text:p>
          </table:table-cell>
          <table:table-cell office:value-type="float" office:value="5952" table:style-name="ce38">
            <text:p><text:s text:c="2"/>5 952</text:p>
          </table:table-cell>
          <table:table-cell office:value-type="float" office:value="828" table:style-name="ce38">
            <text:p><text:s text:c="3"/>828</text:p>
          </table:table-cell>
          <table:table-cell office:value-type="float" office:value="8917" table:style-name="ce38">
            <text:p><text:s text:c="2"/>8 917</text:p>
          </table:table-cell>
          <table:table-cell office:value-type="float" office:value="21819" table:style-name="ce38">
            <text:p><text:s text:c="2"/>21 819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41990" table:style-name="ce38">
            <text:p><text:s text:c="2"/>41 990</text:p>
          </table:table-cell>
          <table:table-cell office:value-type="float" office:value="6905" table:style-name="ce38">
            <text:p><text:s text:c="2"/>6 905</text:p>
          </table:table-cell>
          <table:table-cell office:value-type="float" office:value="419" table:style-name="ce38">
            <text:p><text:s text:c="3"/>419</text:p>
          </table:table-cell>
          <table:table-cell office:value-type="float" office:value="166" table:style-name="ce38">
            <text:p><text:s text:c="3"/>166</text:p>
          </table:table-cell>
          <table:table-cell office:value-type="float" office:value="72" table:style-name="ce38">
            <text:p><text:s text:c="3"/>72</text:p>
          </table:table-cell>
          <table:table-cell office:value-type="float" office:value="1422" table:style-name="ce38">
            <text:p><text:s text:c="2"/>1 422</text:p>
          </table:table-cell>
          <table:table-cell office:value-type="float" office:value="945" table:style-name="ce38">
            <text:p><text:s text:c="3"/>945</text:p>
          </table:table-cell>
          <table:table-cell office:value-type="float" office:value="2605" table:style-name="ce38">
            <text:p><text:s text:c="2"/>2 605</text:p>
          </table:table-cell>
          <table:table-cell office:value-type="float" office:value="32061" table:style-name="ce38">
            <text:p><text:s text:c="2"/>32 061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32818" table:style-name="ce37">
            <text:p><text:s text:c="2"/>32 818</text:p>
          </table:table-cell>
          <table:table-cell office:value-type="float" office:value="3985" table:style-name="ce37">
            <text:p><text:s text:c="2"/>3 985</text:p>
          </table:table-cell>
          <table:table-cell office:value-type="float" office:value="343" table:style-name="ce37">
            <text:p><text:s text:c="3"/>343</text:p>
          </table:table-cell>
          <table:table-cell office:value-type="float" office:value="420" table:style-name="ce37">
            <text:p><text:s text:c="3"/>420</text:p>
          </table:table-cell>
          <table:table-cell office:value-type="float" office:value="69" table:style-name="ce37">
            <text:p><text:s text:c="3"/>69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839" table:style-name="ce37">
            <text:p><text:s text:c="3"/>839</text:p>
          </table:table-cell>
          <table:table-cell office:value-type="float" office:value="1329" table:style-name="ce37">
            <text:p><text:s text:c="2"/>1 329</text:p>
          </table:table-cell>
          <table:table-cell office:value-type="float" office:value="27161" table:style-name="ce37">
            <text:p><text:s text:c="2"/>27 161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172072" table:style-name="ce38">
            <text:p><text:s text:c="2"/>172 072</text:p>
          </table:table-cell>
          <table:table-cell office:value-type="float" office:value="21234" table:style-name="ce38">
            <text:p><text:s text:c="2"/>21 234</text:p>
          </table:table-cell>
          <table:table-cell office:value-type="float" office:value="2076" table:style-name="ce38">
            <text:p><text:s text:c="2"/>2 076</text:p>
          </table:table-cell>
          <table:table-cell office:value-type="float" office:value="4258" table:style-name="ce38">
            <text:p><text:s text:c="2"/>4 258</text:p>
          </table:table-cell>
          <table:table-cell office:value-type="float" office:value="896" table:style-name="ce38">
            <text:p><text:s text:c="3"/>896</text:p>
          </table:table-cell>
          <table:table-cell office:value-type="float" office:value="2251" table:style-name="ce38">
            <text:p><text:s text:c="2"/>2 251</text:p>
          </table:table-cell>
          <table:table-cell office:value-type="float" office:value="5733" table:style-name="ce38">
            <text:p><text:s text:c="2"/>5 733</text:p>
          </table:table-cell>
          <table:table-cell office:value-type="float" office:value="13138" table:style-name="ce38">
            <text:p><text:s text:c="2"/>13 138</text:p>
          </table:table-cell>
          <table:table-cell office:value-type="float" office:value="135624" table:style-name="ce38">
            <text:p><text:s text:c="2"/>135 62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233544" table:style-name="ce36">
            <text:p><text:s text:c="2"/>233 544</text:p>
          </table:table-cell>
          <table:table-cell office:value-type="float" office:value="43714" table:style-name="ce36">
            <text:p><text:s text:c="2"/>43 714</text:p>
          </table:table-cell>
          <table:table-cell office:value-type="float" office:value="2931" table:style-name="ce36">
            <text:p><text:s text:c="2"/>2 931</text:p>
          </table:table-cell>
          <table:table-cell office:value-type="float" office:value="3266" table:style-name="ce36">
            <text:p><text:s text:c="2"/>3 266</text:p>
          </table:table-cell>
          <table:table-cell office:value-type="float" office:value="7527" table:style-name="ce36">
            <text:p><text:s text:c="2"/>7 527</text:p>
          </table:table-cell>
          <table:table-cell office:value-type="float" office:value="16628" table:style-name="ce36">
            <text:p><text:s text:c="2"/>16 628</text:p>
          </table:table-cell>
          <table:table-cell office:value-type="float" office:value="5817" table:style-name="ce36">
            <text:p><text:s text:c="2"/>5 817</text:p>
          </table:table-cell>
          <table:table-cell office:value-type="float" office:value="33238" table:style-name="ce36">
            <text:p><text:s text:c="2"/>33 238</text:p>
          </table:table-cell>
          <table:table-cell office:value-type="float" office:value="153661" table:style-name="ce36">
            <text:p><text:s text:c="2"/>153 66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86419" table:style-name="ce36">
            <text:p><text:s text:c="2"/>86 419</text:p>
          </table:table-cell>
          <table:table-cell office:value-type="float" office:value="15783" table:style-name="ce36">
            <text:p><text:s text:c="2"/>15 783</text:p>
          </table:table-cell>
          <table:table-cell office:value-type="float" office:value="159" table:style-name="ce36">
            <text:p><text:s text:c="3"/>159</text:p>
          </table:table-cell>
          <table:table-cell office:value-type="float" office:value="282" table:style-name="ce36">
            <text:p><text:s text:c="3"/>282</text:p>
          </table:table-cell>
          <table:table-cell office:value-type="float" office:value="188" table:style-name="ce36">
            <text:p><text:s text:c="3"/>188</text:p>
          </table:table-cell>
          <table:table-cell office:value-type="float" office:value="983" table:style-name="ce36">
            <text:p><text:s text:c="3"/>983</text:p>
          </table:table-cell>
          <table:table-cell office:value-type="float" office:value="2146" table:style-name="ce36">
            <text:p><text:s text:c="2"/>2 146</text:p>
          </table:table-cell>
          <table:table-cell office:value-type="float" office:value="3599" table:style-name="ce36">
            <text:p><text:s text:c="2"/>3 599</text:p>
          </table:table-cell>
          <table:table-cell office:value-type="float" office:value="66878" table:style-name="ce36">
            <text:p><text:s text:c="2"/>66 878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142799" table:style-name="ce36">
            <text:p><text:s text:c="2"/>142 799</text:p>
          </table:table-cell>
          <table:table-cell office:value-type="float" office:value="20317" table:style-name="ce36">
            <text:p><text:s text:c="2"/>20 317</text:p>
          </table:table-cell>
          <table:table-cell office:value-type="float" office:value="950" table:style-name="ce36">
            <text:p><text:s text:c="3"/>950</text:p>
          </table:table-cell>
          <table:table-cell office:value-type="float" office:value="2948" table:style-name="ce36">
            <text:p><text:s text:c="2"/>2 948</text:p>
          </table:table-cell>
          <table:table-cell office:value-type="float" office:value="1234" table:style-name="ce36">
            <text:p><text:s text:c="2"/>1 234</text:p>
          </table:table-cell>
          <table:table-cell office:value-type="float" office:value="1036" table:style-name="ce36">
            <text:p><text:s text:c="2"/>1 036</text:p>
          </table:table-cell>
          <table:table-cell office:value-type="float" office:value="4180" table:style-name="ce36">
            <text:p><text:s text:c="2"/>4 180</text:p>
          </table:table-cell>
          <table:table-cell office:value-type="float" office:value="9398" table:style-name="ce36">
            <text:p><text:s text:c="2"/>9 398</text:p>
          </table:table-cell>
          <table:table-cell office:value-type="float" office:value="112134" table:style-name="ce36">
            <text:p><text:s text:c="2"/>112 13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72670" table:style-name="ce36">
            <text:p><text:s text:c="2"/>72 670</text:p>
          </table:table-cell>
          <table:table-cell office:value-type="float" office:value="8438" table:style-name="ce36">
            <text:p><text:s text:c="2"/>8 438</text:p>
          </table:table-cell>
          <table:table-cell office:value-type="float" office:value="554" table:style-name="ce36">
            <text:p><text:s text:c="3"/>554</text:p>
          </table:table-cell>
          <table:table-cell office:value-type="float" office:value="437" table:style-name="ce36">
            <text:p><text:s text:c="3"/>437</text:p>
          </table:table-cell>
          <table:table-cell office:value-type="float" office:value="2042" table:style-name="ce36">
            <text:p><text:s text:c="2"/>2 042</text:p>
          </table:table-cell>
          <table:table-cell office:value-type="float" office:value="2293" table:style-name="ce36">
            <text:p><text:s text:c="2"/>2 293</text:p>
          </table:table-cell>
          <table:table-cell office:value-type="float" office:value="1125" table:style-name="ce36">
            <text:p><text:s text:c="2"/>1 125</text:p>
          </table:table-cell>
          <table:table-cell office:value-type="float" office:value="5897" table:style-name="ce36">
            <text:p><text:s text:c="2"/>5 897</text:p>
          </table:table-cell>
          <table:table-cell office:value-type="float" office:value="57781" table:style-name="ce36">
            <text:p><text:s text:c="2"/>57 78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77080" table:style-name="ce36">
            <text:p><text:s text:c="2"/>77 080</text:p>
          </table:table-cell>
          <table:table-cell office:value-type="float" office:value="27756" table:style-name="ce36">
            <text:p><text:s text:c="2"/>27 756</text:p>
          </table:table-cell>
          <table:table-cell office:value-type="float" office:value="673" table:style-name="ce36">
            <text:p><text:s text:c="3"/>673</text:p>
          </table:table-cell>
          <table:table-cell office:value-type="float" office:value="252" table:style-name="ce36">
            <text:p><text:s text:c="3"/>252</text:p>
          </table:table-cell>
          <table:table-cell office:value-type="float" office:value="698" table:style-name="ce36">
            <text:p><text:s text:c="3"/>698</text:p>
          </table:table-cell>
          <table:table-cell office:value-type="float" office:value="5861" table:style-name="ce36">
            <text:p><text:s text:c="2"/>5 861</text:p>
          </table:table-cell>
          <table:table-cell office:value-type="float" office:value="1139" table:style-name="ce36">
            <text:p><text:s text:c="2"/>1 139</text:p>
          </table:table-cell>
          <table:table-cell office:value-type="float" office:value="7950" table:style-name="ce36">
            <text:p><text:s text:c="2"/>7 950</text:p>
          </table:table-cell>
          <table:table-cell office:value-type="float" office:value="40701" table:style-name="ce36">
            <text:p><text:s text:c="2"/>40 701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84182" table:style-name="ce37">
            <text:p><text:s text:c="2"/>84 182</text:p>
          </table:table-cell>
          <table:table-cell office:value-type="float" office:value="32485" table:style-name="ce37">
            <text:p><text:s text:c="2"/>32 485</text:p>
          </table:table-cell>
          <table:table-cell office:value-type="float" office:value="681" table:style-name="ce37">
            <text:p><text:s text:c="3"/>681</text:p>
          </table:table-cell>
          <table:table-cell office:value-type="float" office:value="1446" table:style-name="ce37">
            <text:p><text:s text:c="2"/>1 446</text:p>
          </table:table-cell>
          <table:table-cell office:value-type="float" office:value="1180" table:style-name="ce37">
            <text:p><text:s text:c="2"/>1 180</text:p>
          </table:table-cell>
          <table:table-cell office:value-type="float" office:value="8111" table:style-name="ce37">
            <text:p><text:s text:c="2"/>8 111</text:p>
          </table:table-cell>
          <table:table-cell office:value-type="float" office:value="1292" table:style-name="ce37">
            <text:p><text:s text:c="2"/>1 292</text:p>
          </table:table-cell>
          <table:table-cell office:value-type="float" office:value="12029" table:style-name="ce37">
            <text:p><text:s text:c="2"/>12 029</text:p>
          </table:table-cell>
          <table:table-cell office:value-type="float" office:value="38987" table:style-name="ce37">
            <text:p><text:s text:c="2"/>38 987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77805" table:style-name="ce38">
            <text:p><text:s text:c="2"/>77 80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586" table:style-name="ce38">
            <text:p><text:s text:c="2"/>3 586</text:p>
          </table:table-cell>
          <table:table-cell office:value-type="float" office:value="3586" table:style-name="ce38">
            <text:p><text:s text:c="2"/>3 586</text:p>
          </table:table-cell>
          <table:table-cell office:value-type="float" office:value="74219" table:style-name="ce38">
            <text:p><text:s text:c="2"/>74 219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206334" table:style-name="ce38">
            <text:p><text:s text:c="2"/>206 334</text:p>
          </table:table-cell>
          <table:table-cell office:value-type="float" office:value="1319" table:style-name="ce38">
            <text:p><text:s text:c="2"/>1 31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5091" table:style-name="ce38">
            <text:p><text:s text:c="2"/>25 091</text:p>
          </table:table-cell>
          <table:table-cell office:value-type="float" office:value="-1184" table:style-name="ce38">
            <text:p><text:s/>(-) <text:s/>1 184</text:p>
          </table:table-cell>
          <table:table-cell office:value-type="float" office:value="23907" table:style-name="ce38">
            <text:p><text:s text:c="2"/>23 907</text:p>
          </table:table-cell>
          <table:table-cell office:value-type="float" office:value="181108" table:style-name="ce38">
            <text:p><text:s text:c="2"/>181 108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63422" table:style-name="ce37">
            <text:p><text:s text:c="2"/>63 422</text:p>
          </table:table-cell>
          <table:table-cell office:value-type="float" office:value="2146" table:style-name="ce37">
            <text:p><text:s text:c="2"/>2 14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1" table:style-name="ce37">
            <text:p><text:s text:c="3"/>181</text:p>
          </table:table-cell>
          <table:table-cell office:value-type="float" office:value="2822" table:style-name="ce37">
            <text:p><text:s text:c="2"/>2 822</text:p>
          </table:table-cell>
          <table:table-cell office:value-type="float" office:value="3003" table:style-name="ce37">
            <text:p><text:s text:c="2"/>3 003</text:p>
          </table:table-cell>
          <table:table-cell office:value-type="float" office:value="58273" table:style-name="ce37">
            <text:p><text:s text:c="2"/>58 273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365497" table:style-name="ce38">
            <text:p><text:s text:c="2"/>365 49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765" table:style-name="ce38">
            <text:p><text:s text:c="2"/>19 765</text:p>
          </table:table-cell>
          <table:table-cell office:value-type="float" office:value="19765" table:style-name="ce38">
            <text:p><text:s text:c="2"/>19 765</text:p>
          </table:table-cell>
          <table:table-cell office:value-type="float" office:value="345732" table:style-name="ce38">
            <text:p><text:s text:c="2"/>345 73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171018" table:style-name="ce36">
            <text:p><text:s text:c="2"/>171 0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568" table:style-name="ce36">
            <text:p><text:s text:c="2"/>9 568</text:p>
          </table:table-cell>
          <table:table-cell office:value-type="float" office:value="9568" table:style-name="ce36">
            <text:p><text:s text:c="2"/>9 568</text:p>
          </table:table-cell>
          <table:table-cell office:value-type="float" office:value="161450" table:style-name="ce36">
            <text:p><text:s text:c="2"/>161 45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141143" table:style-name="ce36">
            <text:p><text:s text:c="2"/>141 1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082" table:style-name="ce36">
            <text:p><text:s text:c="2"/>5 082</text:p>
          </table:table-cell>
          <table:table-cell office:value-type="float" office:value="5082" table:style-name="ce36">
            <text:p><text:s text:c="2"/>5 082</text:p>
          </table:table-cell>
          <table:table-cell office:value-type="float" office:value="136061" table:style-name="ce36">
            <text:p><text:s text:c="2"/>136 06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60109" table:style-name="ce36">
            <text:p><text:s text:c="2"/>60 109</text:p>
          </table:table-cell>
          <table:table-cell office:value-type="float" office:value="-81830" table:style-name="ce36">
            <text:p><text:s/>(-) <text:s/>81 8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32" table:style-name="ce36">
            <text:p><text:s text:c="2"/>1 332</text:p>
          </table:table-cell>
          <table:table-cell office:value-type="float" office:value="1332" table:style-name="ce36">
            <text:p><text:s text:c="2"/>1 332</text:p>
          </table:table-cell>
          <table:table-cell office:value-type="float" office:value="140607" table:style-name="ce36">
            <text:p><text:s text:c="2"/>140 607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40129" table:style-name="ce36">
            <text:p><text:s text:c="2"/>40 129</text:p>
          </table:table-cell>
          <table:table-cell office:value-type="float" office:value="-727257" table:style-name="ce36">
            <text:p><text:s/>(-) <text:s/>727 25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05" table:style-name="ce36">
            <text:p><text:s text:c="3"/>605</text:p>
          </table:table-cell>
          <table:table-cell office:value-type="float" office:value="605" table:style-name="ce36">
            <text:p><text:s text:c="3"/>605</text:p>
          </table:table-cell>
          <table:table-cell office:value-type="float" office:value="766781" table:style-name="ce36">
            <text:p><text:s text:c="2"/>766 78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137818" table:style-name="ce36">
            <text:p><text:s text:c="2"/>137 8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-64783" table:style-name="ce36">
            <text:p><text:s/>(-) <text:s/>64 78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49" table:style-name="ce36">
            <text:p><text:s text:c="2"/>1 849</text:p>
          </table:table-cell>
          <table:table-cell office:value-type="float" office:value="5176" table:style-name="ce36">
            <text:p><text:s text:c="2"/>5 176</text:p>
          </table:table-cell>
          <table:table-cell office:value-type="float" office:value="7025" table:style-name="ce36">
            <text:p><text:s text:c="2"/>7 025</text:p>
          </table:table-cell>
          <table:table-cell office:value-type="float" office:value="195576" table:style-name="ce36">
            <text:p><text:s text:c="2"/>195 576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94517" table:style-name="ce38">
            <text:p><text:s text:c="2"/>94 51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212" table:style-name="ce38">
            <text:p><text:s text:c="2"/>8 212</text:p>
          </table:table-cell>
          <table:table-cell office:value-type="float" office:value="629" table:style-name="ce38">
            <text:p><text:s text:c="3"/>629</text:p>
          </table:table-cell>
          <table:table-cell office:value-type="float" office:value="8841" table:style-name="ce38">
            <text:p><text:s text:c="2"/>8 841</text:p>
          </table:table-cell>
          <table:table-cell office:value-type="float" office:value="85676" table:style-name="ce38">
            <text:p><text:s text:c="2"/>85 676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26635" table:style-name="ce37">
            <text:p><text:s text:c="2"/>26 63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-1837" table:style-name="ce37">
            <text:p><text:s/>(-) <text:s/>1 83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7" table:style-name="ce37">
            <text:p><text:s text:c="3"/>177</text:p>
          </table:table-cell>
          <table:table-cell office:value-type="float" office:value="3642" table:style-name="ce37">
            <text:p><text:s text:c="2"/>3 642</text:p>
          </table:table-cell>
          <table:table-cell office:value-type="float" office:value="3819" table:style-name="ce37">
            <text:p><text:s text:c="2"/>3 819</text:p>
          </table:table-cell>
          <table:table-cell office:value-type="float" office:value="24653" table:style-name="ce37">
            <text:p><text:s text:c="2"/>24 653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45151" table:style-name="ce37">
            <text:p><text:s text:c="2"/>45 15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16" table:style-name="ce37">
            <text:p><text:s text:c="3"/>316</text:p>
          </table:table-cell>
          <table:table-cell office:value-type="float" office:value="1566" table:style-name="ce37">
            <text:p><text:s text:c="2"/>1 566</text:p>
          </table:table-cell>
          <table:table-cell office:value-type="float" office:value="1882" table:style-name="ce37">
            <text:p><text:s text:c="2"/>1 882</text:p>
          </table:table-cell>
          <table:table-cell office:value-type="float" office:value="43269" table:style-name="ce37">
            <text:p><text:s text:c="2"/>43 269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90840" table:style-name="ce37">
            <text:p><text:s text:c="2"/>90 84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126" table:style-name="ce37">
            <text:p><text:s text:c="2"/>5 126</text:p>
          </table:table-cell>
          <table:table-cell office:value-type="float" office:value="5126" table:style-name="ce37">
            <text:p><text:s text:c="2"/>5 126</text:p>
          </table:table-cell>
          <table:table-cell office:value-type="float" office:value="85714" table:style-name="ce37">
            <text:p><text:s text:c="2"/>85 714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21076" table:style-name="ce37">
            <text:p><text:s text:c="2"/>21 07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35" table:style-name="ce37">
            <text:p><text:s text:c="2"/>1 435</text:p>
          </table:table-cell>
          <table:table-cell office:value-type="float" office:value="1435" table:style-name="ce37">
            <text:p><text:s text:c="2"/>1 435</text:p>
          </table:table-cell>
          <table:table-cell office:value-type="float" office:value="19641" table:style-name="ce37">
            <text:p><text:s text:c="2"/>19 64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42818" table:style-name="ce36">
            <text:p><text:s text:c="2"/>42 8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56" table:style-name="ce36">
            <text:p><text:s text:c="2"/>3 256</text:p>
          </table:table-cell>
          <table:table-cell office:value-type="float" office:value="3256" table:style-name="ce36">
            <text:p><text:s text:c="2"/>3 256</text:p>
          </table:table-cell>
          <table:table-cell office:value-type="float" office:value="39562" table:style-name="ce36">
            <text:p><text:s text:c="2"/>39 56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229043" table:style-name="ce36">
            <text:p><text:s text:c="2"/>229 0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525" table:style-name="ce36">
            <text:p><text:s text:c="2"/>18 525</text:p>
          </table:table-cell>
          <table:table-cell office:value-type="float" office:value="3525" table:style-name="ce36">
            <text:p><text:s text:c="2"/>3 525</text:p>
          </table:table-cell>
          <table:table-cell office:value-type="float" office:value="22050" table:style-name="ce36">
            <text:p><text:s text:c="2"/>22 050</text:p>
          </table:table-cell>
          <table:table-cell office:value-type="float" office:value="206993" table:style-name="ce36">
            <text:p><text:s text:c="2"/>206 99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33426" table:style-name="ce36">
            <text:p><text:s text:c="2"/>33 426</text:p>
          </table:table-cell>
          <table:table-cell office:value-type="float" office:value="10224" table:style-name="ce36">
            <text:p><text:s text:c="2"/>10 224</text:p>
          </table:table-cell>
          <table:table-cell office:value-type="float" office:value="59" table:style-name="ce36">
            <text:p><text:s text:c="3"/>59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48" table:style-name="ce36">
            <text:p><text:s text:c="3"/>848</text:p>
          </table:table-cell>
          <table:table-cell office:value-type="float" office:value="852" table:style-name="ce36">
            <text:p><text:s text:c="3"/>852</text:p>
          </table:table-cell>
          <table:table-cell office:value-type="float" office:value="22291" table:style-name="ce36">
            <text:p><text:s text:c="2"/>22 291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42881" table:style-name="ce36">
            <text:p><text:s text:c="2"/>42 88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35" table:style-name="ce36">
            <text:p><text:s text:c="2"/>1 735</text:p>
          </table:table-cell>
          <table:table-cell office:value-type="float" office:value="1747" table:style-name="ce36">
            <text:p><text:s text:c="2"/>1 747</text:p>
          </table:table-cell>
          <table:table-cell office:value-type="float" office:value="41134" table:style-name="ce36">
            <text:p><text:s text:c="2"/>41 13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201352" table:style-name="ce36">
            <text:p><text:s text:c="2"/>201 35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482" table:style-name="ce36">
            <text:p><text:s text:c="2"/>33 482</text:p>
          </table:table-cell>
          <table:table-cell office:value-type="float" office:value="7043" table:style-name="ce36">
            <text:p><text:s text:c="2"/>7 043</text:p>
          </table:table-cell>
          <table:table-cell office:value-type="float" office:value="40525" table:style-name="ce36">
            <text:p><text:s text:c="2"/>40 525</text:p>
          </table:table-cell>
          <table:table-cell office:value-type="float" office:value="160827" table:style-name="ce36">
            <text:p><text:s text:c="2"/>160 827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120649" table:style-name="ce37">
            <text:p><text:s text:c="2"/>120 649</text:p>
          </table:table-cell>
          <table:table-cell office:value-type="float" office:value="160" table:style-name="ce37">
            <text:p><text:s text:c="3"/>16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352" table:style-name="ce37">
            <text:p><text:s text:c="2"/>5 352</text:p>
          </table:table-cell>
          <table:table-cell office:value-type="float" office:value="5352" table:style-name="ce37">
            <text:p><text:s text:c="2"/>5 352</text:p>
          </table:table-cell>
          <table:table-cell office:value-type="float" office:value="115137" table:style-name="ce37">
            <text:p><text:s text:c="2"/>115 137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516805" table:style-name="ce37">
            <text:p><text:s text:c="2"/>516 80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3672" table:style-name="ce37">
            <text:p><text:s text:c="2"/>63 672</text:p>
          </table:table-cell>
          <table:table-cell office:value-type="float" office:value="63672" table:style-name="ce37">
            <text:p><text:s text:c="2"/>63 672</text:p>
          </table:table-cell>
          <table:table-cell office:value-type="float" office:value="453133" table:style-name="ce37">
            <text:p><text:s text:c="2"/>453 133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170351" table:style-name="ce37">
            <text:p><text:s text:c="2"/>170 35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06" table:style-name="ce37">
            <text:p><text:s text:c="2"/>1 006</text:p>
          </table:table-cell>
          <table:table-cell office:value-type="float" office:value="1006" table:style-name="ce37">
            <text:p><text:s text:c="2"/>1 006</text:p>
          </table:table-cell>
          <table:table-cell office:value-type="float" office:value="169345" table:style-name="ce37">
            <text:p><text:s text:c="2"/>169 345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335975" table:style-name="ce37">
            <text:p><text:s text:c="2"/>335 97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5975" table:style-name="ce37">
            <text:p><text:s text:c="2"/>335 975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178631" table:style-name="ce37">
            <text:p><text:s text:c="2"/>178 63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998" table:style-name="ce37">
            <text:p><text:s text:c="2"/>8 998</text:p>
          </table:table-cell>
          <table:table-cell office:value-type="float" office:value="8998" table:style-name="ce37">
            <text:p><text:s text:c="2"/>8 998</text:p>
          </table:table-cell>
          <table:table-cell office:value-type="float" office:value="169633" table:style-name="ce37">
            <text:p><text:s text:c="2"/>169 633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48557" table:style-name="ce36">
            <text:p><text:s text:c="2"/>48 55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" table:style-name="ce36">
            <text:p><text:s text:c="3"/>46</text:p>
          </table:table-cell>
          <table:table-cell office:value-type="float" office:value="46" table:style-name="ce36">
            <text:p><text:s text:c="3"/>46</text:p>
          </table:table-cell>
          <table:table-cell office:value-type="float" office:value="48511" table:style-name="ce36">
            <text:p><text:s text:c="2"/>48 511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78832" table:style-name="ce36">
            <text:p><text:s text:c="2"/>78 8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96" table:style-name="ce36">
            <text:p><text:s text:c="2"/>3 996</text:p>
          </table:table-cell>
          <table:table-cell office:value-type="float" office:value="3996" table:style-name="ce36">
            <text:p><text:s text:c="2"/>3 996</text:p>
          </table:table-cell>
          <table:table-cell office:value-type="float" office:value="74836" table:style-name="ce36">
            <text:p><text:s text:c="2"/>74 836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106819" table:style-name="ce36">
            <text:p><text:s text:c="2"/>106 8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402" table:style-name="ce36">
            <text:p><text:s text:c="2"/>5 402</text:p>
          </table:table-cell>
          <table:table-cell office:value-type="float" office:value="5402" table:style-name="ce36">
            <text:p><text:s text:c="2"/>5 402</text:p>
          </table:table-cell>
          <table:table-cell office:value-type="float" office:value="101417" table:style-name="ce36">
            <text:p><text:s text:c="2"/>101 417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100936" table:style-name="ce36">
            <text:p><text:s text:c="2"/>100 93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840" table:style-name="ce36">
            <text:p><text:s text:c="2"/>8 840</text:p>
          </table:table-cell>
          <table:table-cell office:value-type="float" office:value="8840" table:style-name="ce36">
            <text:p><text:s text:c="2"/>8 840</text:p>
          </table:table-cell>
          <table:table-cell office:value-type="float" office:value="92096" table:style-name="ce36">
            <text:p><text:s text:c="2"/>92 096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77413" table:style-name="ce36">
            <text:p><text:s text:c="2"/>77 4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94" table:style-name="ce36">
            <text:p><text:s text:c="2"/>1 694</text:p>
          </table:table-cell>
          <table:table-cell office:value-type="float" office:value="1694" table:style-name="ce36">
            <text:p><text:s text:c="2"/>1 694</text:p>
          </table:table-cell>
          <table:table-cell office:value-type="float" office:value="75719" table:style-name="ce36">
            <text:p><text:s text:c="2"/>75 719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119138" table:style-name="ce37">
            <text:p><text:s text:c="2"/>119 13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407" table:style-name="ce37">
            <text:p><text:s text:c="2"/>7 407</text:p>
          </table:table-cell>
          <table:table-cell office:value-type="float" office:value="7407" table:style-name="ce37">
            <text:p><text:s text:c="2"/>7 407</text:p>
          </table:table-cell>
          <table:table-cell office:value-type="float" office:value="111731" table:style-name="ce37">
            <text:p><text:s text:c="2"/>111 731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34472" table:style-name="ce37">
            <text:p><text:s text:c="2"/>34 47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48" table:style-name="ce37">
            <text:p><text:s text:c="2"/>1 548</text:p>
          </table:table-cell>
          <table:table-cell office:value-type="float" office:value="1548" table:style-name="ce37">
            <text:p><text:s text:c="2"/>1 548</text:p>
          </table:table-cell>
          <table:table-cell office:value-type="float" office:value="32924" table:style-name="ce37">
            <text:p><text:s text:c="2"/>32 924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573744" table:style-name="ce37">
            <text:p><text:s text:c="2"/>573 74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73744" table:style-name="ce37">
            <text:p><text:s text:c="2"/>573 744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12176" table:style-name="ce37">
            <text:p><text:s text:c="2"/>12 17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176" table:style-name="ce37">
            <text:p><text:s text:c="2"/>12 176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235352" table:style-name="ce37">
            <text:p><text:s text:c="2"/>235 35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5352" table:style-name="ce37">
            <text:p><text:s text:c="2"/>235 352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87633" table:style-name="ce36">
            <text:p><text:s text:c="2"/>87 6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06" table:style-name="ce36">
            <text:p><text:s text:c="2"/>1 506</text:p>
          </table:table-cell>
          <table:table-cell office:value-type="float" office:value="1506" table:style-name="ce36">
            <text:p><text:s text:c="2"/>1 506</text:p>
          </table:table-cell>
          <table:table-cell office:value-type="float" office:value="86127" table:style-name="ce36">
            <text:p><text:s text:c="2"/>86 127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142611" table:style-name="ce36">
            <text:p><text:s text:c="2"/>142 6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2611" table:style-name="ce36">
            <text:p><text:s text:c="2"/>142 611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175346" table:style-name="ce36">
            <text:p><text:s text:c="2"/>175 34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08" table:style-name="ce36">
            <text:p><text:s text:c="2"/>4 808</text:p>
          </table:table-cell>
          <table:table-cell office:value-type="float" office:value="4808" table:style-name="ce36">
            <text:p><text:s text:c="2"/>4 808</text:p>
          </table:table-cell>
          <table:table-cell office:value-type="float" office:value="170538" table:style-name="ce36">
            <text:p><text:s text:c="2"/>170 538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39896" table:style-name="ce36">
            <text:p><text:s text:c="2"/>39 89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927" table:style-name="ce36">
            <text:p><text:s text:c="2"/>4 927</text:p>
          </table:table-cell>
          <table:table-cell office:value-type="float" office:value="4933" table:style-name="ce36">
            <text:p><text:s text:c="2"/>4 933</text:p>
          </table:table-cell>
          <table:table-cell office:value-type="float" office:value="34963" table:style-name="ce36">
            <text:p><text:s text:c="2"/>34 963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79327" table:style-name="ce36">
            <text:p><text:s text:c="2"/>79 3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9327" table:style-name="ce36">
            <text:p><text:s text:c="2"/>79 327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26040" table:style-name="ce37">
            <text:p><text:s text:c="2"/>26 04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82" table:style-name="ce37">
            <text:p><text:s text:c="2"/>1 182</text:p>
          </table:table-cell>
          <table:table-cell office:value-type="float" office:value="1182" table:style-name="ce37">
            <text:p><text:s text:c="2"/>1 182</text:p>
          </table:table-cell>
          <table:table-cell office:value-type="float" office:value="24858" table:style-name="ce37">
            <text:p><text:s text:c="2"/>24 858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34778" table:style-name="ce37">
            <text:p><text:s text:c="2"/>34 77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75" table:style-name="ce37">
            <text:p><text:s text:c="3"/>475</text:p>
          </table:table-cell>
          <table:table-cell office:value-type="float" office:value="475" table:style-name="ce37">
            <text:p><text:s text:c="3"/>475</text:p>
          </table:table-cell>
          <table:table-cell office:value-type="float" office:value="34303" table:style-name="ce37">
            <text:p><text:s text:c="2"/>34 303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53656" table:style-name="ce37">
            <text:p><text:s text:c="2"/>53 65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3656" table:style-name="ce37">
            <text:p><text:s text:c="2"/>53 656</text:p>
          </table:table-cell>
          <table:table-cell table:number-columns-repeated="16373"/>
        </table:table-row>
        <table:table-row table:style-name="ro5">
          <table:table-cell table:style-name="ce10"/>
          <table:table-cell table:style-name="ce11"/>
          <table:table-cell table:number-columns-repeated="9" table:style-name="ce53"/>
          <table:table-cell table:number-columns-repeated="16373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10631670" table:style-name="ce48">
            <text:p><text:s/>10 631 670</text:p>
          </table:table-cell>
          <table:table-cell office:value-type="float" office:value="0" table:style-name="ce48">
            <text:p><text:s text:c="3"/>0</text:p>
          </table:table-cell>
          <table:table-cell office:value-type="float" office:value="0" table:style-name="ce48">
            <text:p><text:s text:c="3"/>0</text:p>
          </table:table-cell>
          <table:table-cell office:value-type="float" office:value="36832" table:style-name="ce48">
            <text:p><text:s text:c="2"/>36 832</text:p>
          </table:table-cell>
          <table:table-cell office:value-type="float" office:value="43188" table:style-name="ce48">
            <text:p><text:s text:c="2"/>43 188</text:p>
          </table:table-cell>
          <table:table-cell office:value-type="float" office:value="363552" table:style-name="ce48">
            <text:p><text:s text:c="2"/>363 552</text:p>
          </table:table-cell>
          <table:table-cell office:value-type="float" office:value="334287" table:style-name="ce48">
            <text:p><text:s text:c="2"/>334 287</text:p>
          </table:table-cell>
          <table:table-cell office:value-type="float" office:value="777859" table:style-name="ce48">
            <text:p><text:s text:c="2"/>777 859</text:p>
          </table:table-cell>
          <table:table-cell office:value-type="float" office:value="9853811" table:style-name="ce48">
            <text:p><text:s/>9 853 811</text:p>
          </table:table-cell>
          <table:table-cell table:number-columns-repeated="16373" table:style-name="ce16"/>
        </table:table-row>
        <table:table-row table:style-name="ro4">
          <table:table-cell table:style-name="ce31"/>
          <table:table-cell table:number-columns-repeated="10" table:style-name="ce32"/>
          <table:table-cell table:number-columns-repeated="16373"/>
        </table:table-row>
        <table:table-row table:number-rows-repeated="1048440" table:style-name="ro7">
          <table:table-cell table:number-columns-repeated="16384"/>
        </table:table-row>
        <table:named-expressions>
          <table:named-range table:name="Print_Area" table:cell-range-address="oferta.$A$1:oferta.$G$136" table:base-cell-address="oferta.$A$1"/>
        </table:named-expressions>
      </table:table>
      <table:table table:name="producao" table:style-name="ta1">
        <table:table-column table:style-name="co1" table:default-cell-style-name="ce1"/>
        <table:table-column table:style-name="co2" table:default-cell-style-name="ce1"/>
        <table:table-column table:style-name="co5" table:number-columns-repeated="68" table:default-cell-style-name="ce1"/>
        <table:table-column table:style-name="co5" table:default-cell-style-name="ce43"/>
        <table:table-column table:style-name="co4" table:number-columns-repeated="16313" table:default-cell-style-name="ce1"/>
        <table:table-row table:style-name="ro1">
          <table:table-cell office:value-type="string" table:style-name="ce17">
            <text:p>Tabela 1 - Recursos de bens e serviços - 2013</text:p>
          </table:table-cell>
          <table:table-cell table:number-columns-repeated="6" table:style-name="ce17"/>
          <table:table-cell table:number-columns-repeated="63" table:style-name="ce19"/>
          <table:table-cell table:style-name="ce42"/>
          <table:table-cell table:number-columns-repeated="16313" table:style-name="ce19"/>
        </table:table-row>
        <table:table-row table:style-name="ro2">
          <table:table-cell table:number-columns-repeated="6" table:style-name="ce1"/>
          <table:table-cell table:style-name="ce2"/>
          <table:table-cell table:number-columns-repeated="63" table:style-name="ce1"/>
          <table:table-cell table:style-name="ce43"/>
          <table:table-cell table:number-columns-repeated="16313"/>
        </table:table-row>
        <table:table-row table:style-name="ro2">
          <table:table-cell office:value-type="string" table:number-columns-spanned="1" table:number-rows-spanned="2" table:style-name="ce54">
            <text:p>Código</text:p>
            <text:p>do</text:p>
            <text:p>produto</text:p>
          </table:table-cell>
          <table:table-cell office:value-type="string" table:number-columns-spanned="1" table:number-rows-spanned="2" table:style-name="ce56">
            <text:p>Descrição do produto</text:p>
          </table:table-cell>
          <table:table-cell office:value-type="string" table:style-name="ce40">
            <text:p>Produção das atividades (valores correntes em 1 000 000 R$)</text:p>
          </table:table-cell>
          <table:table-cell table:number-columns-repeated="5" table:style-name="ce44"/>
          <table:table-cell table:number-columns-repeated="63" table:style-name="ce41"/>
          <table:table-cell table:number-columns-repeated="16313"/>
        </table:table-row>
        <table:table-row table:style-name="ro3">
          <table:covered-table-cell/>
          <table:covered-table-cell/>
          <table:table-cell office:value-type="string" table:style-name="ce27">
            <text:p>0191</text:p>
            <text:p>Agricultura, inclusive o apoio à agricultura e a pós-colheita</text:p>
          </table:table-cell>
          <table:table-cell office:value-type="string" table:style-name="ce27">
            <text:p>0192</text:p>
            <text:p>Pecuária, inclusive o apoio à pecuária</text:p>
          </table:table-cell>
          <table:table-cell office:value-type="string" table:style-name="ce27">
            <text:p>0280</text:p>
            <text:p>Produção florestal; pesca e aquicultura</text:p>
          </table:table-cell>
          <table:table-cell office:value-type="string" table:style-name="ce45">
            <text:p>0580</text:p>
            <text:p>Extração de carvão mineral e de minerais não-metálicos</text:p>
          </table:table-cell>
          <table:table-cell office:value-type="string" table:style-name="ce27">
            <text:p>0680</text:p>
            <text:p>Extração de petróleo e gás, inclusive as atividades de apoio</text:p>
          </table:table-cell>
          <table:table-cell office:value-type="string" table:style-name="ce27">
            <text:p>0791</text:p>
            <text:p>Extração de minério de ferro, inclusive beneficiamentos e a aglomeração</text:p>
          </table:table-cell>
          <table:table-cell office:value-type="string" table:style-name="ce27">
            <text:p>0792</text:p>
            <text:p>Extração de minerais metálicos não-ferrosos, inclusive beneficiamentos</text:p>
          </table:table-cell>
          <table:table-cell office:value-type="string" table:style-name="ce27">
            <text:p>1091</text:p>
            <text:p>Abate e produtos de carne, inclusive os produtos do laticínio e da pesca</text:p>
          </table:table-cell>
          <table:table-cell office:value-type="string" table:style-name="ce27">
            <text:p>1092</text:p>
            <text:p>Fabricação e refino de açúcar</text:p>
          </table:table-cell>
          <table:table-cell office:value-type="string" table:style-name="ce27">
            <text:p>1093</text:p>
            <text:p>Outros produtos alimentares</text:p>
          </table:table-cell>
          <table:table-cell office:value-type="string" table:style-name="ce27">
            <text:p>1100</text:p>
            <text:p>Fabricação de bebidas</text:p>
          </table:table-cell>
          <table:table-cell office:value-type="string" table:style-name="ce27">
            <text:p>1200</text:p>
            <text:p>Fabricação de produtos do fumo</text:p>
          </table:table-cell>
          <table:table-cell office:value-type="string" table:style-name="ce27">
            <text:p>1300</text:p>
            <text:p>Fabricação de produtos têxteis</text:p>
          </table:table-cell>
          <table:table-cell office:value-type="string" table:style-name="ce27">
            <text:p>1400</text:p>
            <text:p>Confecção de artefatos do vestuário e acessórios</text:p>
          </table:table-cell>
          <table:table-cell office:value-type="string" table:style-name="ce27">
            <text:p>1500</text:p>
            <text:p>Fabricação de calçados e de artefatos de couro</text:p>
          </table:table-cell>
          <table:table-cell office:value-type="string" table:style-name="ce27">
            <text:p>1600</text:p>
            <text:p>Fabricação de produtos da madeira</text:p>
          </table:table-cell>
          <table:table-cell office:value-type="string" table:style-name="ce27">
            <text:p>1700</text:p>
            <text:p>Fabricação de celulose, papel e produtos de papel</text:p>
          </table:table-cell>
          <table:table-cell office:value-type="string" table:style-name="ce27">
            <text:p>1800</text:p>
            <text:p>Impressão e reprodução de gravações</text:p>
          </table:table-cell>
          <table:table-cell office:value-type="string" table:style-name="ce27">
            <text:p>1991</text:p>
            <text:p>Refino de petróleo e coquerias</text:p>
          </table:table-cell>
          <table:table-cell office:value-type="string" table:style-name="ce27">
            <text:p>1992</text:p>
            <text:p>Fabricação de biocombustíveis</text:p>
          </table:table-cell>
          <table:table-cell office:value-type="string" table:style-name="ce27">
            <text:p>2091</text:p>
            <text:p>Fabricação de químicos orgânicos e inorgânicos, resinas e elastômeros</text:p>
          </table:table-cell>
          <table:table-cell office:value-type="string" table:style-name="ce27">
            <text:p>2092</text:p>
            <text:p>Fabricação de defensivos, desinfestantes, tintas e químicos diversos</text:p>
          </table:table-cell>
          <table:table-cell office:value-type="string" table:style-name="ce27">
            <text:p>2093</text:p>
            <text:p>Fabricação de produtos de limpeza, cosméticos/perfumaria e higiene pessoal</text:p>
          </table:table-cell>
          <table:table-cell office:value-type="string" table:style-name="ce27">
            <text:p>2100</text:p>
            <text:p>Fabricação de produtos farmoquímicos e farmacêuticos</text:p>
          </table:table-cell>
          <table:table-cell office:value-type="string" table:style-name="ce27">
            <text:p>2200</text:p>
            <text:p>Fabricação de produtos de borracha e de material plástico</text:p>
          </table:table-cell>
          <table:table-cell office:value-type="string" table:style-name="ce27">
            <text:p>2300</text:p>
            <text:p>Fabricação de produtos de minerais não-metálicos</text:p>
          </table:table-cell>
          <table:table-cell office:value-type="string" table:style-name="ce27">
            <text:p>2491</text:p>
            <text:p>Produção de ferro-gusa/ferroligas, siderurgia e tubos de aço sem costura</text:p>
          </table:table-cell>
          <table:table-cell office:value-type="string" table:style-name="ce27">
            <text:p>2492</text:p>
            <text:p>Metalurgia de metais não-ferrosos e a fundição de metais</text:p>
          </table:table-cell>
          <table:table-cell office:value-type="string" table:style-name="ce27">
            <text:p>2500</text:p>
            <text:p>Fabricação de produtos de metal, exceto máquinas e equipamentos</text:p>
          </table:table-cell>
          <table:table-cell office:value-type="string" table:style-name="ce27">
            <text:p>2600</text:p>
            <text:p>Fabricação de equipamentos de informática, produtos eletrônicos e ópticos</text:p>
          </table:table-cell>
          <table:table-cell office:value-type="string" table:style-name="ce27">
            <text:p>2700</text:p>
            <text:p>Fabricação de máquinas e equipamentos elétricos</text:p>
          </table:table-cell>
          <table:table-cell office:value-type="string" table:style-name="ce27">
            <text:p>2800</text:p>
            <text:p>Fabricação de máquinas e equipamentos mecânicos</text:p>
          </table:table-cell>
          <table:table-cell office:value-type="string" table:style-name="ce27">
            <text:p>2991</text:p>
            <text:p>Fabricação de automóveis, caminhões e ônibus, exceto peças</text:p>
          </table:table-cell>
          <table:table-cell office:value-type="string" table:style-name="ce27">
            <text:p>2992</text:p>
            <text:p>Fabricação de peças e acessórios para veículos automotores</text:p>
          </table:table-cell>
          <table:table-cell office:value-type="string" table:style-name="ce27">
            <text:p>3000</text:p>
            <text:p>Fabricação de outros equipamentos de transporte, exceto veículos automotores</text:p>
          </table:table-cell>
          <table:table-cell office:value-type="string" table:style-name="ce27">
            <text:p>3180</text:p>
            <text:p>Fabricação de móveis e de produtos de indústrias diversas</text:p>
          </table:table-cell>
          <table:table-cell office:value-type="string" table:style-name="ce27">
            <text:p>3300</text:p>
            <text:p>Manutenção, reparação e instalação de máquinas e equipamentos</text:p>
          </table:table-cell>
          <table:table-cell office:value-type="string" table:style-name="ce27">
            <text:p>3500</text:p>
            <text:p>Energia elétrica, gás natural e outras utilidades</text:p>
          </table:table-cell>
          <table:table-cell office:value-type="string" table:style-name="ce27">
            <text:p>3680</text:p>
            <text:p>Água, esgoto e gestão de resíduos</text:p>
          </table:table-cell>
          <table:table-cell office:value-type="string" table:style-name="ce27">
            <text:p>4180</text:p>
            <text:p>Construção</text:p>
          </table:table-cell>
          <table:table-cell office:value-type="string" table:style-name="ce27">
            <text:p>4500</text:p>
            <text:p>Comércio e reparação de veículos automotores e motocicletas</text:p>
          </table:table-cell>
          <table:table-cell office:value-type="string" table:style-name="ce27">
            <text:p>4680</text:p>
            <text:p>Comércio por atacado e a varejo, exceto veículos automotores</text:p>
          </table:table-cell>
          <table:table-cell office:value-type="string" table:style-name="ce27">
            <text:p>4900</text:p>
            <text:p>Transporte terrestre</text:p>
          </table:table-cell>
          <table:table-cell office:value-type="string" table:style-name="ce27">
            <text:p>5000</text:p>
            <text:p>Transporte aquaviário</text:p>
          </table:table-cell>
          <table:table-cell office:value-type="string" table:style-name="ce27">
            <text:p>5100</text:p>
            <text:p>Transporte aéreo</text:p>
          </table:table-cell>
          <table:table-cell office:value-type="string" table:style-name="ce27">
            <text:p>5280</text:p>
            <text:p>Armazenamento, atividades auxiliares dos transportes e correio</text:p>
          </table:table-cell>
          <table:table-cell office:value-type="string" table:style-name="ce27">
            <text:p>5500</text:p>
            <text:p>Alojamento</text:p>
          </table:table-cell>
          <table:table-cell office:value-type="string" table:style-name="ce27">
            <text:p>5600</text:p>
            <text:p>Alimentação</text:p>
          </table:table-cell>
          <table:table-cell office:value-type="string" table:style-name="ce27">
            <text:p>5800</text:p>
            <text:p>Edição e edição integrada à impressão</text:p>
          </table:table-cell>
          <table:table-cell office:value-type="string" table:style-name="ce27">
            <text:p>5980</text:p>
            <text:p>Atividades de televisão, rádio, cinema e <text:s/>gravação/edição de som e imagem</text:p>
          </table:table-cell>
          <table:table-cell office:value-type="string" table:style-name="ce27">
            <text:p>6100</text:p>
            <text:p>Telecomunicações</text:p>
          </table:table-cell>
          <table:table-cell office:value-type="string" table:style-name="ce27">
            <text:p>6280</text:p>
            <text:p>Desenvolvimento de sistemas e outros serviços de informação</text:p>
          </table:table-cell>
          <table:table-cell office:value-type="string" table:style-name="ce45">
            <text:p>6480</text:p>
            <text:p>Intermediação financeira, seguros e previdência complementar</text:p>
          </table:table-cell>
          <table:table-cell office:value-type="string" table:style-name="ce27">
            <text:p>6800</text:p>
            <text:p>Atividades imobiliárias</text:p>
          </table:table-cell>
          <table:table-cell office:value-type="string" table:style-name="ce27">
            <text:p>6980</text:p>
            <text:p>Atividades jurídicas, contábeis, consultoria e sedes de empresas<text:s/></text:p>
          </table:table-cell>
          <table:table-cell office:value-type="string" table:style-name="ce27">
            <text:p>7180</text:p>
            <text:p>Serviços de arquitetura, engenharia, testes/análises técnicas e P &amp; D</text:p>
          </table:table-cell>
          <table:table-cell office:value-type="string" table:style-name="ce27">
            <text:p>7380</text:p>
            <text:p>Outras atividades profissionais, científicas e técnicas</text:p>
          </table:table-cell>
          <table:table-cell office:value-type="string" table:style-name="ce27">
            <text:p>7700</text:p>
            <text:p>Aluguéis não-imobiliários e gestão de ativos de propriedade intelectual</text:p>
          </table:table-cell>
          <table:table-cell office:value-type="string" table:style-name="ce27">
            <text:p>7880</text:p>
            <text:p>Outras atividades administrativas e serviços complementares</text:p>
          </table:table-cell>
          <table:table-cell office:value-type="string" table:style-name="ce27">
            <text:p>8000</text:p>
            <text:p>Atividades de vigilância, segurança e investigação</text:p>
          </table:table-cell>
          <table:table-cell office:value-type="string" table:style-name="ce27">
            <text:p>8400</text:p>
            <text:p>Administração pública, defesa e seguridade social</text:p>
          </table:table-cell>
          <table:table-cell office:value-type="string" table:style-name="ce27">
            <text:p>8591</text:p>
            <text:p>Educação pública</text:p>
          </table:table-cell>
          <table:table-cell office:value-type="string" table:style-name="ce27">
            <text:p>8592</text:p>
            <text:p>Educação privada</text:p>
          </table:table-cell>
          <table:table-cell office:value-type="string" table:style-name="ce27">
            <text:p>8691</text:p>
            <text:p>Saúde pública</text:p>
          </table:table-cell>
          <table:table-cell office:value-type="string" table:style-name="ce27">
            <text:p>8692</text:p>
            <text:p>Saúde privada</text:p>
          </table:table-cell>
          <table:table-cell office:value-type="string" table:style-name="ce27">
            <text:p>9080</text:p>
            <text:p>Atividades artísticas, criativas e de espetáculos</text:p>
          </table:table-cell>
          <table:table-cell office:value-type="string" table:style-name="ce27">
            <text:p>9480</text:p>
            <text:p>Organizações associativas e outros serviços pessoais</text:p>
          </table:table-cell>
          <table:table-cell office:value-type="string" table:style-name="ce27">
            <text:p>9700</text:p>
            <text:p>Serviços domésticos</text:p>
          </table:table-cell>
          <table:table-cell office:value-type="string" table:style-name="ce34">
            <text:p>Total</text:p>
            <text:p>do produto</text:p>
          </table:table-cell>
          <table:table-cell table:number-columns-repeated="16313"/>
        </table:table-row>
        <table:table-row table:style-name="ro4">
          <table:table-cell table:number-columns-repeated="70" table:style-name="ce3"/>
          <table:table-cell table:style-name="ce7"/>
          <table:table-cell table:number-columns-repeated="16313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10630" table:style-name="ce36">
            <text:p><text:s text:c="2"/>10 630</text:p>
          </table:table-cell>
          <table:table-cell office:value-type="float" office:value="372" table:style-name="ce36">
            <text:p><text:s text:c="3"/>372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9" table:style-name="ce36">
            <text:p><text:s text:c="3"/>48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500" table:style-name="ce36">
            <text:p><text:s text:c="2"/>11 500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24911" table:style-name="ce36">
            <text:p><text:s text:c="2"/>24 911</text:p>
          </table:table-cell>
          <table:table-cell office:value-type="float" office:value="1558" table:style-name="ce36">
            <text:p><text:s text:c="2"/>1 558</text:p>
          </table:table-cell>
          <table:table-cell office:value-type="float" office:value="48" table:style-name="ce36">
            <text:p><text:s text:c="3"/>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4" table:style-name="ce36">
            <text:p><text:s text:c="3"/>34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861" table:style-name="ce36">
            <text:p><text:s text:c="2"/>26 861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7863" table:style-name="ce36">
            <text:p><text:s text:c="2"/>7 863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875" table:style-name="ce36">
            <text:p><text:s text:c="2"/>7 875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44629" table:style-name="ce36">
            <text:p><text:s text:c="2"/>44 629</text:p>
          </table:table-cell>
          <table:table-cell office:value-type="float" office:value="233" table:style-name="ce36">
            <text:p><text:s text:c="3"/>233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863" table:style-name="ce36">
            <text:p><text:s text:c="2"/>44 863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81788" table:style-name="ce36">
            <text:p><text:s text:c="2"/>81 788</text:p>
          </table:table-cell>
          <table:table-cell office:value-type="float" office:value="2235" table:style-name="ce36">
            <text:p><text:s text:c="2"/>2 235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4057" table:style-name="ce36">
            <text:p><text:s text:c="2"/>84 057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47525" table:style-name="ce37">
            <text:p><text:s text:c="2"/>47 525</text:p>
          </table:table-cell>
          <table:table-cell office:value-type="float" office:value="2081" table:style-name="ce37">
            <text:p><text:s text:c="2"/>2 081</text:p>
          </table:table-cell>
          <table:table-cell office:value-type="float" office:value="123" table:style-name="ce37">
            <text:p><text:s text:c="3"/>12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1" table:style-name="ce37">
            <text:p><text:s text:c="3"/>13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95" table:style-name="ce37">
            <text:p><text:s text:c="3"/>295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0156" table:style-name="ce37">
            <text:p><text:s text:c="2"/>50 156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4780" table:style-name="ce37">
            <text:p><text:s text:c="2"/>4 780</text:p>
          </table:table-cell>
          <table:table-cell office:value-type="float" office:value="47" table:style-name="ce37">
            <text:p><text:s text:c="3"/>4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827" table:style-name="ce37">
            <text:p><text:s text:c="2"/>4 827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11930" table:style-name="ce37">
            <text:p><text:s text:c="2"/>11 930</text:p>
          </table:table-cell>
          <table:table-cell office:value-type="float" office:value="417" table:style-name="ce37">
            <text:p><text:s text:c="3"/>417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44" table:style-name="ce37">
            <text:p><text:s text:c="3"/>44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805" table:style-name="ce37">
            <text:p><text:s text:c="2"/>12 805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16089" table:style-name="ce37">
            <text:p><text:s text:c="2"/>16 089</text:p>
          </table:table-cell>
          <table:table-cell office:value-type="float" office:value="382" table:style-name="ce37">
            <text:p><text:s text:c="3"/>382</text:p>
          </table:table-cell>
          <table:table-cell office:value-type="float" office:value="57" table:style-name="ce37">
            <text:p><text:s text:c="3"/>5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6" table:style-name="ce37">
            <text:p><text:s text:c="3"/>9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648" table:style-name="ce37">
            <text:p><text:s text:c="2"/>16 648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3786" table:style-name="ce37">
            <text:p><text:s text:c="2"/>3 786</text:p>
          </table:table-cell>
          <table:table-cell office:value-type="float" office:value="51420" table:style-name="ce37">
            <text:p><text:s text:c="2"/>51 420</text:p>
          </table:table-cell>
          <table:table-cell office:value-type="float" office:value="182" table:style-name="ce37">
            <text:p><text:s text:c="3"/>18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5411" table:style-name="ce37">
            <text:p><text:s text:c="2"/>55 411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2325" table:style-name="ce36">
            <text:p><text:s text:c="2"/>2 325</text:p>
          </table:table-cell>
          <table:table-cell office:value-type="float" office:value="21604" table:style-name="ce36">
            <text:p><text:s text:c="2"/>21 604</text:p>
          </table:table-cell>
          <table:table-cell office:value-type="float" office:value="62" table:style-name="ce36">
            <text:p><text:s text:c="3"/>6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993" table:style-name="ce36">
            <text:p><text:s text:c="2"/>23 993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374" table:style-name="ce36">
            <text:p><text:s text:c="3"/>374</text:p>
          </table:table-cell>
          <table:table-cell office:value-type="float" office:value="6942" table:style-name="ce36">
            <text:p><text:s text:c="2"/>6 9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316" table:style-name="ce36">
            <text:p><text:s text:c="2"/>7 316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391" table:style-name="ce36">
            <text:p><text:s text:c="3"/>391</text:p>
          </table:table-cell>
          <table:table-cell office:value-type="float" office:value="20076" table:style-name="ce36">
            <text:p><text:s text:c="2"/>20 076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477" table:style-name="ce36">
            <text:p><text:s text:c="2"/>20 477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871" table:style-name="ce36">
            <text:p><text:s text:c="3"/>871</text:p>
          </table:table-cell>
          <table:table-cell office:value-type="float" office:value="1135" table:style-name="ce36">
            <text:p><text:s text:c="2"/>1 135</text:p>
          </table:table-cell>
          <table:table-cell office:value-type="float" office:value="18632" table:style-name="ce36">
            <text:p><text:s text:c="2"/>18 6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2" table:style-name="ce36">
            <text:p><text:s text:c="3"/>8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720" table:style-name="ce36">
            <text:p><text:s text:c="2"/>20 720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210" table:style-name="ce36">
            <text:p><text:s text:c="3"/>210</text:p>
          </table:table-cell>
          <table:table-cell office:value-type="float" office:value="335" table:style-name="ce36">
            <text:p><text:s text:c="3"/>335</text:p>
          </table:table-cell>
          <table:table-cell office:value-type="float" office:value="9162" table:style-name="ce36">
            <text:p><text:s text:c="2"/>9 16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707" table:style-name="ce36">
            <text:p><text:s text:c="2"/>9 707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14" table:style-name="ce37">
            <text:p><text:s text:c="2"/>1 2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40" table:style-name="ce37">
            <text:p><text:s text:c="2"/>1 240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67" table:style-name="ce37">
            <text:p><text:s text:c="3"/>67</text:p>
          </table:table-cell>
          <table:table-cell office:value-type="float" office:value="326" table:style-name="ce37">
            <text:p><text:s text:c="3"/>326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16659" table:style-name="ce37">
            <text:p><text:s text:c="2"/>16 659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6" table:style-name="ce37">
            <text:p><text:s text:c="3"/>4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8" table:style-name="ce37">
            <text:p><text:s text:c="3"/>128</text:p>
          </table:table-cell>
          <table:table-cell office:value-type="float" office:value="19" table:style-name="ce37">
            <text:p><text:s text:c="3"/>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69" table:style-name="ce37">
            <text:p><text:s text:c="3"/>56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1" table:style-name="ce37">
            <text:p><text:s text:c="3"/>1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996" table:style-name="ce37">
            <text:p><text:s text:c="2"/>17 996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8901" table:style-name="ce37">
            <text:p><text:s text:c="2"/>178 90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5" table:style-name="ce37">
            <text:p><text:s text:c="3"/>8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9" table:style-name="ce37">
            <text:p><text:s text:c="3"/>3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57" table:style-name="ce37">
            <text:p><text:s text:c="3"/>35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9392" table:style-name="ce37">
            <text:p><text:s text:c="2"/>179 392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7625" table:style-name="ce37">
            <text:p><text:s text:c="2"/>77 625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8" table:style-name="ce37">
            <text:p><text:s text:c="3"/>13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7770" table:style-name="ce37">
            <text:p><text:s text:c="2"/>77 770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0" table:style-name="ce37">
            <text:p><text:s text:c="3"/>3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10789" table:style-name="ce37">
            <text:p><text:s text:c="2"/>10 78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77" table:style-name="ce37">
            <text:p><text:s text:c="3"/>477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312" table:style-name="ce37">
            <text:p><text:s text:c="2"/>11 312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80" table:style-name="ce36">
            <text:p><text:s text:c="3"/>80</text:p>
          </table:table-cell>
          <table:table-cell office:value-type="float" office:value="293" table:style-name="ce36">
            <text:p><text:s text:c="3"/>293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4957" table:style-name="ce36">
            <text:p><text:s text:c="2"/>94 95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1" table:style-name="ce36">
            <text:p><text:s text:c="3"/>4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38" table:style-name="ce36">
            <text:p><text:s text:c="3"/>6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59" table:style-name="ce36">
            <text:p><text:s text:c="2"/>1 0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7540" table:style-name="ce36">
            <text:p><text:s text:c="2"/>97 540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722" table:style-name="ce36">
            <text:p><text:s text:c="2"/>11 7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786" table:style-name="ce36">
            <text:p><text:s text:c="2"/>11 78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337" table:style-name="ce36">
            <text:p><text:s text:c="2"/>38 3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80" table:style-name="ce36">
            <text:p><text:s text:c="2"/>1 98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76" table:style-name="ce36">
            <text:p><text:s text:c="2"/>2 47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815" table:style-name="ce36">
            <text:p><text:s text:c="2"/>42 81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45" table:style-name="ce36">
            <text:p><text:s text:c="2"/>4 04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4" table:style-name="ce36">
            <text:p><text:s text:c="3"/>5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103" table:style-name="ce36">
            <text:p><text:s text:c="2"/>4 103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103" table:style-name="ce36">
            <text:p><text:s text:c="2"/>16 10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79" table:style-name="ce36">
            <text:p><text:s text:c="2"/>2 37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532" table:style-name="ce36">
            <text:p><text:s text:c="2"/>18 532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104" table:style-name="ce37">
            <text:p><text:s text:c="3"/>104</text:p>
          </table:table-cell>
          <table:table-cell office:value-type="float" office:value="932" table:style-name="ce37">
            <text:p><text:s text:c="3"/>932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7086" table:style-name="ce37">
            <text:p><text:s text:c="2"/>37 08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12" table:style-name="ce37">
            <text:p><text:s text:c="3"/>9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9044" table:style-name="ce37">
            <text:p><text:s text:c="2"/>39 044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140" table:style-name="ce38">
            <text:p><text:s text:c="3"/>140</text:p>
          </table:table-cell>
          <table:table-cell office:value-type="float" office:value="52" table:style-name="ce38">
            <text:p><text:s text:c="3"/>52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3439" table:style-name="ce38">
            <text:p><text:s text:c="2"/>33 439</text:p>
          </table:table-cell>
          <table:table-cell office:value-type="float" office:value="233" table:style-name="ce38">
            <text:p><text:s text:c="3"/>23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927" table:style-name="ce38">
            <text:p><text:s text:c="2"/>5 92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" table:style-name="ce38">
            <text:p><text:s text:c="3"/>1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9810" table:style-name="ce38">
            <text:p><text:s text:c="2"/>39 810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49" table:style-name="ce37">
            <text:p><text:s text:c="3"/>49</text:p>
          </table:table-cell>
          <table:table-cell office:value-type="float" office:value="25" table:style-name="ce37">
            <text:p><text:s text:c="3"/>25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15" table:style-name="ce37">
            <text:p><text:s text:c="3"/>31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295" table:style-name="ce37">
            <text:p><text:s text:c="2"/>20 295</text:p>
          </table:table-cell>
          <table:table-cell office:value-type="float" office:value="406" table:style-name="ce37">
            <text:p><text:s text:c="3"/>40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7" table:style-name="ce37">
            <text:p><text:s text:c="3"/>18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305" table:style-name="ce37">
            <text:p><text:s text:c="2"/>21 305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3" table:style-name="ce37">
            <text:p><text:s text:c="3"/>113</text:p>
          </table:table-cell>
          <table:table-cell office:value-type="float" office:value="49" table:style-name="ce37">
            <text:p><text:s text:c="3"/>49</text:p>
          </table:table-cell>
          <table:table-cell office:value-type="float" office:value="47887" table:style-name="ce37">
            <text:p><text:s text:c="2"/>47 88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9" table:style-name="ce37">
            <text:p><text:s text:c="3"/>2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81" table:style-name="ce37">
            <text:p><text:s text:c="3"/>581</text:p>
          </table:table-cell>
          <table:table-cell office:value-type="float" office:value="69" table:style-name="ce37">
            <text:p><text:s text:c="3"/>69</text:p>
          </table:table-cell>
          <table:table-cell office:value-type="float" office:value="51" table:style-name="ce37">
            <text:p><text:s text:c="3"/>51</text:p>
          </table:table-cell>
          <table:table-cell office:value-type="float" office:value="93" table:style-name="ce37">
            <text:p><text:s text:c="3"/>93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084" table:style-name="ce37">
            <text:p><text:s text:c="2"/>4 08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2979" table:style-name="ce37">
            <text:p><text:s text:c="2"/>52 979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77" table:style-name="ce37">
            <text:p><text:s text:c="3"/>77</text:p>
          </table:table-cell>
          <table:table-cell office:value-type="float" office:value="36" table:style-name="ce37">
            <text:p><text:s text:c="3"/>36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9711" table:style-name="ce37">
            <text:p><text:s text:c="2"/>9 7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1" table:style-name="ce37">
            <text:p><text:s text:c="3"/>1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960" table:style-name="ce37">
            <text:p><text:s text:c="2"/>9 96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696" table:style-name="ce36">
            <text:p><text:s text:c="3"/>696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712" table:style-name="ce36">
            <text:p><text:s text:c="2"/>11 7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29" table:style-name="ce36">
            <text:p><text:s text:c="3"/>6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081" table:style-name="ce36">
            <text:p><text:s text:c="2"/>13 08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2652" table:style-name="ce36">
            <text:p><text:s text:c="2"/>2 652</text:p>
          </table:table-cell>
          <table:table-cell office:value-type="float" office:value="983" table:style-name="ce36">
            <text:p><text:s text:c="3"/>983</text:p>
          </table:table-cell>
          <table:table-cell office:value-type="float" office:value="425" table:style-name="ce36">
            <text:p><text:s text:c="3"/>4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28634" table:style-name="ce36">
            <text:p><text:s text:c="2"/>28 634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47" table:style-name="ce36">
            <text:p><text:s text:c="2"/>1 0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874" table:style-name="ce36">
            <text:p><text:s text:c="2"/>33 87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40" table:style-name="ce36">
            <text:p><text:s text:c="2"/>1 4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850" table:style-name="ce36">
            <text:p><text:s text:c="2"/>22 8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" table:style-name="ce36">
            <text:p><text:s text:c="3"/>48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3" table:style-name="ce36">
            <text:p><text:s text:c="3"/>193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602" table:style-name="ce36">
            <text:p><text:s text:c="2"/>24 60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241" table:style-name="ce36">
            <text:p><text:s text:c="3"/>24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00" table:style-name="ce36">
            <text:p><text:s text:c="2"/>2 300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69749" table:style-name="ce36">
            <text:p><text:s text:c="2"/>69 749</text:p>
          </table:table-cell>
          <table:table-cell office:value-type="float" office:value="58" table:style-name="ce36">
            <text:p><text:s text:c="3"/>5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5" table:style-name="ce36">
            <text:p><text:s text:c="3"/>175</text:p>
          </table:table-cell>
          <table:table-cell office:value-type="float" office:value="78" table:style-name="ce36">
            <text:p><text:s text:c="3"/>78</text:p>
          </table:table-cell>
          <table:table-cell office:value-type="float" office:value="182" table:style-name="ce36">
            <text:p><text:s text:c="3"/>182</text:p>
          </table:table-cell>
          <table:table-cell office:value-type="float" office:value="145" table:style-name="ce36">
            <text:p><text:s text:c="3"/>145</text:p>
          </table:table-cell>
          <table:table-cell office:value-type="float" office:value="319" table:style-name="ce36">
            <text:p><text:s text:c="3"/>319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082" table:style-name="ce36">
            <text:p><text:s text:c="2"/>17 08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0414" table:style-name="ce36">
            <text:p><text:s text:c="2"/>90 414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161" table:style-name="ce36">
            <text:p><text:s text:c="3"/>161</text:p>
          </table:table-cell>
          <table:table-cell office:value-type="float" office:value="211" table:style-name="ce36">
            <text:p><text:s text:c="3"/>211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1" table:style-name="ce36">
            <text:p><text:s text:c="3"/>71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1941" table:style-name="ce36">
            <text:p><text:s text:c="2"/>1 941</text:p>
          </table:table-cell>
          <table:table-cell office:value-type="float" office:value="60516" table:style-name="ce36">
            <text:p><text:s text:c="2"/>60 5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7" table:style-name="ce36">
            <text:p><text:s text:c="3"/>8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82" table:style-name="ce36">
            <text:p><text:s text:c="3"/>88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3917" table:style-name="ce36">
            <text:p><text:s text:c="2"/>63 917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79" table:style-name="ce37">
            <text:p><text:s text:c="3"/>79</text:p>
          </table:table-cell>
          <table:table-cell office:value-type="float" office:value="47" table:style-name="ce37">
            <text:p><text:s text:c="3"/>47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125" table:style-name="ce37">
            <text:p><text:s text:c="2"/>15 12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270" table:style-name="ce37">
            <text:p><text:s text:c="2"/>15 270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211" table:style-name="ce37">
            <text:p><text:s text:c="2"/>1 211</text:p>
          </table:table-cell>
          <table:table-cell office:value-type="float" office:value="271" table:style-name="ce37">
            <text:p><text:s text:c="3"/>271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923" table:style-name="ce37">
            <text:p><text:s text:c="2"/>7 92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2" table:style-name="ce37">
            <text:p><text:s text:c="3"/>5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477" table:style-name="ce37">
            <text:p><text:s text:c="2"/>9 477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544" table:style-name="ce37">
            <text:p><text:s text:c="2"/>16 544</text:p>
          </table:table-cell>
          <table:table-cell office:value-type="float" office:value="380" table:style-name="ce37">
            <text:p><text:s text:c="3"/>38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" table:style-name="ce37">
            <text:p><text:s text:c="3"/>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1" table:style-name="ce37">
            <text:p><text:s text:c="3"/>61</text:p>
          </table:table-cell>
          <table:table-cell office:value-type="float" office:value="154" table:style-name="ce37">
            <text:p><text:s text:c="3"/>154</text:p>
          </table:table-cell>
          <table:table-cell office:value-type="float" office:value="54" table:style-name="ce37">
            <text:p><text:s text:c="3"/>5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234" table:style-name="ce37">
            <text:p><text:s text:c="2"/>17 234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999" table:style-name="ce37">
            <text:p><text:s text:c="2"/>19 999</text:p>
          </table:table-cell>
          <table:table-cell office:value-type="float" office:value="89" table:style-name="ce37">
            <text:p><text:s text:c="3"/>89</text:p>
          </table:table-cell>
          <table:table-cell office:value-type="float" office:value="82" table:style-name="ce37">
            <text:p><text:s text:c="3"/>8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4" table:style-name="ce37">
            <text:p><text:s text:c="3"/>84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73" table:style-name="ce37">
            <text:p><text:s text:c="3"/>573</text:p>
          </table:table-cell>
          <table:table-cell office:value-type="float" office:value="57" table:style-name="ce37">
            <text:p><text:s text:c="3"/>5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" table:style-name="ce37">
            <text:p><text:s text:c="3"/>2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5" table:style-name="ce37">
            <text:p><text:s text:c="3"/>13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45" table:style-name="ce37">
            <text:p><text:s text:c="3"/>345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1" table:style-name="ce37">
            <text:p><text:s text:c="3"/>5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" table:style-name="ce37">
            <text:p><text:s text:c="3"/>3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521" table:style-name="ce37">
            <text:p><text:s text:c="2"/>21 521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15" table:style-name="ce38">
            <text:p><text:s text:c="3"/>515</text:p>
          </table:table-cell>
          <table:table-cell office:value-type="float" office:value="58394" table:style-name="ce38">
            <text:p><text:s text:c="2"/>58 394</text:p>
          </table:table-cell>
          <table:table-cell office:value-type="float" office:value="119" table:style-name="ce38">
            <text:p><text:s text:c="3"/>11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" table:style-name="ce38">
            <text:p><text:s text:c="3"/>20</text:p>
          </table:table-cell>
          <table:table-cell office:value-type="float" office:value="14" table:style-name="ce38">
            <text:p><text:s text:c="3"/>1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3" table:style-name="ce38">
            <text:p><text:s text:c="3"/>15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14" table:style-name="ce38">
            <text:p><text:s text:c="3"/>71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9929" table:style-name="ce38">
            <text:p><text:s text:c="2"/>59 92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442" table:style-name="ce36">
            <text:p><text:s text:c="3"/>442</text:p>
          </table:table-cell>
          <table:table-cell office:value-type="float" office:value="36722" table:style-name="ce36">
            <text:p><text:s text:c="2"/>36 7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" table:style-name="ce36">
            <text:p><text:s text:c="3"/>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9" table:style-name="ce36">
            <text:p><text:s text:c="3"/>24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2" table:style-name="ce36">
            <text:p><text:s text:c="3"/>10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9" table:style-name="ce36">
            <text:p><text:s text:c="3"/>10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764" table:style-name="ce36">
            <text:p><text:s text:c="2"/>37 76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663" table:style-name="ce36">
            <text:p><text:s text:c="2"/>24 663</text:p>
          </table:table-cell>
          <table:table-cell office:value-type="float" office:value="157" table:style-name="ce36">
            <text:p><text:s text:c="3"/>15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8" table:style-name="ce36">
            <text:p><text:s text:c="3"/>5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9" table:style-name="ce36">
            <text:p><text:s text:c="3"/>17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1" table:style-name="ce36">
            <text:p><text:s text:c="3"/>7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234" table:style-name="ce36">
            <text:p><text:s text:c="2"/>25 23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029" table:style-name="ce36">
            <text:p><text:s text:c="2"/>13 0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8" table:style-name="ce36">
            <text:p><text:s text:c="3"/>5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087" table:style-name="ce36">
            <text:p><text:s text:c="2"/>13 08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50759" table:style-name="ce36">
            <text:p><text:s text:c="2"/>50 759</text:p>
          </table:table-cell>
          <table:table-cell office:value-type="float" office:value="302" table:style-name="ce36">
            <text:p><text:s text:c="3"/>30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4" table:style-name="ce36">
            <text:p><text:s text:c="3"/>64</text:p>
          </table:table-cell>
          <table:table-cell office:value-type="float" office:value="62" table:style-name="ce36">
            <text:p><text:s text:c="3"/>62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400" table:style-name="ce36">
            <text:p><text:s text:c="3"/>400</text:p>
          </table:table-cell>
          <table:table-cell office:value-type="float" office:value="89" table:style-name="ce36">
            <text:p><text:s text:c="3"/>8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0" table:style-name="ce36">
            <text:p><text:s text:c="3"/>3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2135" table:style-name="ce36">
            <text:p><text:s text:c="2"/>52 13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6" table:style-name="ce36">
            <text:p><text:s text:c="3"/>276</text:p>
          </table:table-cell>
          <table:table-cell office:value-type="float" office:value="19333" table:style-name="ce36">
            <text:p><text:s text:c="2"/>19 3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2" table:style-name="ce36">
            <text:p><text:s text:c="3"/>6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8" table:style-name="ce36">
            <text:p><text:s text:c="3"/>1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95" table:style-name="ce36">
            <text:p><text:s text:c="2"/>1 29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107" table:style-name="ce36">
            <text:p><text:s text:c="2"/>21 107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889" table:style-name="ce37">
            <text:p><text:s text:c="2"/>8 88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889" table:style-name="ce37">
            <text:p><text:s text:c="2"/>8 889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7748" table:style-name="ce37">
            <text:p><text:s text:c="2"/>67 74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7748" table:style-name="ce37">
            <text:p><text:s text:c="2"/>67 748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578" table:style-name="ce37">
            <text:p><text:s text:c="2"/>9 57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578" table:style-name="ce37">
            <text:p><text:s text:c="2"/>9 578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454" table:style-name="ce37">
            <text:p><text:s text:c="2"/>18 45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463" table:style-name="ce37">
            <text:p><text:s text:c="2"/>18 463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6084" table:style-name="ce38">
            <text:p><text:s text:c="2"/>96 08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6084" table:style-name="ce38">
            <text:p><text:s text:c="2"/>96 08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1" table:style-name="ce36">
            <text:p><text:s text:c="3"/>51</text:p>
          </table:table-cell>
          <table:table-cell office:value-type="float" office:value="1305" table:style-name="ce36">
            <text:p><text:s text:c="2"/>1 30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7336" table:style-name="ce36">
            <text:p><text:s text:c="2"/>117 33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77" table:style-name="ce36">
            <text:p><text:s text:c="2"/>1 977</text:p>
          </table:table-cell>
          <table:table-cell office:value-type="float" office:value="284" table:style-name="ce36">
            <text:p><text:s text:c="3"/>284</text:p>
          </table:table-cell>
          <table:table-cell office:value-type="float" office:value="77" table:style-name="ce36">
            <text:p><text:s text:c="3"/>7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2" table:style-name="ce36">
            <text:p><text:s text:c="3"/>242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40" table:style-name="ce36">
            <text:p><text:s text:c="2"/>2 8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4133" table:style-name="ce36">
            <text:p><text:s text:c="2"/>124 13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17799" table:style-name="ce36">
            <text:p><text:s text:c="2"/>17 799</text:p>
          </table:table-cell>
          <table:table-cell office:value-type="float" office:value="2414" table:style-name="ce36">
            <text:p><text:s text:c="2"/>2 414</text:p>
          </table:table-cell>
          <table:table-cell office:value-type="float" office:value="74" table:style-name="ce36">
            <text:p><text:s text:c="3"/>7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127" table:style-name="ce36">
            <text:p><text:s text:c="2"/>25 127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2" table:style-name="ce36">
            <text:p><text:s text:c="3"/>422</text:p>
          </table:table-cell>
          <table:table-cell office:value-type="float" office:value="66" table:style-name="ce36">
            <text:p><text:s text:c="3"/>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983" table:style-name="ce36">
            <text:p><text:s text:c="2"/>45 983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28" table:style-name="ce36">
            <text:p><text:s text:c="3"/>5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5" table:style-name="ce36">
            <text:p><text:s text:c="3"/>6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945" table:style-name="ce36">
            <text:p><text:s text:c="2"/>21 945</text:p>
          </table:table-cell>
          <table:table-cell office:value-type="float" office:value="568" table:style-name="ce36">
            <text:p><text:s text:c="3"/>568</text:p>
          </table:table-cell>
          <table:table-cell office:value-type="float" office:value="208" table:style-name="ce36">
            <text:p><text:s text:c="3"/>208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147" table:style-name="ce36">
            <text:p><text:s text:c="3"/>147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820" table:style-name="ce36">
            <text:p><text:s text:c="3"/>82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87" table:style-name="ce36">
            <text:p><text:s text:c="3"/>68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105" table:style-name="ce36">
            <text:p><text:s text:c="2"/>25 10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90" table:style-name="ce36">
            <text:p><text:s text:c="3"/>7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853" table:style-name="ce36">
            <text:p><text:s text:c="2"/>28 853</text:p>
          </table:table-cell>
          <table:table-cell office:value-type="float" office:value="88" table:style-name="ce36">
            <text:p><text:s text:c="3"/>88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7" table:style-name="ce36">
            <text:p><text:s text:c="3"/>2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999" table:style-name="ce36">
            <text:p><text:s text:c="2"/>29 99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287" table:style-name="ce36">
            <text:p><text:s text:c="3"/>28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2" table:style-name="ce36">
            <text:p><text:s text:c="3"/>142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34933" table:style-name="ce36">
            <text:p><text:s text:c="2"/>34 933</text:p>
          </table:table-cell>
          <table:table-cell office:value-type="float" office:value="1446" table:style-name="ce36">
            <text:p><text:s text:c="2"/>1 446</text:p>
          </table:table-cell>
          <table:table-cell office:value-type="float" office:value="236" table:style-name="ce36">
            <text:p><text:s text:c="3"/>236</text:p>
          </table:table-cell>
          <table:table-cell office:value-type="float" office:value="146" table:style-name="ce36">
            <text:p><text:s text:c="3"/>146</text:p>
          </table:table-cell>
          <table:table-cell office:value-type="float" office:value="83" table:style-name="ce36">
            <text:p><text:s text:c="3"/>83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58" table:style-name="ce36">
            <text:p><text:s text:c="3"/>5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465" table:style-name="ce36">
            <text:p><text:s text:c="2"/>37 465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04" table:style-name="ce37">
            <text:p><text:s text:c="3"/>40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579" table:style-name="ce37">
            <text:p><text:s text:c="2"/>28 579</text:p>
          </table:table-cell>
          <table:table-cell office:value-type="float" office:value="1342" table:style-name="ce37">
            <text:p><text:s text:c="2"/>1 342</text:p>
          </table:table-cell>
          <table:table-cell office:value-type="float" office:value="82" table:style-name="ce37">
            <text:p><text:s text:c="3"/>82</text:p>
          </table:table-cell>
          <table:table-cell office:value-type="float" office:value="47" table:style-name="ce37">
            <text:p><text:s text:c="3"/>47</text:p>
          </table:table-cell>
          <table:table-cell office:value-type="float" office:value="525" table:style-name="ce37">
            <text:p><text:s text:c="3"/>525</text:p>
          </table:table-cell>
          <table:table-cell office:value-type="float" office:value="20" table:style-name="ce37">
            <text:p><text:s text:c="3"/>2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6" table:style-name="ce37">
            <text:p><text:s text:c="3"/>4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1" table:style-name="ce37">
            <text:p><text:s text:c="3"/>5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1145" table:style-name="ce37">
            <text:p><text:s text:c="2"/>31 145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7" table:style-name="ce38">
            <text:p><text:s text:c="3"/>157</text:p>
          </table:table-cell>
          <table:table-cell office:value-type="float" office:value="21657" table:style-name="ce38">
            <text:p><text:s text:c="2"/>21 657</text:p>
          </table:table-cell>
          <table:table-cell office:value-type="float" office:value="568" table:style-name="ce38">
            <text:p><text:s text:c="3"/>568</text:p>
          </table:table-cell>
          <table:table-cell office:value-type="float" office:value="265" table:style-name="ce38">
            <text:p><text:s text:c="3"/>26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2647" table:style-name="ce38">
            <text:p><text:s text:c="2"/>22 647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7" table:style-name="ce38">
            <text:p><text:s text:c="3"/>3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4" table:style-name="ce38">
            <text:p><text:s text:c="3"/>34</text:p>
          </table:table-cell>
          <table:table-cell office:value-type="float" office:value="936" table:style-name="ce38">
            <text:p><text:s text:c="3"/>93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4" table:style-name="ce38">
            <text:p><text:s text:c="3"/>2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2" table:style-name="ce38">
            <text:p><text:s text:c="3"/>6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15" table:style-name="ce38">
            <text:p><text:s text:c="3"/>21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351" table:style-name="ce38">
            <text:p><text:s text:c="2"/>1 351</text:p>
          </table:table-cell>
          <table:table-cell office:value-type="float" office:value="16952" table:style-name="ce38">
            <text:p><text:s text:c="2"/>16 952</text:p>
          </table:table-cell>
          <table:table-cell office:value-type="float" office:value="206" table:style-name="ce38">
            <text:p><text:s text:c="3"/>206</text:p>
          </table:table-cell>
          <table:table-cell office:value-type="float" office:value="17" table:style-name="ce38">
            <text:p><text:s text:c="3"/>17</text:p>
          </table:table-cell>
          <table:table-cell office:value-type="float" office:value="150" table:style-name="ce38">
            <text:p><text:s text:c="3"/>150</text:p>
          </table:table-cell>
          <table:table-cell office:value-type="float" office:value="348" table:style-name="ce38">
            <text:p><text:s text:c="3"/>348</text:p>
          </table:table-cell>
          <table:table-cell office:value-type="float" office:value="195" table:style-name="ce38">
            <text:p><text:s text:c="3"/>195</text:p>
          </table:table-cell>
          <table:table-cell office:value-type="float" office:value="30" table:style-name="ce38">
            <text:p><text:s text:c="3"/>30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22" table:style-name="ce38">
            <text:p><text:s text:c="3"/>22</text:p>
          </table:table-cell>
          <table:table-cell office:value-type="float" office:value="20" table:style-name="ce38">
            <text:p><text:s text:c="3"/>20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2" table:style-name="ce38">
            <text:p><text:s text:c="3"/>4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4" table:style-name="ce38">
            <text:p><text:s text:c="3"/>24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3" table:style-name="ce38">
            <text:p><text:s text:c="3"/>2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724" table:style-name="ce38">
            <text:p><text:s text:c="2"/>20 724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23" table:style-name="ce37">
            <text:p><text:s text:c="3"/>23</text:p>
          </table:table-cell>
          <table:table-cell office:value-type="float" office:value="161" table:style-name="ce37">
            <text:p><text:s text:c="3"/>161</text:p>
          </table:table-cell>
          <table:table-cell office:value-type="float" office:value="16752" table:style-name="ce37">
            <text:p><text:s text:c="2"/>16 752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2" table:style-name="ce37">
            <text:p><text:s text:c="3"/>22</text:p>
          </table:table-cell>
          <table:table-cell office:value-type="float" office:value="157" table:style-name="ce37">
            <text:p><text:s text:c="3"/>15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9" table:style-name="ce37">
            <text:p><text:s text:c="3"/>3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203" table:style-name="ce37">
            <text:p><text:s text:c="2"/>17 203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8" table:style-name="ce38">
            <text:p><text:s text:c="3"/>5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7" table:style-name="ce38">
            <text:p><text:s text:c="3"/>2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7" table:style-name="ce38">
            <text:p><text:s text:c="3"/>47</text:p>
          </table:table-cell>
          <table:table-cell office:value-type="float" office:value="728" table:style-name="ce38">
            <text:p><text:s text:c="3"/>728</text:p>
          </table:table-cell>
          <table:table-cell office:value-type="float" office:value="483" table:style-name="ce38">
            <text:p><text:s text:c="3"/>483</text:p>
          </table:table-cell>
          <table:table-cell office:value-type="float" office:value="31554" table:style-name="ce38">
            <text:p><text:s text:c="2"/>31 554</text:p>
          </table:table-cell>
          <table:table-cell office:value-type="float" office:value="233" table:style-name="ce38">
            <text:p><text:s text:c="3"/>233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15" table:style-name="ce38">
            <text:p><text:s text:c="3"/>1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9" table:style-name="ce38">
            <text:p><text:s text:c="3"/>5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57" table:style-name="ce38">
            <text:p><text:s text:c="3"/>85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4086" table:style-name="ce38">
            <text:p><text:s text:c="2"/>34 08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2" table:style-name="ce36">
            <text:p><text:s text:c="3"/>82</text:p>
          </table:table-cell>
          <table:table-cell office:value-type="float" office:value="53" table:style-name="ce36">
            <text:p><text:s text:c="3"/>53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47168" table:style-name="ce36">
            <text:p><text:s text:c="2"/>47 168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102" table:style-name="ce36">
            <text:p><text:s text:c="3"/>10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3" table:style-name="ce36">
            <text:p><text:s text:c="3"/>10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80" table:style-name="ce36">
            <text:p><text:s text:c="2"/>4 78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5" table:style-name="ce36">
            <text:p><text:s text:c="3"/>2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2620" table:style-name="ce36">
            <text:p><text:s text:c="2"/>52 62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" table:style-name="ce36">
            <text:p><text:s text:c="3"/>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97" table:style-name="ce36">
            <text:p><text:s text:c="3"/>9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24896" table:style-name="ce36">
            <text:p><text:s text:c="2"/>24 896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80" table:style-name="ce36">
            <text:p><text:s text:c="3"/>8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317" table:style-name="ce36">
            <text:p><text:s text:c="2"/>25 31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7" table:style-name="ce36">
            <text:p><text:s text:c="3"/>207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83" table:style-name="ce36">
            <text:p><text:s text:c="3"/>83</text:p>
          </table:table-cell>
          <table:table-cell office:value-type="float" office:value="289" table:style-name="ce36">
            <text:p><text:s text:c="3"/>289</text:p>
          </table:table-cell>
          <table:table-cell office:value-type="float" office:value="87" table:style-name="ce36">
            <text:p><text:s text:c="3"/>8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4" table:style-name="ce36">
            <text:p><text:s text:c="3"/>314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59" table:style-name="ce36">
            <text:p><text:s text:c="3"/>59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63375" table:style-name="ce36">
            <text:p><text:s text:c="2"/>63 375</text:p>
          </table:table-cell>
          <table:table-cell office:value-type="float" office:value="149" table:style-name="ce36">
            <text:p><text:s text:c="3"/>149</text:p>
          </table:table-cell>
          <table:table-cell office:value-type="float" office:value="84" table:style-name="ce36">
            <text:p><text:s text:c="3"/>84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408" table:style-name="ce36">
            <text:p><text:s text:c="3"/>408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247" table:style-name="ce36">
            <text:p><text:s text:c="3"/>247</text:p>
          </table:table-cell>
          <table:table-cell office:value-type="float" office:value="448" table:style-name="ce36">
            <text:p><text:s text:c="3"/>448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216" table:style-name="ce36">
            <text:p><text:s text:c="3"/>216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531" table:style-name="ce36">
            <text:p><text:s text:c="3"/>531</text:p>
          </table:table-cell>
          <table:table-cell office:value-type="float" office:value="46" table:style-name="ce36">
            <text:p><text:s text:c="3"/>4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6" table:style-name="ce36">
            <text:p><text:s text:c="3"/>176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6987" table:style-name="ce36">
            <text:p><text:s text:c="2"/>66 987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4" table:style-name="ce36">
            <text:p><text:s text:c="3"/>20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094" table:style-name="ce36">
            <text:p><text:s text:c="2"/>17 09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298" table:style-name="ce36">
            <text:p><text:s text:c="2"/>17 29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3" table:style-name="ce36">
            <text:p><text:s text:c="3"/>9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24913" table:style-name="ce36">
            <text:p><text:s text:c="2"/>24 9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5" table:style-name="ce36">
            <text:p><text:s text:c="3"/>85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2" table:style-name="ce36">
            <text:p><text:s text:c="3"/>25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460" table:style-name="ce36">
            <text:p><text:s text:c="2"/>25 460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85" table:style-name="ce38">
            <text:p><text:s text:c="3"/>28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6" table:style-name="ce38">
            <text:p><text:s text:c="3"/>2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" table:style-name="ce38">
            <text:p><text:s text:c="3"/>1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1" table:style-name="ce38">
            <text:p><text:s text:c="3"/>51</text:p>
          </table:table-cell>
          <table:table-cell office:value-type="float" office:value="149" table:style-name="ce38">
            <text:p><text:s text:c="3"/>14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5" table:style-name="ce38">
            <text:p><text:s text:c="3"/>125</text:p>
          </table:table-cell>
          <table:table-cell office:value-type="float" office:value="40921" table:style-name="ce38">
            <text:p><text:s text:c="2"/>40 921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2" table:style-name="ce38">
            <text:p><text:s text:c="3"/>9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6" table:style-name="ce38">
            <text:p><text:s text:c="3"/>36</text:p>
          </table:table-cell>
          <table:table-cell office:value-type="float" office:value="63" table:style-name="ce38">
            <text:p><text:s text:c="3"/>63</text:p>
          </table:table-cell>
          <table:table-cell office:value-type="float" office:value="159" table:style-name="ce38">
            <text:p><text:s text:c="3"/>159</text:p>
          </table:table-cell>
          <table:table-cell office:value-type="float" office:value="94" table:style-name="ce38">
            <text:p><text:s text:c="3"/>9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40" table:style-name="ce38">
            <text:p><text:s text:c="3"/>14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2175" table:style-name="ce38">
            <text:p><text:s text:c="2"/>42 175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11583" table:style-name="ce37">
            <text:p><text:s text:c="2"/>11 58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2" table:style-name="ce37">
            <text:p><text:s text:c="3"/>8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673" table:style-name="ce37">
            <text:p><text:s text:c="2"/>11 673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1" table:style-name="ce37">
            <text:p><text:s text:c="3"/>6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6717" table:style-name="ce37">
            <text:p><text:s text:c="2"/>86 717</text:p>
          </table:table-cell>
          <table:table-cell office:value-type="float" office:value="48" table:style-name="ce37">
            <text:p><text:s text:c="3"/>48</text:p>
          </table:table-cell>
          <table:table-cell office:value-type="float" office:value="636" table:style-name="ce37">
            <text:p><text:s text:c="3"/>63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6" table:style-name="ce37">
            <text:p><text:s text:c="3"/>146</text:p>
          </table:table-cell>
          <table:table-cell office:value-type="float" office:value="299" table:style-name="ce37">
            <text:p><text:s text:c="3"/>29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02" table:style-name="ce37">
            <text:p><text:s text:c="3"/>302</text:p>
          </table:table-cell>
          <table:table-cell office:value-type="float" office:value="31" table:style-name="ce37">
            <text:p><text:s text:c="3"/>3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" table:style-name="ce37">
            <text:p><text:s text:c="3"/>2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" table:style-name="ce37">
            <text:p><text:s text:c="3"/>1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8303" table:style-name="ce37">
            <text:p><text:s text:c="2"/>88 303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47" table:style-name="ce37">
            <text:p><text:s text:c="3"/>84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2" table:style-name="ce37">
            <text:p><text:s text:c="3"/>22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12" table:style-name="ce37">
            <text:p><text:s text:c="3"/>312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0" table:style-name="ce37">
            <text:p><text:s text:c="3"/>190</text:p>
          </table:table-cell>
          <table:table-cell office:value-type="float" office:value="22" table:style-name="ce37">
            <text:p><text:s text:c="3"/>22</text:p>
          </table:table-cell>
          <table:table-cell office:value-type="float" office:value="157" table:style-name="ce37">
            <text:p><text:s text:c="3"/>157</text:p>
          </table:table-cell>
          <table:table-cell office:value-type="float" office:value="38443" table:style-name="ce37">
            <text:p><text:s text:c="2"/>38 443</text:p>
          </table:table-cell>
          <table:table-cell office:value-type="float" office:value="339" table:style-name="ce37">
            <text:p><text:s text:c="3"/>33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06" table:style-name="ce37">
            <text:p><text:s text:c="3"/>306</text:p>
          </table:table-cell>
          <table:table-cell office:value-type="float" office:value="143" table:style-name="ce37">
            <text:p><text:s text:c="3"/>14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2" table:style-name="ce37">
            <text:p><text:s text:c="3"/>3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8" table:style-name="ce37">
            <text:p><text:s text:c="3"/>6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0926" table:style-name="ce37">
            <text:p><text:s text:c="2"/>40 926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6081" table:style-name="ce37">
            <text:p><text:s text:c="2"/>6 081</text:p>
          </table:table-cell>
          <table:table-cell office:value-type="float" office:value="33" table:style-name="ce37">
            <text:p><text:s text:c="3"/>3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107" table:style-name="ce37">
            <text:p><text:s text:c="3"/>10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276" table:style-name="ce37">
            <text:p><text:s text:c="2"/>6 27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9" table:style-name="ce36">
            <text:p><text:s text:c="3"/>3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62" table:style-name="ce36">
            <text:p><text:s text:c="3"/>62</text:p>
          </table:table-cell>
          <table:table-cell office:value-type="float" office:value="427" table:style-name="ce36">
            <text:p><text:s text:c="3"/>4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13" table:style-name="ce36">
            <text:p><text:s text:c="3"/>613</text:p>
          </table:table-cell>
          <table:table-cell office:value-type="float" office:value="121" table:style-name="ce36">
            <text:p><text:s text:c="3"/>121</text:p>
          </table:table-cell>
          <table:table-cell office:value-type="float" office:value="2347" table:style-name="ce36">
            <text:p><text:s text:c="2"/>2 347</text:p>
          </table:table-cell>
          <table:table-cell office:value-type="float" office:value="533" table:style-name="ce36">
            <text:p><text:s text:c="3"/>533</text:p>
          </table:table-cell>
          <table:table-cell office:value-type="float" office:value="85699" table:style-name="ce36">
            <text:p><text:s text:c="2"/>85 699</text:p>
          </table:table-cell>
          <table:table-cell office:value-type="float" office:value="186" table:style-name="ce36">
            <text:p><text:s text:c="3"/>186</text:p>
          </table:table-cell>
          <table:table-cell office:value-type="float" office:value="1018" table:style-name="ce36">
            <text:p><text:s text:c="2"/>1 018</text:p>
          </table:table-cell>
          <table:table-cell office:value-type="float" office:value="1891" table:style-name="ce36">
            <text:p><text:s text:c="2"/>1 891</text:p>
          </table:table-cell>
          <table:table-cell office:value-type="float" office:value="203" table:style-name="ce36">
            <text:p><text:s text:c="3"/>203</text:p>
          </table:table-cell>
          <table:table-cell office:value-type="float" office:value="790" table:style-name="ce36">
            <text:p><text:s text:c="3"/>790</text:p>
          </table:table-cell>
          <table:table-cell office:value-type="float" office:value="212" table:style-name="ce36">
            <text:p><text:s text:c="3"/>212</text:p>
          </table:table-cell>
          <table:table-cell office:value-type="float" office:value="744" table:style-name="ce36">
            <text:p><text:s text:c="3"/>744</text:p>
          </table:table-cell>
          <table:table-cell office:value-type="float" office:value="270" table:style-name="ce36">
            <text:p><text:s text:c="3"/>2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90" table:style-name="ce36">
            <text:p><text:s text:c="3"/>6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1" table:style-name="ce36">
            <text:p><text:s text:c="3"/>1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6449" table:style-name="ce36">
            <text:p><text:s text:c="2"/>96 44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6" table:style-name="ce36">
            <text:p><text:s text:c="3"/>1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27" table:style-name="ce36">
            <text:p><text:s text:c="2"/>3 627</text:p>
          </table:table-cell>
          <table:table-cell office:value-type="float" office:value="76" table:style-name="ce36">
            <text:p><text:s text:c="3"/>76</text:p>
          </table:table-cell>
          <table:table-cell office:value-type="float" office:value="40" table:style-name="ce36">
            <text:p><text:s text:c="3"/>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" table:style-name="ce36">
            <text:p><text:s text:c="3"/>4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19" table:style-name="ce36">
            <text:p><text:s text:c="2"/>3 919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5" table:style-name="ce36">
            <text:p><text:s text:c="3"/>10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23554" table:style-name="ce36">
            <text:p><text:s text:c="2"/>23 554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71" table:style-name="ce36">
            <text:p><text:s text:c="2"/>1 07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834" table:style-name="ce36">
            <text:p><text:s text:c="2"/>24 83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6" table:style-name="ce36">
            <text:p><text:s text:c="3"/>23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8" table:style-name="ce36">
            <text:p><text:s text:c="3"/>58</text:p>
          </table:table-cell>
          <table:table-cell office:value-type="float" office:value="44315" table:style-name="ce36">
            <text:p><text:s text:c="2"/>44 315</text:p>
          </table:table-cell>
          <table:table-cell office:value-type="float" office:value="292" table:style-name="ce36">
            <text:p><text:s text:c="3"/>292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1" table:style-name="ce36">
            <text:p><text:s text:c="3"/>6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5" table:style-name="ce36">
            <text:p><text:s text:c="3"/>9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102" table:style-name="ce36">
            <text:p><text:s text:c="2"/>45 10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9118" table:style-name="ce36">
            <text:p><text:s text:c="2"/>9 118</text:p>
          </table:table-cell>
          <table:table-cell office:value-type="float" office:value="166" table:style-name="ce36">
            <text:p><text:s text:c="3"/>166</text:p>
          </table:table-cell>
          <table:table-cell office:value-type="float" office:value="255" table:style-name="ce36">
            <text:p><text:s text:c="3"/>25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0" table:style-name="ce36">
            <text:p><text:s text:c="3"/>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67" table:style-name="ce36">
            <text:p><text:s text:c="3"/>667</text:p>
          </table:table-cell>
          <table:table-cell office:value-type="float" office:value="103" table:style-name="ce36">
            <text:p><text:s text:c="3"/>10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4" table:style-name="ce36">
            <text:p><text:s text:c="3"/>24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717" table:style-name="ce36">
            <text:p><text:s text:c="2"/>10 717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" table:style-name="ce37">
            <text:p><text:s text:c="3"/>2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5" table:style-name="ce37">
            <text:p><text:s text:c="3"/>95</text:p>
          </table:table-cell>
          <table:table-cell office:value-type="float" office:value="62" table:style-name="ce37">
            <text:p><text:s text:c="3"/>62</text:p>
          </table:table-cell>
          <table:table-cell office:value-type="float" office:value="17" table:style-name="ce37">
            <text:p><text:s text:c="3"/>17</text:p>
          </table:table-cell>
          <table:table-cell office:value-type="float" office:value="260" table:style-name="ce37">
            <text:p><text:s text:c="3"/>260</text:p>
          </table:table-cell>
          <table:table-cell office:value-type="float" office:value="328" table:style-name="ce37">
            <text:p><text:s text:c="3"/>328</text:p>
          </table:table-cell>
          <table:table-cell office:value-type="float" office:value="1351" table:style-name="ce37">
            <text:p><text:s text:c="2"/>1 351</text:p>
          </table:table-cell>
          <table:table-cell office:value-type="float" office:value="48200" table:style-name="ce37">
            <text:p><text:s text:c="2"/>48 200</text:p>
          </table:table-cell>
          <table:table-cell office:value-type="float" office:value="1276" table:style-name="ce37">
            <text:p><text:s text:c="2"/>1 276</text:p>
          </table:table-cell>
          <table:table-cell office:value-type="float" office:value="824" table:style-name="ce37">
            <text:p><text:s text:c="3"/>824</text:p>
          </table:table-cell>
          <table:table-cell office:value-type="float" office:value="265" table:style-name="ce37">
            <text:p><text:s text:c="3"/>265</text:p>
          </table:table-cell>
          <table:table-cell office:value-type="float" office:value="92" table:style-name="ce37">
            <text:p><text:s text:c="3"/>92</text:p>
          </table:table-cell>
          <table:table-cell office:value-type="float" office:value="41" table:style-name="ce37">
            <text:p><text:s text:c="3"/>41</text:p>
          </table:table-cell>
          <table:table-cell office:value-type="float" office:value="230" table:style-name="ce37">
            <text:p><text:s text:c="3"/>23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3065" table:style-name="ce37">
            <text:p><text:s text:c="2"/>53 065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62" table:style-name="ce38">
            <text:p><text:s text:c="3"/>262</text:p>
          </table:table-cell>
          <table:table-cell office:value-type="float" office:value="30" table:style-name="ce38">
            <text:p><text:s text:c="3"/>3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90" table:style-name="ce38">
            <text:p><text:s text:c="3"/>90</text:p>
          </table:table-cell>
          <table:table-cell office:value-type="float" office:value="711" table:style-name="ce38">
            <text:p><text:s text:c="3"/>711</text:p>
          </table:table-cell>
          <table:table-cell office:value-type="float" office:value="16962" table:style-name="ce38">
            <text:p><text:s text:c="2"/>16 962</text:p>
          </table:table-cell>
          <table:table-cell office:value-type="float" office:value="689" table:style-name="ce38">
            <text:p><text:s text:c="3"/>68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20" table:style-name="ce38">
            <text:p><text:s text:c="3"/>20</text:p>
          </table:table-cell>
          <table:table-cell office:value-type="float" office:value="34" table:style-name="ce38">
            <text:p><text:s text:c="3"/>3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80" table:style-name="ce38">
            <text:p><text:s text:c="3"/>48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310" table:style-name="ce38">
            <text:p><text:s text:c="2"/>19 310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2" table:style-name="ce38">
            <text:p><text:s text:c="3"/>152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63" table:style-name="ce38">
            <text:p><text:s text:c="3"/>163</text:p>
          </table:table-cell>
          <table:table-cell office:value-type="float" office:value="171" table:style-name="ce38">
            <text:p><text:s text:c="3"/>171</text:p>
          </table:table-cell>
          <table:table-cell office:value-type="float" office:value="22" table:style-name="ce38">
            <text:p><text:s text:c="3"/>2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9397" table:style-name="ce38">
            <text:p><text:s text:c="2"/>29 397</text:p>
          </table:table-cell>
          <table:table-cell office:value-type="float" office:value="119" table:style-name="ce38">
            <text:p><text:s text:c="3"/>119</text:p>
          </table:table-cell>
          <table:table-cell office:value-type="float" office:value="208" table:style-name="ce38">
            <text:p><text:s text:c="3"/>20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4" table:style-name="ce38">
            <text:p><text:s text:c="3"/>34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2" table:style-name="ce38">
            <text:p><text:s text:c="3"/>2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0313" table:style-name="ce38">
            <text:p><text:s text:c="2"/>30 313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" table:style-name="ce37">
            <text:p><text:s text:c="3"/>2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6" table:style-name="ce37">
            <text:p><text:s text:c="3"/>36</text:p>
          </table:table-cell>
          <table:table-cell office:value-type="float" office:value="61" table:style-name="ce37">
            <text:p><text:s text:c="3"/>61</text:p>
          </table:table-cell>
          <table:table-cell office:value-type="float" office:value="219" table:style-name="ce37">
            <text:p><text:s text:c="3"/>2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0" table:style-name="ce37">
            <text:p><text:s text:c="3"/>30</text:p>
          </table:table-cell>
          <table:table-cell office:value-type="float" office:value="19612" table:style-name="ce37">
            <text:p><text:s text:c="2"/>19 6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28" table:style-name="ce37">
            <text:p><text:s text:c="3"/>428</text:p>
          </table:table-cell>
          <table:table-cell office:value-type="float" office:value="76" table:style-name="ce37">
            <text:p><text:s text:c="3"/>7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2" table:style-name="ce37">
            <text:p><text:s text:c="3"/>8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596" table:style-name="ce37">
            <text:p><text:s text:c="2"/>20 596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" table:style-name="ce38">
            <text:p><text:s text:c="3"/>20</text:p>
          </table:table-cell>
          <table:table-cell office:value-type="float" office:value="1201" table:style-name="ce38">
            <text:p><text:s text:c="2"/>1 20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" table:style-name="ce38">
            <text:p><text:s text:c="3"/>20</text:p>
          </table:table-cell>
          <table:table-cell office:value-type="float" office:value="20" table:style-name="ce38">
            <text:p><text:s text:c="3"/>20</text:p>
          </table:table-cell>
          <table:table-cell office:value-type="float" office:value="622" table:style-name="ce38">
            <text:p><text:s text:c="3"/>622</text:p>
          </table:table-cell>
          <table:table-cell office:value-type="float" office:value="38" table:style-name="ce38">
            <text:p><text:s text:c="3"/>38</text:p>
          </table:table-cell>
          <table:table-cell office:value-type="float" office:value="136" table:style-name="ce38">
            <text:p><text:s text:c="3"/>136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65" table:style-name="ce38">
            <text:p><text:s text:c="3"/>65</text:p>
          </table:table-cell>
          <table:table-cell office:value-type="float" office:value="486" table:style-name="ce38">
            <text:p><text:s text:c="3"/>48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3" table:style-name="ce38">
            <text:p><text:s text:c="3"/>33</text:p>
          </table:table-cell>
          <table:table-cell office:value-type="float" office:value="34" table:style-name="ce38">
            <text:p><text:s text:c="3"/>34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32" table:style-name="ce38">
            <text:p><text:s text:c="3"/>32</text:p>
          </table:table-cell>
          <table:table-cell office:value-type="float" office:value="109" table:style-name="ce38">
            <text:p><text:s text:c="3"/>109</text:p>
          </table:table-cell>
          <table:table-cell office:value-type="float" office:value="170" table:style-name="ce38">
            <text:p><text:s text:c="3"/>170</text:p>
          </table:table-cell>
          <table:table-cell office:value-type="float" office:value="16" table:style-name="ce38">
            <text:p><text:s text:c="3"/>16</text:p>
          </table:table-cell>
          <table:table-cell office:value-type="float" office:value="75" table:style-name="ce38">
            <text:p><text:s text:c="3"/>75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565" table:style-name="ce38">
            <text:p><text:s text:c="3"/>565</text:p>
          </table:table-cell>
          <table:table-cell office:value-type="float" office:value="60" table:style-name="ce38">
            <text:p><text:s text:c="3"/>60</text:p>
          </table:table-cell>
          <table:table-cell office:value-type="float" office:value="415" table:style-name="ce38">
            <text:p><text:s text:c="3"/>415</text:p>
          </table:table-cell>
          <table:table-cell office:value-type="float" office:value="537" table:style-name="ce38">
            <text:p><text:s text:c="3"/>537</text:p>
          </table:table-cell>
          <table:table-cell office:value-type="float" office:value="1149" table:style-name="ce38">
            <text:p><text:s text:c="2"/>1 149</text:p>
          </table:table-cell>
          <table:table-cell office:value-type="float" office:value="1307" table:style-name="ce38">
            <text:p><text:s text:c="2"/>1 307</text:p>
          </table:table-cell>
          <table:table-cell office:value-type="float" office:value="1353" table:style-name="ce38">
            <text:p><text:s text:c="2"/>1 353</text:p>
          </table:table-cell>
          <table:table-cell office:value-type="float" office:value="72871" table:style-name="ce38">
            <text:p><text:s text:c="2"/>72 871</text:p>
          </table:table-cell>
          <table:table-cell office:value-type="float" office:value="224" table:style-name="ce38">
            <text:p><text:s text:c="3"/>224</text:p>
          </table:table-cell>
          <table:table-cell office:value-type="float" office:value="2028" table:style-name="ce38">
            <text:p><text:s text:c="2"/>2 028</text:p>
          </table:table-cell>
          <table:table-cell office:value-type="float" office:value="222" table:style-name="ce38">
            <text:p><text:s text:c="3"/>222</text:p>
          </table:table-cell>
          <table:table-cell office:value-type="float" office:value="367" table:style-name="ce38">
            <text:p><text:s text:c="3"/>367</text:p>
          </table:table-cell>
          <table:table-cell office:value-type="float" office:value="457" table:style-name="ce38">
            <text:p><text:s text:c="3"/>45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77" table:style-name="ce38">
            <text:p><text:s text:c="3"/>57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4" table:style-name="ce38">
            <text:p><text:s text:c="3"/>4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0" table:style-name="ce38">
            <text:p><text:s text:c="3"/>3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0" table:style-name="ce38">
            <text:p><text:s text:c="3"/>17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5477" table:style-name="ce38">
            <text:p><text:s text:c="2"/>85 47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5492" table:style-name="ce36">
            <text:p><text:s text:c="2"/>125 492</text:p>
          </table:table-cell>
          <table:table-cell office:value-type="float" office:value="798" table:style-name="ce36">
            <text:p><text:s text:c="3"/>79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6290" table:style-name="ce36">
            <text:p><text:s text:c="2"/>126 29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7" table:style-name="ce36">
            <text:p><text:s text:c="3"/>107</text:p>
          </table:table-cell>
          <table:table-cell office:value-type="float" office:value="95" table:style-name="ce36">
            <text:p><text:s text:c="3"/>9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253" table:style-name="ce36">
            <text:p><text:s text:c="3"/>25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3" table:style-name="ce36">
            <text:p><text:s text:c="3"/>363</text:p>
          </table:table-cell>
          <table:table-cell office:value-type="float" office:value="61640" table:style-name="ce36">
            <text:p><text:s text:c="2"/>61 640</text:p>
          </table:table-cell>
          <table:table-cell office:value-type="float" office:value="428" table:style-name="ce36">
            <text:p><text:s text:c="3"/>4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7" table:style-name="ce36">
            <text:p><text:s text:c="3"/>5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2986" table:style-name="ce36">
            <text:p><text:s text:c="2"/>62 986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0" table:style-name="ce36">
            <text:p><text:s text:c="3"/>8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11" table:style-name="ce36">
            <text:p><text:s text:c="3"/>811</text:p>
          </table:table-cell>
          <table:table-cell office:value-type="float" office:value="76" table:style-name="ce36">
            <text:p><text:s text:c="3"/>76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227" table:style-name="ce36">
            <text:p><text:s text:c="3"/>227</text:p>
          </table:table-cell>
          <table:table-cell office:value-type="float" office:value="329" table:style-name="ce36">
            <text:p><text:s text:c="3"/>329</text:p>
          </table:table-cell>
          <table:table-cell office:value-type="float" office:value="305" table:style-name="ce36">
            <text:p><text:s text:c="3"/>305</text:p>
          </table:table-cell>
          <table:table-cell office:value-type="float" office:value="85" table:style-name="ce36">
            <text:p><text:s text:c="3"/>85</text:p>
          </table:table-cell>
          <table:table-cell office:value-type="float" office:value="1127" table:style-name="ce36">
            <text:p><text:s text:c="2"/>1 127</text:p>
          </table:table-cell>
          <table:table-cell office:value-type="float" office:value="608" table:style-name="ce36">
            <text:p><text:s text:c="3"/>608</text:p>
          </table:table-cell>
          <table:table-cell office:value-type="float" office:value="80811" table:style-name="ce36">
            <text:p><text:s text:c="2"/>80 811</text:p>
          </table:table-cell>
          <table:table-cell office:value-type="float" office:value="93" table:style-name="ce36">
            <text:p><text:s text:c="3"/>93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94" table:style-name="ce36">
            <text:p><text:s text:c="3"/>89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5628" table:style-name="ce36">
            <text:p><text:s text:c="2"/>85 62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1" table:style-name="ce36">
            <text:p><text:s text:c="3"/>4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128" table:style-name="ce36">
            <text:p><text:s text:c="3"/>128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94" table:style-name="ce36">
            <text:p><text:s text:c="3"/>94</text:p>
          </table:table-cell>
          <table:table-cell office:value-type="float" office:value="148" table:style-name="ce36">
            <text:p><text:s text:c="3"/>1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8" table:style-name="ce36">
            <text:p><text:s text:c="3"/>478</text:p>
          </table:table-cell>
          <table:table-cell office:value-type="float" office:value="40898" table:style-name="ce36">
            <text:p><text:s text:c="2"/>40 898</text:p>
          </table:table-cell>
          <table:table-cell office:value-type="float" office:value="89" table:style-name="ce36">
            <text:p><text:s text:c="3"/>89</text:p>
          </table:table-cell>
          <table:table-cell office:value-type="float" office:value="192" table:style-name="ce36">
            <text:p><text:s text:c="3"/>19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144" table:style-name="ce36">
            <text:p><text:s text:c="2"/>42 14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7" table:style-name="ce36">
            <text:p><text:s text:c="3"/>6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6" table:style-name="ce36">
            <text:p><text:s text:c="3"/>10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5" table:style-name="ce36">
            <text:p><text:s text:c="3"/>20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5" table:style-name="ce36">
            <text:p><text:s text:c="3"/>205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117" table:style-name="ce36">
            <text:p><text:s text:c="3"/>117</text:p>
          </table:table-cell>
          <table:table-cell office:value-type="float" office:value="139" table:style-name="ce36">
            <text:p><text:s text:c="3"/>1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" table:style-name="ce36">
            <text:p><text:s text:c="3"/>42</text:p>
          </table:table-cell>
          <table:table-cell office:value-type="float" office:value="70" table:style-name="ce36">
            <text:p><text:s text:c="3"/>70</text:p>
          </table:table-cell>
          <table:table-cell office:value-type="float" office:value="36772" table:style-name="ce36">
            <text:p><text:s text:c="2"/>36 772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25" table:style-name="ce36">
            <text:p><text:s text:c="2"/>1 4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213" table:style-name="ce36">
            <text:p><text:s text:c="2"/>39 213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5" table:style-name="ce37">
            <text:p><text:s text:c="3"/>115</text:p>
          </table:table-cell>
          <table:table-cell office:value-type="float" office:value="52" table:style-name="ce37">
            <text:p><text:s text:c="3"/>52</text:p>
          </table:table-cell>
          <table:table-cell office:value-type="float" office:value="140" table:style-name="ce37">
            <text:p><text:s text:c="3"/>140</text:p>
          </table:table-cell>
          <table:table-cell office:value-type="float" office:value="30" table:style-name="ce37">
            <text:p><text:s text:c="3"/>30</text:p>
          </table:table-cell>
          <table:table-cell office:value-type="float" office:value="66" table:style-name="ce37">
            <text:p><text:s text:c="3"/>66</text:p>
          </table:table-cell>
          <table:table-cell office:value-type="float" office:value="580" table:style-name="ce37">
            <text:p><text:s text:c="3"/>58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7" table:style-name="ce37">
            <text:p><text:s text:c="3"/>187</text:p>
          </table:table-cell>
          <table:table-cell office:value-type="float" office:value="37" table:style-name="ce37">
            <text:p><text:s text:c="3"/>37</text:p>
          </table:table-cell>
          <table:table-cell office:value-type="float" office:value="734" table:style-name="ce37">
            <text:p><text:s text:c="3"/>734</text:p>
          </table:table-cell>
          <table:table-cell office:value-type="float" office:value="123" table:style-name="ce37">
            <text:p><text:s text:c="3"/>123</text:p>
          </table:table-cell>
          <table:table-cell office:value-type="float" office:value="525" table:style-name="ce37">
            <text:p><text:s text:c="3"/>525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5" table:style-name="ce37">
            <text:p><text:s text:c="3"/>245</text:p>
          </table:table-cell>
          <table:table-cell office:value-type="float" office:value="252" table:style-name="ce37">
            <text:p><text:s text:c="3"/>252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29" table:style-name="ce37">
            <text:p><text:s text:c="3"/>2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74" table:style-name="ce37">
            <text:p><text:s text:c="3"/>74</text:p>
          </table:table-cell>
          <table:table-cell office:value-type="float" office:value="25678" table:style-name="ce37">
            <text:p><text:s text:c="2"/>25 678</text:p>
          </table:table-cell>
          <table:table-cell office:value-type="float" office:value="30" table:style-name="ce37">
            <text:p><text:s text:c="3"/>3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2" table:style-name="ce37">
            <text:p><text:s text:c="3"/>22</text:p>
          </table:table-cell>
          <table:table-cell office:value-type="float" office:value="257" table:style-name="ce37">
            <text:p><text:s text:c="3"/>25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9230" table:style-name="ce37">
            <text:p><text:s text:c="2"/>29 230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21" table:style-name="ce38">
            <text:p><text:s text:c="3"/>22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201" table:style-name="ce38">
            <text:p><text:s text:c="3"/>201</text:p>
          </table:table-cell>
          <table:table-cell office:value-type="float" office:value="175" table:style-name="ce38">
            <text:p><text:s text:c="3"/>175</text:p>
          </table:table-cell>
          <table:table-cell office:value-type="float" office:value="94" table:style-name="ce38">
            <text:p><text:s text:c="3"/>94</text:p>
          </table:table-cell>
          <table:table-cell office:value-type="float" office:value="480" table:style-name="ce38">
            <text:p><text:s text:c="3"/>480</text:p>
          </table:table-cell>
          <table:table-cell office:value-type="float" office:value="17" table:style-name="ce38">
            <text:p><text:s text:c="3"/>1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40" table:style-name="ce38">
            <text:p><text:s text:c="3"/>340</text:p>
          </table:table-cell>
          <table:table-cell office:value-type="float" office:value="14" table:style-name="ce38">
            <text:p><text:s text:c="3"/>14</text:p>
          </table:table-cell>
          <table:table-cell office:value-type="float" office:value="52930" table:style-name="ce38">
            <text:p><text:s text:c="2"/>52 93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137" table:style-name="ce38">
            <text:p><text:s text:c="2"/>6 13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125" table:style-name="ce38">
            <text:p><text:s text:c="2"/>3 12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3768" table:style-name="ce38">
            <text:p><text:s text:c="2"/>63 768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7495" table:style-name="ce38">
            <text:p><text:s text:c="2"/>177 49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16" table:style-name="ce38">
            <text:p><text:s text:c="3"/>41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7911" table:style-name="ce38">
            <text:p><text:s text:c="2"/>177 911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6122" table:style-name="ce37">
            <text:p><text:s text:c="2"/>56 12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50" table:style-name="ce37">
            <text:p><text:s text:c="2"/>2 15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8273" table:style-name="ce37">
            <text:p><text:s text:c="2"/>58 273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362" table:style-name="ce38">
            <text:p><text:s text:c="3"/>362</text:p>
          </table:table-cell>
          <table:table-cell office:value-type="float" office:value="690" table:style-name="ce38">
            <text:p><text:s text:c="3"/>690</text:p>
          </table:table-cell>
          <table:table-cell office:value-type="float" office:value="42" table:style-name="ce38">
            <text:p><text:s text:c="3"/>4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44046" table:style-name="ce38">
            <text:p><text:s text:c="2"/>344 04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45140" table:style-name="ce38">
            <text:p><text:s text:c="2"/>345 14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539" table:style-name="ce36">
            <text:p><text:s text:c="2"/>11 5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9903" table:style-name="ce36">
            <text:p><text:s text:c="2"/>149 90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1450" table:style-name="ce36">
            <text:p><text:s text:c="2"/>161 45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1191" table:style-name="ce36">
            <text:p><text:s text:c="2"/>1 191</text:p>
          </table:table-cell>
          <table:table-cell office:value-type="float" office:value="2381" table:style-name="ce36">
            <text:p><text:s text:c="2"/>2 381</text:p>
          </table:table-cell>
          <table:table-cell office:value-type="float" office:value="144" table:style-name="ce36">
            <text:p><text:s text:c="3"/>14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1596" table:style-name="ce36">
            <text:p><text:s text:c="2"/>131 59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5312" table:style-name="ce36">
            <text:p><text:s text:c="2"/>135 31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30" table:style-name="ce36">
            <text:p><text:s text:c="2"/>2 730</text:p>
          </table:table-cell>
          <table:table-cell office:value-type="float" office:value="165" table:style-name="ce36">
            <text:p><text:s text:c="3"/>16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7579" table:style-name="ce36">
            <text:p><text:s text:c="2"/>137 579</text:p>
          </table:table-cell>
          <table:table-cell office:value-type="float" office:value="41" table:style-name="ce36">
            <text:p><text:s text:c="3"/>4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-10" table:style-name="ce36">
            <text:p><text:s/>(-) <text:s text:c="2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2" table:style-name="ce36">
            <text:p><text:s text:c="3"/>10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0607" table:style-name="ce36">
            <text:p><text:s text:c="2"/>140 607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-1" table:style-name="ce36">
            <text:p><text:s/>(-) <text:s text:c="2"/>1</text:p>
          </table:table-cell>
          <table:table-cell office:value-type="float" office:value="-1" table:style-name="ce36">
            <text:p><text:s/>(-) <text:s text:c="2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97" table:style-name="ce36">
            <text:p><text:s text:c="2"/>1 797</text:p>
          </table:table-cell>
          <table:table-cell office:value-type="float" office:value="63" table:style-name="ce36">
            <text:p><text:s text:c="3"/>63</text:p>
          </table:table-cell>
          <table:table-cell office:value-type="float" office:value="2471" table:style-name="ce36">
            <text:p><text:s text:c="2"/>2 471</text:p>
          </table:table-cell>
          <table:table-cell office:value-type="float" office:value="876" table:style-name="ce36">
            <text:p><text:s text:c="3"/>876</text:p>
          </table:table-cell>
          <table:table-cell office:value-type="float" office:value="65" table:style-name="ce36">
            <text:p><text:s text:c="3"/>65</text:p>
          </table:table-cell>
          <table:table-cell office:value-type="float" office:value="215" table:style-name="ce36">
            <text:p><text:s text:c="3"/>215</text:p>
          </table:table-cell>
          <table:table-cell office:value-type="float" office:value="529" table:style-name="ce36">
            <text:p><text:s text:c="3"/>529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113" table:style-name="ce36">
            <text:p><text:s text:c="3"/>113</text:p>
          </table:table-cell>
          <table:table-cell office:value-type="float" office:value="143" table:style-name="ce36">
            <text:p><text:s text:c="3"/>143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79" table:style-name="ce36">
            <text:p><text:s text:c="3"/>79</text:p>
          </table:table-cell>
          <table:table-cell office:value-type="float" office:value="479" table:style-name="ce36">
            <text:p><text:s text:c="3"/>479</text:p>
          </table:table-cell>
          <table:table-cell office:value-type="float" office:value="786" table:style-name="ce36">
            <text:p><text:s text:c="3"/>786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965" table:style-name="ce36">
            <text:p><text:s text:c="3"/>965</text:p>
          </table:table-cell>
          <table:table-cell office:value-type="float" office:value="451" table:style-name="ce36">
            <text:p><text:s text:c="3"/>451</text:p>
          </table:table-cell>
          <table:table-cell office:value-type="float" office:value="351" table:style-name="ce36">
            <text:p><text:s text:c="3"/>351</text:p>
          </table:table-cell>
          <table:table-cell office:value-type="float" office:value="62" table:style-name="ce36">
            <text:p><text:s text:c="3"/>62</text:p>
          </table:table-cell>
          <table:table-cell office:value-type="float" office:value="105" table:style-name="ce36">
            <text:p><text:s text:c="3"/>105</text:p>
          </table:table-cell>
          <table:table-cell office:value-type="float" office:value="497" table:style-name="ce36">
            <text:p><text:s text:c="3"/>497</text:p>
          </table:table-cell>
          <table:table-cell office:value-type="float" office:value="549" table:style-name="ce36">
            <text:p><text:s text:c="3"/>549</text:p>
          </table:table-cell>
          <table:table-cell office:value-type="float" office:value="607" table:style-name="ce36">
            <text:p><text:s text:c="3"/>607</text:p>
          </table:table-cell>
          <table:table-cell office:value-type="float" office:value="755" table:style-name="ce36">
            <text:p><text:s text:c="3"/>75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3" table:style-name="ce36">
            <text:p><text:s text:c="3"/>53</text:p>
          </table:table-cell>
          <table:table-cell office:value-type="float" office:value="347" table:style-name="ce36">
            <text:p><text:s text:c="3"/>347</text:p>
          </table:table-cell>
          <table:table-cell office:value-type="float" office:value="370" table:style-name="ce36">
            <text:p><text:s text:c="3"/>3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2" table:style-name="ce36">
            <text:p><text:s text:c="3"/>82</text:p>
          </table:table-cell>
          <table:table-cell office:value-type="float" office:value="750238" table:style-name="ce36">
            <text:p><text:s text:c="2"/>750 238</text:p>
          </table:table-cell>
          <table:table-cell office:value-type="float" office:value="270" table:style-name="ce36">
            <text:p><text:s text:c="3"/>27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0" table:style-name="ce36">
            <text:p><text:s text:c="3"/>250</text:p>
          </table:table-cell>
          <table:table-cell office:value-type="float" office:value="96" table:style-name="ce36">
            <text:p><text:s text:c="3"/>96</text:p>
          </table:table-cell>
          <table:table-cell office:value-type="float" office:value="179" table:style-name="ce36">
            <text:p><text:s text:c="3"/>179</text:p>
          </table:table-cell>
          <table:table-cell office:value-type="float" office:value="73" table:style-name="ce36">
            <text:p><text:s text:c="3"/>73</text:p>
          </table:table-cell>
          <table:table-cell office:value-type="float" office:value="-880" table:style-name="ce36">
            <text:p><text:s/>(-) <text:s text:c="2"/>880</text:p>
          </table:table-cell>
          <table:table-cell office:value-type="float" office:value="-134" table:style-name="ce36">
            <text:p><text:s/>(-) <text:s text:c="2"/>1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-3" table:style-name="ce36">
            <text:p><text:s/>(-) <text:s text:c="2"/>3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112" table:style-name="ce36">
            <text:p><text:s text:c="3"/>112</text:p>
          </table:table-cell>
          <table:table-cell office:value-type="float" office:value="71" table:style-name="ce36">
            <text:p><text:s text:c="3"/>71</text:p>
          </table:table-cell>
          <table:table-cell office:value-type="float" office:value="108" table:style-name="ce36">
            <text:p><text:s text:c="3"/>108</text:p>
          </table:table-cell>
          <table:table-cell office:value-type="float" office:value="212" table:style-name="ce36">
            <text:p><text:s text:c="3"/>212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96" table:style-name="ce36">
            <text:p><text:s text:c="3"/>9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1" table:style-name="ce36">
            <text:p><text:s text:c="3"/>91</text:p>
          </table:table-cell>
          <table:table-cell office:value-type="float" office:value="853" table:style-name="ce36">
            <text:p><text:s text:c="3"/>85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64654" table:style-name="ce36">
            <text:p><text:s text:c="2"/>764 65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7" table:style-name="ce36">
            <text:p><text:s text:c="3"/>1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07" table:style-name="ce36">
            <text:p><text:s text:c="3"/>807</text:p>
          </table:table-cell>
          <table:table-cell office:value-type="float" office:value="194565" table:style-name="ce36">
            <text:p><text:s text:c="2"/>194 56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5526" table:style-name="ce36">
            <text:p><text:s text:c="2"/>195 526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0600" table:style-name="ce37">
            <text:p><text:s text:c="2"/>80 60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66" table:style-name="ce37">
            <text:p><text:s text:c="2"/>2 36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2966" table:style-name="ce37">
            <text:p><text:s text:c="2"/>82 966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29" table:style-name="ce38">
            <text:p><text:s text:c="2"/>1 229</text:p>
          </table:table-cell>
          <table:table-cell office:value-type="float" office:value="15683" table:style-name="ce38">
            <text:p><text:s text:c="2"/>15 68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505" table:style-name="ce38">
            <text:p><text:s text:c="2"/>5 50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7" table:style-name="ce38">
            <text:p><text:s text:c="3"/>3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2454" table:style-name="ce38">
            <text:p><text:s text:c="2"/>22 454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5007" table:style-name="ce38">
            <text:p><text:s text:c="2"/>35 00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5010" table:style-name="ce38">
            <text:p><text:s text:c="2"/>35 010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65" table:style-name="ce37">
            <text:p><text:s text:c="3"/>365</text:p>
          </table:table-cell>
          <table:table-cell office:value-type="float" office:value="1152" table:style-name="ce37">
            <text:p><text:s text:c="2"/>1 152</text:p>
          </table:table-cell>
          <table:table-cell office:value-type="float" office:value="1551" table:style-name="ce37">
            <text:p><text:s text:c="2"/>1 55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4671" table:style-name="ce37">
            <text:p><text:s text:c="2"/>74 67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09" table:style-name="ce37">
            <text:p><text:s text:c="2"/>3 30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1048" table:style-name="ce37">
            <text:p><text:s text:c="2"/>81 048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460" table:style-name="ce38">
            <text:p><text:s text:c="2"/>19 46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460" table:style-name="ce38">
            <text:p><text:s text:c="2"/>19 46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98" table:style-name="ce36">
            <text:p><text:s text:c="3"/>98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874" table:style-name="ce36">
            <text:p><text:s text:c="2"/>20 87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5" table:style-name="ce36">
            <text:p><text:s text:c="3"/>445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484" table:style-name="ce36">
            <text:p><text:s text:c="2"/>21 48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04" table:style-name="ce36">
            <text:p><text:s text:c="2"/>3 20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1025" table:style-name="ce36">
            <text:p><text:s text:c="2"/>191 0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9" table:style-name="ce36">
            <text:p><text:s text:c="3"/>3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4558" table:style-name="ce36">
            <text:p><text:s text:c="2"/>194 55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866" table:style-name="ce36">
            <text:p><text:s text:c="2"/>19 8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3" table:style-name="ce36">
            <text:p><text:s text:c="3"/>243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111" table:style-name="ce36">
            <text:p><text:s text:c="2"/>20 111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380" table:style-name="ce36">
            <text:p><text:s text:c="2"/>38 38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" table:style-name="ce36">
            <text:p><text:s text:c="3"/>4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426" table:style-name="ce36">
            <text:p><text:s text:c="2"/>38 42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1" table:style-name="ce36">
            <text:p><text:s text:c="3"/>6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0126" table:style-name="ce36">
            <text:p><text:s text:c="2"/>160 1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0189" table:style-name="ce36">
            <text:p><text:s text:c="2"/>160 189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07" table:style-name="ce37">
            <text:p><text:s text:c="3"/>60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0732" table:style-name="ce37">
            <text:p><text:s text:c="2"/>100 732</text:p>
          </table:table-cell>
          <table:table-cell office:value-type="float" office:value="827" table:style-name="ce37">
            <text:p><text:s text:c="3"/>82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02" table:style-name="ce37">
            <text:p><text:s text:c="2"/>1 40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2" table:style-name="ce37">
            <text:p><text:s text:c="3"/>9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3660" table:style-name="ce37">
            <text:p><text:s text:c="2"/>103 660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36474" table:style-name="ce38">
            <text:p><text:s text:c="2"/>436 47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88" table:style-name="ce38">
            <text:p><text:s text:c="3"/>48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36962" table:style-name="ce38">
            <text:p><text:s text:c="2"/>436 962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44" table:style-name="ce38">
            <text:p><text:s text:c="3"/>44</text:p>
          </table:table-cell>
          <table:table-cell office:value-type="float" office:value="306" table:style-name="ce38">
            <text:p><text:s text:c="3"/>306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6" table:style-name="ce38">
            <text:p><text:s text:c="3"/>46</text:p>
          </table:table-cell>
          <table:table-cell office:value-type="float" office:value="492" table:style-name="ce38">
            <text:p><text:s text:c="3"/>492</text:p>
          </table:table-cell>
          <table:table-cell office:value-type="float" office:value="614" table:style-name="ce38">
            <text:p><text:s text:c="3"/>614</text:p>
          </table:table-cell>
          <table:table-cell office:value-type="float" office:value="164" table:style-name="ce38">
            <text:p><text:s text:c="3"/>164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281" table:style-name="ce38">
            <text:p><text:s text:c="3"/>281</text:p>
          </table:table-cell>
          <table:table-cell office:value-type="float" office:value="103" table:style-name="ce38">
            <text:p><text:s text:c="3"/>103</text:p>
          </table:table-cell>
          <table:table-cell office:value-type="float" office:value="31" table:style-name="ce38">
            <text:p><text:s text:c="3"/>31</text:p>
          </table:table-cell>
          <table:table-cell office:value-type="float" office:value="588" table:style-name="ce38">
            <text:p><text:s text:c="3"/>588</text:p>
          </table:table-cell>
          <table:table-cell office:value-type="float" office:value="1214" table:style-name="ce38">
            <text:p><text:s text:c="2"/>1 214</text:p>
          </table:table-cell>
          <table:table-cell office:value-type="float" office:value="776" table:style-name="ce38">
            <text:p><text:s text:c="3"/>776</text:p>
          </table:table-cell>
          <table:table-cell office:value-type="float" office:value="514" table:style-name="ce38">
            <text:p><text:s text:c="3"/>514</text:p>
          </table:table-cell>
          <table:table-cell office:value-type="float" office:value="71" table:style-name="ce38">
            <text:p><text:s text:c="3"/>71</text:p>
          </table:table-cell>
          <table:table-cell office:value-type="float" office:value="1899" table:style-name="ce38">
            <text:p><text:s text:c="2"/>1 899</text:p>
          </table:table-cell>
          <table:table-cell office:value-type="float" office:value="860" table:style-name="ce38">
            <text:p><text:s text:c="3"/>860</text:p>
          </table:table-cell>
          <table:table-cell office:value-type="float" office:value="31" table:style-name="ce38">
            <text:p><text:s text:c="3"/>31</text:p>
          </table:table-cell>
          <table:table-cell office:value-type="float" office:value="256" table:style-name="ce38">
            <text:p><text:s text:c="3"/>256</text:p>
          </table:table-cell>
          <table:table-cell office:value-type="float" office:value="1478" table:style-name="ce38">
            <text:p><text:s text:c="2"/>1 478</text:p>
          </table:table-cell>
          <table:table-cell office:value-type="float" office:value="870" table:style-name="ce38">
            <text:p><text:s text:c="3"/>870</text:p>
          </table:table-cell>
          <table:table-cell office:value-type="float" office:value="1629" table:style-name="ce38">
            <text:p><text:s text:c="2"/>1 629</text:p>
          </table:table-cell>
          <table:table-cell office:value-type="float" office:value="1864" table:style-name="ce38">
            <text:p><text:s text:c="2"/>1 864</text:p>
          </table:table-cell>
          <table:table-cell office:value-type="float" office:value="1408" table:style-name="ce38">
            <text:p><text:s text:c="2"/>1 408</text:p>
          </table:table-cell>
          <table:table-cell office:value-type="float" office:value="68" table:style-name="ce38">
            <text:p><text:s text:c="3"/>68</text:p>
          </table:table-cell>
          <table:table-cell office:value-type="float" office:value="803" table:style-name="ce38">
            <text:p><text:s text:c="3"/>803</text:p>
          </table:table-cell>
          <table:table-cell office:value-type="float" office:value="125" table:style-name="ce38">
            <text:p><text:s text:c="3"/>125</text:p>
          </table:table-cell>
          <table:table-cell office:value-type="float" office:value="115" table:style-name="ce38">
            <text:p><text:s text:c="3"/>115</text:p>
          </table:table-cell>
          <table:table-cell office:value-type="float" office:value="603" table:style-name="ce38">
            <text:p><text:s text:c="3"/>603</text:p>
          </table:table-cell>
          <table:table-cell office:value-type="float" office:value="31" table:style-name="ce38">
            <text:p><text:s text:c="3"/>31</text:p>
          </table:table-cell>
          <table:table-cell office:value-type="float" office:value="218" table:style-name="ce38">
            <text:p><text:s text:c="3"/>218</text:p>
          </table:table-cell>
          <table:table-cell office:value-type="float" office:value="125" table:style-name="ce38">
            <text:p><text:s text:c="3"/>125</text:p>
          </table:table-cell>
          <table:table-cell office:value-type="float" office:value="3025" table:style-name="ce38">
            <text:p><text:s text:c="2"/>3 025</text:p>
          </table:table-cell>
          <table:table-cell office:value-type="float" office:value="457" table:style-name="ce38">
            <text:p><text:s text:c="3"/>457</text:p>
          </table:table-cell>
          <table:table-cell office:value-type="float" office:value="1018" table:style-name="ce38">
            <text:p><text:s text:c="2"/>1 018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2038" table:style-name="ce38">
            <text:p><text:s text:c="2"/>2 038</text:p>
          </table:table-cell>
          <table:table-cell office:value-type="float" office:value="1307" table:style-name="ce38">
            <text:p><text:s text:c="2"/>1 307</text:p>
          </table:table-cell>
          <table:table-cell office:value-type="float" office:value="326" table:style-name="ce38">
            <text:p><text:s text:c="3"/>326</text:p>
          </table:table-cell>
          <table:table-cell office:value-type="float" office:value="406" table:style-name="ce38">
            <text:p><text:s text:c="3"/>406</text:p>
          </table:table-cell>
          <table:table-cell office:value-type="float" office:value="653" table:style-name="ce38">
            <text:p><text:s text:c="3"/>653</text:p>
          </table:table-cell>
          <table:table-cell office:value-type="float" office:value="188" table:style-name="ce38">
            <text:p><text:s text:c="3"/>188</text:p>
          </table:table-cell>
          <table:table-cell office:value-type="float" office:value="674" table:style-name="ce38">
            <text:p><text:s text:c="3"/>674</text:p>
          </table:table-cell>
          <table:table-cell office:value-type="float" office:value="225" table:style-name="ce38">
            <text:p><text:s text:c="3"/>225</text:p>
          </table:table-cell>
          <table:table-cell office:value-type="float" office:value="41" table:style-name="ce38">
            <text:p><text:s text:c="3"/>41</text:p>
          </table:table-cell>
          <table:table-cell office:value-type="float" office:value="563" table:style-name="ce38">
            <text:p><text:s text:c="3"/>563</text:p>
          </table:table-cell>
          <table:table-cell office:value-type="float" office:value="99" table:style-name="ce38">
            <text:p><text:s text:c="3"/>99</text:p>
          </table:table-cell>
          <table:table-cell office:value-type="float" office:value="11751" table:style-name="ce38">
            <text:p><text:s text:c="2"/>11 751</text:p>
          </table:table-cell>
          <table:table-cell office:value-type="float" office:value="119170" table:style-name="ce38">
            <text:p><text:s text:c="2"/>119 170</text:p>
          </table:table-cell>
          <table:table-cell office:value-type="float" office:value="106" table:style-name="ce38">
            <text:p><text:s text:c="3"/>106</text:p>
          </table:table-cell>
          <table:table-cell office:value-type="float" office:value="886" table:style-name="ce38">
            <text:p><text:s text:c="3"/>886</text:p>
          </table:table-cell>
          <table:table-cell office:value-type="float" office:value="28" table:style-name="ce38">
            <text:p><text:s text:c="3"/>28</text:p>
          </table:table-cell>
          <table:table-cell office:value-type="float" office:value="1197" table:style-name="ce38">
            <text:p><text:s text:c="2"/>1 197</text:p>
          </table:table-cell>
          <table:table-cell office:value-type="float" office:value="475" table:style-name="ce38">
            <text:p><text:s text:c="3"/>475</text:p>
          </table:table-cell>
          <table:table-cell office:value-type="float" office:value="73" table:style-name="ce38">
            <text:p><text:s text:c="3"/>73</text:p>
          </table:table-cell>
          <table:table-cell office:value-type="float" office:value="1448" table:style-name="ce38">
            <text:p><text:s text:c="2"/>1 448</text:p>
          </table:table-cell>
          <table:table-cell office:value-type="float" office:value="112" table:style-name="ce38">
            <text:p><text:s text:c="3"/>112</text:p>
          </table:table-cell>
          <table:table-cell office:value-type="float" office:value="179" table:style-name="ce38">
            <text:p><text:s text:c="3"/>17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46" table:style-name="ce38">
            <text:p><text:s text:c="3"/>646</text:p>
          </table:table-cell>
          <table:table-cell office:value-type="float" office:value="327" table:style-name="ce38">
            <text:p><text:s text:c="3"/>327</text:p>
          </table:table-cell>
          <table:table-cell office:value-type="float" office:value="266" table:style-name="ce38">
            <text:p><text:s text:c="3"/>26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65366" table:style-name="ce38">
            <text:p><text:s text:c="2"/>165 366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5975" table:style-name="ce37">
            <text:p><text:s text:c="2"/>335 97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5975" table:style-name="ce37">
            <text:p><text:s text:c="2"/>335 975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83" table:style-name="ce38">
            <text:p><text:s text:c="3"/>98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60303" table:style-name="ce38">
            <text:p><text:s text:c="2"/>160 30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240" table:style-name="ce38">
            <text:p><text:s text:c="2"/>5 240</text:p>
          </table:table-cell>
          <table:table-cell office:value-type="float" office:value="192" table:style-name="ce38">
            <text:p><text:s text:c="3"/>19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66719" table:style-name="ce38">
            <text:p><text:s text:c="2"/>166 719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45" table:style-name="ce36">
            <text:p><text:s text:c="3"/>45</text:p>
          </table:table-cell>
          <table:table-cell office:value-type="float" office:value="476" table:style-name="ce36">
            <text:p><text:s text:c="3"/>47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2" table:style-name="ce36">
            <text:p><text:s text:c="3"/>202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248" table:style-name="ce36">
            <text:p><text:s text:c="3"/>248</text:p>
          </table:table-cell>
          <table:table-cell office:value-type="float" office:value="74" table:style-name="ce36">
            <text:p><text:s text:c="3"/>74</text:p>
          </table:table-cell>
          <table:table-cell office:value-type="float" office:value="53" table:style-name="ce36">
            <text:p><text:s text:c="3"/>53</text:p>
          </table:table-cell>
          <table:table-cell office:value-type="float" office:value="49" table:style-name="ce36">
            <text:p><text:s text:c="3"/>49</text:p>
          </table:table-cell>
          <table:table-cell office:value-type="float" office:value="85" table:style-name="ce36">
            <text:p><text:s text:c="3"/>85</text:p>
          </table:table-cell>
          <table:table-cell office:value-type="float" office:value="104" table:style-name="ce36">
            <text:p><text:s text:c="3"/>104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184" table:style-name="ce36">
            <text:p><text:s text:c="3"/>184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48" table:style-name="ce36">
            <text:p><text:s text:c="2"/>1 348</text:p>
          </table:table-cell>
          <table:table-cell office:value-type="float" office:value="693" table:style-name="ce36">
            <text:p><text:s text:c="3"/>693</text:p>
          </table:table-cell>
          <table:table-cell office:value-type="float" office:value="754" table:style-name="ce36">
            <text:p><text:s text:c="3"/>754</text:p>
          </table:table-cell>
          <table:table-cell office:value-type="float" office:value="954" table:style-name="ce36">
            <text:p><text:s text:c="3"/>954</text:p>
          </table:table-cell>
          <table:table-cell office:value-type="float" office:value="337" table:style-name="ce36">
            <text:p><text:s text:c="3"/>337</text:p>
          </table:table-cell>
          <table:table-cell office:value-type="float" office:value="118" table:style-name="ce36">
            <text:p><text:s text:c="3"/>118</text:p>
          </table:table-cell>
          <table:table-cell office:value-type="float" office:value="390" table:style-name="ce36">
            <text:p><text:s text:c="3"/>390</text:p>
          </table:table-cell>
          <table:table-cell office:value-type="float" office:value="334" table:style-name="ce36">
            <text:p><text:s text:c="3"/>334</text:p>
          </table:table-cell>
          <table:table-cell office:value-type="float" office:value="108" table:style-name="ce36">
            <text:p><text:s text:c="3"/>108</text:p>
          </table:table-cell>
          <table:table-cell office:value-type="float" office:value="1566" table:style-name="ce36">
            <text:p><text:s text:c="2"/>1 566</text:p>
          </table:table-cell>
          <table:table-cell office:value-type="float" office:value="435" table:style-name="ce36">
            <text:p><text:s text:c="3"/>435</text:p>
          </table:table-cell>
          <table:table-cell office:value-type="float" office:value="852" table:style-name="ce36">
            <text:p><text:s text:c="3"/>852</text:p>
          </table:table-cell>
          <table:table-cell office:value-type="float" office:value="2337" table:style-name="ce36">
            <text:p><text:s text:c="2"/>2 337</text:p>
          </table:table-cell>
          <table:table-cell office:value-type="float" office:value="881" table:style-name="ce36">
            <text:p><text:s text:c="3"/>881</text:p>
          </table:table-cell>
          <table:table-cell office:value-type="float" office:value="558" table:style-name="ce36">
            <text:p><text:s text:c="3"/>558</text:p>
          </table:table-cell>
          <table:table-cell office:value-type="float" office:value="89" table:style-name="ce36">
            <text:p><text:s text:c="3"/>89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366" table:style-name="ce36">
            <text:p><text:s text:c="3"/>366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75" table:style-name="ce36">
            <text:p><text:s text:c="3"/>7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00" table:style-name="ce36">
            <text:p><text:s text:c="3"/>50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73" table:style-name="ce36">
            <text:p><text:s text:c="3"/>573</text:p>
          </table:table-cell>
          <table:table-cell office:value-type="float" office:value="950" table:style-name="ce36">
            <text:p><text:s text:c="3"/>950</text:p>
          </table:table-cell>
          <table:table-cell office:value-type="float" office:value="60" table:style-name="ce36">
            <text:p><text:s text:c="3"/>6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312" table:style-name="ce36">
            <text:p><text:s text:c="2"/>5 3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6" table:style-name="ce36">
            <text:p><text:s text:c="3"/>66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331" table:style-name="ce36">
            <text:p><text:s text:c="2"/>9 331</text:p>
          </table:table-cell>
          <table:table-cell office:value-type="float" office:value="15364" table:style-name="ce36">
            <text:p><text:s text:c="2"/>15 364</text:p>
          </table:table-cell>
          <table:table-cell office:value-type="float" office:value="998" table:style-name="ce36">
            <text:p><text:s text:c="3"/>998</text:p>
          </table:table-cell>
          <table:table-cell office:value-type="float" office:value="1467" table:style-name="ce36">
            <text:p><text:s text:c="2"/>1 467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511" table:style-name="ce36">
            <text:p><text:s text:c="2"/>48 511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2731" table:style-name="ce36">
            <text:p><text:s text:c="2"/>62 7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41" table:style-name="ce36">
            <text:p><text:s text:c="2"/>1 341</text:p>
          </table:table-cell>
          <table:table-cell office:value-type="float" office:value="130" table:style-name="ce36">
            <text:p><text:s text:c="3"/>1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4208" table:style-name="ce36">
            <text:p><text:s text:c="2"/>64 208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2" table:style-name="ce36">
            <text:p><text:s text:c="3"/>72</text:p>
          </table:table-cell>
          <table:table-cell office:value-type="float" office:value="10333" table:style-name="ce36">
            <text:p><text:s text:c="2"/>10 3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1" table:style-name="ce36">
            <text:p><text:s text:c="3"/>6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0355" table:style-name="ce36">
            <text:p><text:s text:c="2"/>80 35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498" table:style-name="ce36">
            <text:p><text:s text:c="2"/>6 498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78" table:style-name="ce36">
            <text:p><text:s text:c="2"/>2 07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9424" table:style-name="ce36">
            <text:p><text:s text:c="2"/>99 424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6" table:style-name="ce36">
            <text:p><text:s text:c="3"/>366</text:p>
          </table:table-cell>
          <table:table-cell office:value-type="float" office:value="787" table:style-name="ce36">
            <text:p><text:s text:c="3"/>787</text:p>
          </table:table-cell>
          <table:table-cell office:value-type="float" office:value="2216" table:style-name="ce36">
            <text:p><text:s text:c="2"/>2 2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1" table:style-name="ce36">
            <text:p><text:s text:c="3"/>40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8" table:style-name="ce36">
            <text:p><text:s text:c="3"/>38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507" table:style-name="ce36">
            <text:p><text:s text:c="2"/>40 50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665" table:style-name="ce36">
            <text:p><text:s text:c="2"/>44 665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5029" table:style-name="ce36">
            <text:p><text:s text:c="2"/>75 0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5029" table:style-name="ce36">
            <text:p><text:s text:c="2"/>75 029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06" table:style-name="ce37">
            <text:p><text:s text:c="3"/>306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6599" table:style-name="ce37">
            <text:p><text:s text:c="2"/>106 59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14" table:style-name="ce37">
            <text:p><text:s text:c="3"/>414</text:p>
          </table:table-cell>
          <table:table-cell office:value-type="float" office:value="299" table:style-name="ce37">
            <text:p><text:s text:c="3"/>29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7647" table:style-name="ce37">
            <text:p><text:s text:c="2"/>107 647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2924" table:style-name="ce38">
            <text:p><text:s text:c="2"/>32 92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2924" table:style-name="ce38">
            <text:p><text:s text:c="2"/>32 924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73744" table:style-name="ce38">
            <text:p><text:s text:c="2"/>573 74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73744" table:style-name="ce38">
            <text:p><text:s text:c="2"/>573 744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176" table:style-name="ce37">
            <text:p><text:s text:c="2"/>12 17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176" table:style-name="ce37">
            <text:p><text:s text:c="2"/>12 176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35352" table:style-name="ce38">
            <text:p><text:s text:c="2"/>235 35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35352" table:style-name="ce38">
            <text:p><text:s text:c="2"/>235 352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04" table:style-name="ce36">
            <text:p><text:s text:c="2"/>2 504</text:p>
          </table:table-cell>
          <table:table-cell office:value-type="float" office:value="694" table:style-name="ce36">
            <text:p><text:s text:c="3"/>694</text:p>
          </table:table-cell>
          <table:table-cell office:value-type="float" office:value="82366" table:style-name="ce36">
            <text:p><text:s text:c="2"/>82 3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5564" table:style-name="ce36">
            <text:p><text:s text:c="2"/>85 564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2611" table:style-name="ce36">
            <text:p><text:s text:c="2"/>142 6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2611" table:style-name="ce36">
            <text:p><text:s text:c="2"/>142 611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02" table:style-name="ce36">
            <text:p><text:s text:c="3"/>502</text:p>
          </table:table-cell>
          <table:table-cell office:value-type="float" office:value="104" table:style-name="ce36">
            <text:p><text:s text:c="3"/>10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37" table:style-name="ce36">
            <text:p><text:s text:c="2"/>2 137</text:p>
          </table:table-cell>
          <table:table-cell office:value-type="float" office:value="167781" table:style-name="ce36">
            <text:p><text:s text:c="2"/>167 78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0524" table:style-name="ce36">
            <text:p><text:s text:c="2"/>170 524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19" table:style-name="ce36">
            <text:p><text:s text:c="2"/>1 1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01" table:style-name="ce36">
            <text:p><text:s text:c="3"/>701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673" table:style-name="ce36">
            <text:p><text:s text:c="2"/>28 67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495" table:style-name="ce36">
            <text:p><text:s text:c="2"/>30 495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9327" table:style-name="ce36">
            <text:p><text:s text:c="2"/>79 3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9327" table:style-name="ce36">
            <text:p><text:s text:c="2"/>79 327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31" table:style-name="ce38">
            <text:p><text:s text:c="3"/>93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262" table:style-name="ce38">
            <text:p><text:s text:c="2"/>7 26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6665" table:style-name="ce38">
            <text:p><text:s text:c="2"/>16 66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4858" table:style-name="ce38">
            <text:p><text:s text:c="2"/>24 858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35" table:style-name="ce38">
            <text:p><text:s text:c="3"/>23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4068" table:style-name="ce38">
            <text:p><text:s text:c="2"/>34 06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4303" table:style-name="ce38">
            <text:p><text:s text:c="2"/>34 303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3656" table:style-name="ce38">
            <text:p><text:s text:c="2"/>53 656</text:p>
          </table:table-cell>
          <table:table-cell office:value-type="float" office:value="53656" table:style-name="ce38">
            <text:p><text:s text:c="2"/>53 656</text:p>
          </table:table-cell>
          <table:table-cell table:number-columns-repeated="16313"/>
        </table:table-row>
        <table:table-row table:style-name="ro5">
          <table:table-cell table:style-name="ce10"/>
          <table:table-cell table:style-name="ce11"/>
          <table:table-cell table:number-columns-repeated="69" table:style-name="ce37"/>
          <table:table-cell table:number-columns-repeated="16313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265107" table:style-name="ce39">
            <text:p><text:s text:c="2"/>265 107</text:p>
          </table:table-cell>
          <table:table-cell office:value-type="float" office:value="115344" table:style-name="ce39">
            <text:p><text:s text:c="2"/>115 344</text:p>
          </table:table-cell>
          <table:table-cell office:value-type="float" office:value="29049" table:style-name="ce39">
            <text:p><text:s text:c="2"/>29 049</text:p>
          </table:table-cell>
          <table:table-cell office:value-type="float" office:value="19448" table:style-name="ce39">
            <text:p><text:s text:c="2"/>19 448</text:p>
          </table:table-cell>
          <table:table-cell office:value-type="float" office:value="193311" table:style-name="ce39">
            <text:p><text:s text:c="2"/>193 311</text:p>
          </table:table-cell>
          <table:table-cell office:value-type="float" office:value="78124" table:style-name="ce39">
            <text:p><text:s text:c="2"/>78 124</text:p>
          </table:table-cell>
          <table:table-cell office:value-type="float" office:value="11760" table:style-name="ce39">
            <text:p><text:s text:c="2"/>11 760</text:p>
          </table:table-cell>
          <table:table-cell office:value-type="float" office:value="208644" table:style-name="ce39">
            <text:p><text:s text:c="2"/>208 644</text:p>
          </table:table-cell>
          <table:table-cell office:value-type="float" office:value="52724" table:style-name="ce39">
            <text:p><text:s text:c="2"/>52 724</text:p>
          </table:table-cell>
          <table:table-cell office:value-type="float" office:value="224397" table:style-name="ce39">
            <text:p><text:s text:c="2"/>224 397</text:p>
          </table:table-cell>
          <table:table-cell office:value-type="float" office:value="62716" table:style-name="ce39">
            <text:p><text:s text:c="2"/>62 716</text:p>
          </table:table-cell>
          <table:table-cell office:value-type="float" office:value="15272" table:style-name="ce39">
            <text:p><text:s text:c="2"/>15 272</text:p>
          </table:table-cell>
          <table:table-cell office:value-type="float" office:value="46634" table:style-name="ce39">
            <text:p><text:s text:c="2"/>46 634</text:p>
          </table:table-cell>
          <table:table-cell office:value-type="float" office:value="60567" table:style-name="ce39">
            <text:p><text:s text:c="2"/>60 567</text:p>
          </table:table-cell>
          <table:table-cell office:value-type="float" office:value="38136" table:style-name="ce39">
            <text:p><text:s text:c="2"/>38 136</text:p>
          </table:table-cell>
          <table:table-cell office:value-type="float" office:value="25749" table:style-name="ce39">
            <text:p><text:s text:c="2"/>25 749</text:p>
          </table:table-cell>
          <table:table-cell office:value-type="float" office:value="66502" table:style-name="ce39">
            <text:p><text:s text:c="2"/>66 502</text:p>
          </table:table-cell>
          <table:table-cell office:value-type="float" office:value="21287" table:style-name="ce39">
            <text:p><text:s text:c="2"/>21 287</text:p>
          </table:table-cell>
          <table:table-cell office:value-type="float" office:value="319082" table:style-name="ce39">
            <text:p><text:s text:c="2"/>319 082</text:p>
          </table:table-cell>
          <table:table-cell office:value-type="float" office:value="32241" table:style-name="ce39">
            <text:p><text:s text:c="2"/>32 241</text:p>
          </table:table-cell>
          <table:table-cell office:value-type="float" office:value="124304" table:style-name="ce39">
            <text:p><text:s text:c="2"/>124 304</text:p>
          </table:table-cell>
          <table:table-cell office:value-type="float" office:value="63035" table:style-name="ce39">
            <text:p><text:s text:c="2"/>63 035</text:p>
          </table:table-cell>
          <table:table-cell office:value-type="float" office:value="35511" table:style-name="ce39">
            <text:p><text:s text:c="2"/>35 511</text:p>
          </table:table-cell>
          <table:table-cell office:value-type="float" office:value="50692" table:style-name="ce39">
            <text:p><text:s text:c="2"/>50 692</text:p>
          </table:table-cell>
          <table:table-cell office:value-type="float" office:value="97053" table:style-name="ce39">
            <text:p><text:s text:c="2"/>97 053</text:p>
          </table:table-cell>
          <table:table-cell office:value-type="float" office:value="86780" table:style-name="ce39">
            <text:p><text:s text:c="2"/>86 780</text:p>
          </table:table-cell>
          <table:table-cell office:value-type="float" office:value="104408" table:style-name="ce39">
            <text:p><text:s text:c="2"/>104 408</text:p>
          </table:table-cell>
          <table:table-cell office:value-type="float" office:value="49609" table:style-name="ce39">
            <text:p><text:s text:c="2"/>49 609</text:p>
          </table:table-cell>
          <table:table-cell office:value-type="float" office:value="92851" table:style-name="ce39">
            <text:p><text:s text:c="2"/>92 851</text:p>
          </table:table-cell>
          <table:table-cell office:value-type="float" office:value="88197" table:style-name="ce39">
            <text:p><text:s text:c="2"/>88 197</text:p>
          </table:table-cell>
          <table:table-cell office:value-type="float" office:value="71166" table:style-name="ce39">
            <text:p><text:s text:c="2"/>71 166</text:p>
          </table:table-cell>
          <table:table-cell office:value-type="float" office:value="131325" table:style-name="ce39">
            <text:p><text:s text:c="2"/>131 325</text:p>
          </table:table-cell>
          <table:table-cell office:value-type="float" office:value="194474" table:style-name="ce39">
            <text:p><text:s text:c="2"/>194 474</text:p>
          </table:table-cell>
          <table:table-cell office:value-type="float" office:value="89100" table:style-name="ce39">
            <text:p><text:s text:c="2"/>89 100</text:p>
          </table:table-cell>
          <table:table-cell office:value-type="float" office:value="42779" table:style-name="ce39">
            <text:p><text:s text:c="2"/>42 779</text:p>
          </table:table-cell>
          <table:table-cell office:value-type="float" office:value="67071" table:style-name="ce39">
            <text:p><text:s text:c="2"/>67 071</text:p>
          </table:table-cell>
          <table:table-cell office:value-type="float" office:value="55016" table:style-name="ce39">
            <text:p><text:s text:c="2"/>55 016</text:p>
          </table:table-cell>
          <table:table-cell office:value-type="float" office:value="180886" table:style-name="ce39">
            <text:p><text:s text:c="2"/>180 886</text:p>
          </table:table-cell>
          <table:table-cell office:value-type="float" office:value="56737" table:style-name="ce39">
            <text:p><text:s text:c="2"/>56 737</text:p>
          </table:table-cell>
          <table:table-cell office:value-type="float" office:value="627086" table:style-name="ce39">
            <text:p><text:s text:c="2"/>627 086</text:p>
          </table:table-cell>
          <table:table-cell office:value-type="float" office:value="139739" table:style-name="ce39">
            <text:p><text:s text:c="2"/>139 739</text:p>
          </table:table-cell>
          <table:table-cell office:value-type="float" office:value="822455" table:style-name="ce39">
            <text:p><text:s text:c="2"/>822 455</text:p>
          </table:table-cell>
          <table:table-cell office:value-type="float" office:value="290078" table:style-name="ce39">
            <text:p><text:s text:c="2"/>290 078</text:p>
          </table:table-cell>
          <table:table-cell office:value-type="float" office:value="16016" table:style-name="ce39">
            <text:p><text:s text:c="2"/>16 016</text:p>
          </table:table-cell>
          <table:table-cell office:value-type="float" office:value="35430" table:style-name="ce39">
            <text:p><text:s text:c="2"/>35 430</text:p>
          </table:table-cell>
          <table:table-cell office:value-type="float" office:value="100401" table:style-name="ce39">
            <text:p><text:s text:c="2"/>100 401</text:p>
          </table:table-cell>
          <table:table-cell office:value-type="float" office:value="21312" table:style-name="ce39">
            <text:p><text:s text:c="2"/>21 312</text:p>
          </table:table-cell>
          <table:table-cell office:value-type="float" office:value="192196" table:style-name="ce39">
            <text:p><text:s text:c="2"/>192 196</text:p>
          </table:table-cell>
          <table:table-cell office:value-type="float" office:value="21590" table:style-name="ce39">
            <text:p><text:s text:c="2"/>21 590</text:p>
          </table:table-cell>
          <table:table-cell office:value-type="float" office:value="38494" table:style-name="ce39">
            <text:p><text:s text:c="2"/>38 494</text:p>
          </table:table-cell>
          <table:table-cell office:value-type="float" office:value="160382" table:style-name="ce39">
            <text:p><text:s text:c="2"/>160 382</text:p>
          </table:table-cell>
          <table:table-cell office:value-type="float" office:value="101707" table:style-name="ce39">
            <text:p><text:s text:c="2"/>101 707</text:p>
          </table:table-cell>
          <table:table-cell office:value-type="float" office:value="450619" table:style-name="ce39">
            <text:p><text:s text:c="2"/>450 619</text:p>
          </table:table-cell>
          <table:table-cell office:value-type="float" office:value="455145" table:style-name="ce39">
            <text:p><text:s text:c="2"/>455 145</text:p>
          </table:table-cell>
          <table:table-cell office:value-type="float" office:value="160406" table:style-name="ce39">
            <text:p><text:s text:c="2"/>160 406</text:p>
          </table:table-cell>
          <table:table-cell office:value-type="float" office:value="69019" table:style-name="ce39">
            <text:p><text:s text:c="2"/>69 019</text:p>
          </table:table-cell>
          <table:table-cell office:value-type="float" office:value="80404" table:style-name="ce39">
            <text:p><text:s text:c="2"/>80 404</text:p>
          </table:table-cell>
          <table:table-cell office:value-type="float" office:value="45210" table:style-name="ce39">
            <text:p><text:s text:c="2"/>45 210</text:p>
          </table:table-cell>
          <table:table-cell office:value-type="float" office:value="182232" table:style-name="ce39">
            <text:p><text:s text:c="2"/>182 232</text:p>
          </table:table-cell>
          <table:table-cell office:value-type="float" office:value="33105" table:style-name="ce39">
            <text:p><text:s text:c="2"/>33 105</text:p>
          </table:table-cell>
          <table:table-cell office:value-type="float" office:value="628194" table:style-name="ce39">
            <text:p><text:s text:c="2"/>628 194</text:p>
          </table:table-cell>
          <table:table-cell office:value-type="float" office:value="252328" table:style-name="ce39">
            <text:p><text:s text:c="2"/>252 328</text:p>
          </table:table-cell>
          <table:table-cell office:value-type="float" office:value="83639" table:style-name="ce39">
            <text:p><text:s text:c="2"/>83 639</text:p>
          </table:table-cell>
          <table:table-cell office:value-type="float" office:value="146225" table:style-name="ce39">
            <text:p><text:s text:c="2"/>146 225</text:p>
          </table:table-cell>
          <table:table-cell office:value-type="float" office:value="168457" table:style-name="ce39">
            <text:p><text:s text:c="2"/>168 457</text:p>
          </table:table-cell>
          <table:table-cell office:value-type="float" office:value="31169" table:style-name="ce39">
            <text:p><text:s text:c="2"/>31 169</text:p>
          </table:table-cell>
          <table:table-cell office:value-type="float" office:value="131271" table:style-name="ce39">
            <text:p><text:s text:c="2"/>131 271</text:p>
          </table:table-cell>
          <table:table-cell office:value-type="float" office:value="53656" table:style-name="ce39">
            <text:p><text:s text:c="2"/>53 656</text:p>
          </table:table-cell>
          <table:table-cell office:value-type="float" office:value="9105053" table:style-name="ce39">
            <text:p><text:s/>9 105 053</text:p>
          </table:table-cell>
          <table:table-cell table:number-columns-repeated="16313" table:style-name="ce16"/>
        </table:table-row>
        <table:table-row table:style-name="ro4">
          <table:table-cell table:style-name="ce31"/>
          <table:table-cell table:number-columns-repeated="70" table:style-name="ce32"/>
          <table:table-cell table:number-columns-repeated="16313"/>
        </table:table-row>
        <table:table-row table:number-rows-repeated="1048440" table:style-name="ro7">
          <table:table-cell table:number-columns-repeated="16384"/>
        </table:table-row>
      </table:table>
      <table:table table:name="importacao" table:style-name="ta1"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7">
            <text:p>Tabela 1 - Recursos de bens e serviços - 2013</text:p>
          </table:table-cell>
          <table:table-cell table:number-columns-repeated="2" table:style-name="ce17"/>
          <table:table-cell table:number-columns-repeated="16381" table:style-name="ce18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2" table:style-name="ce54">
            <text:p>Código</text:p>
            <text:p>do</text:p>
            <text:p>produto</text:p>
            <draw:frame draw:z-index="1" draw:id="id0" draw:style-name="a4" draw:name="Texto 4" svg:x="0in" svg:y="0.02083in" svg:width="0in" svg:height="0.51042in">
              <draw:text-box>
                <text:p text:style-name="a1" text:class-names="" text:cond-style-name=""><text:span text:style-name="a0" text:class-names="">DESCRIÇÃO DO PRODUTO</text:span></text:p>
                <text:p text:style-name="a3" text:class-names="" text:cond-style-name=""><text:span text:style-name="a2" text:class-names="">NÍVEL 80</text:span></text:p>
              </draw:text-box>
              <svg:title/>
              <svg:desc/>
            </draw:frame>
          </table:table-cell>
          <table:table-cell office:value-type="string" table:number-columns-spanned="1" table:number-rows-spanned="2" table:style-name="ce56">
            <text:p>Descrição do produto</text:p>
          </table:table-cell>
          <table:table-cell office:value-type="string" table:style-name="ce41">
            <text:p>Valores correntes em <text:s/>1 000 000 R$</text:p>
          </table:table-cell>
          <table:table-cell table:number-columns-repeated="16381"/>
        </table:table-row>
        <table:table-row table:style-name="ro3">
          <table:covered-table-cell>
            <draw:frame draw:z-index="2" draw:id="id1" draw:style-name="a9" draw:name="Texto 16" svg:x="0in" svg:y="0.05208in" svg:width="0in" svg:height="0.32292in">
              <draw:text-box>
                <text:p text:style-name="a6" text:class-names="" text:cond-style-name=""><text:span text:style-name="a5" text:class-names="">Dummy</text:span></text:p>
                <text:p text:style-name="a8" text:class-names="" text:cond-style-name=""><text:span text:style-name="a7" text:class-names="">financeiro</text:span></text:p>
              </draw:text-box>
              <svg:title/>
              <svg:desc/>
            </draw:frame>
            <draw:frame draw:z-index="3" draw:id="id2" draw:style-name="a12" draw:name="Texto 17" svg:x="0in" svg:y="0.04167in" svg:width="0in" svg:height="0.33333in">
              <draw:text-box>
                <text:p text:style-name="a11" text:class-names="" text:cond-style-name=""><text:span text:style-name="a10" text:class-names="">Total</text:span></text:p>
              </draw:text-box>
              <svg:title/>
              <svg:desc/>
            </draw:frame>
          </table:covered-table-cell>
          <table:covered-table-cell/>
          <table:table-cell office:value-type="string" table:style-name="ce34">
            <text:p>Importação de bens</text:p>
            <text:p>e serviços (1)</text:p>
          </table:table-cell>
          <table:table-cell table:number-columns-repeated="16381"/>
        </table:table-row>
        <table:table-row table:style-name="ro4">
          <table:table-cell table:number-columns-repeated="3" table:style-name="ce3"/>
          <table:table-cell table:number-columns-repeated="16381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6067" table:style-name="ce36">
            <text:p><text:s text:c="2"/>6 067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375" table:style-name="ce36">
            <text:p><text:s text:c="3"/>375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85" table:style-name="ce36">
            <text:p><text:s text:c="3"/>85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432" table:style-name="ce36">
            <text:p><text:s text:c="3"/>432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2161" table:style-name="ce37">
            <text:p><text:s text:c="2"/>2 161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28" table:style-name="ce37">
            <text:p><text:s text:c="3"/>28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1503" table:style-name="ce37">
            <text:p><text:s text:c="2"/>1 503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90" table:style-name="ce37">
            <text:p><text:s text:c="3"/>9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4" table:style-name="ce36">
            <text:p><text:s text:c="3"/>4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51" table:style-name="ce36">
            <text:p><text:s text:c="3"/>51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1514" table:style-name="ce36">
            <text:p><text:s text:c="2"/>1 514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870" table:style-name="ce36">
            <text:p><text:s text:c="3"/>87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5791" table:style-name="ce37">
            <text:p><text:s text:c="2"/>5 791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1565" table:style-name="ce37">
            <text:p><text:s text:c="2"/>1 565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49924" table:style-name="ce37">
            <text:p><text:s text:c="2"/>49 924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2897" table:style-name="ce37">
            <text:p><text:s text:c="2"/>2 897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1078" table:style-name="ce36">
            <text:p><text:s text:c="2"/>1 078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23" table:style-name="ce36">
            <text:p><text:s text:c="3"/>2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2375" table:style-name="ce36">
            <text:p><text:s text:c="2"/>2 375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30" table:style-name="ce36">
            <text:p><text:s text:c="3"/>30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1458" table:style-name="ce37">
            <text:p><text:s text:c="2"/>1 458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18" table:style-name="ce38">
            <text:p><text:s text:c="3"/>18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2359" table:style-name="ce37">
            <text:p><text:s text:c="2"/>2 359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2094" table:style-name="ce37">
            <text:p><text:s text:c="2"/>2 094</text:p>
          </table:table-cell>
          <table:table-cell table:number-columns-repeated="16381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91" table:style-name="ce37">
            <text:p><text:s text:c="3"/>9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781" table:style-name="ce36">
            <text:p><text:s text:c="3"/>78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611" table:style-name="ce36">
            <text:p><text:s text:c="3"/>61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559" table:style-name="ce36">
            <text:p><text:s text:c="3"/>55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2436" table:style-name="ce36">
            <text:p><text:s text:c="2"/>2 436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6859" table:style-name="ce36">
            <text:p><text:s text:c="2"/>6 859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4015" table:style-name="ce37">
            <text:p><text:s text:c="2"/>4 015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681" table:style-name="ce37">
            <text:p><text:s text:c="2"/>1 681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3556" table:style-name="ce37">
            <text:p><text:s text:c="2"/>3 556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3426" table:style-name="ce37">
            <text:p><text:s text:c="2"/>3 426</text:p>
          </table:table-cell>
          <table:table-cell table:number-columns-repeated="16381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9062" table:style-name="ce38">
            <text:p><text:s text:c="2"/>9 06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3028" table:style-name="ce36">
            <text:p><text:s text:c="2"/>3 028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372" table:style-name="ce36">
            <text:p><text:s text:c="3"/>37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773" table:style-name="ce36">
            <text:p><text:s text:c="3"/>77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3854" table:style-name="ce36">
            <text:p><text:s text:c="2"/>3 85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360" table:style-name="ce36">
            <text:p><text:s text:c="3"/>360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6784" table:style-name="ce37">
            <text:p><text:s text:c="2"/>6 784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9815" table:style-name="ce37">
            <text:p><text:s text:c="2"/>9 815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965" table:style-name="ce37">
            <text:p><text:s text:c="3"/>965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0" table:style-name="ce38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30845" table:style-name="ce36">
            <text:p><text:s text:c="2"/>30 845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279" table:style-name="ce36">
            <text:p><text:s text:c="3"/>279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24446" table:style-name="ce36">
            <text:p><text:s text:c="2"/>24 44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2433" table:style-name="ce36">
            <text:p><text:s text:c="2"/>2 43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20115" table:style-name="ce36">
            <text:p><text:s text:c="2"/>20 115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16381" table:style-name="ce37">
            <text:p><text:s text:c="2"/>16 381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10355" table:style-name="ce38">
            <text:p><text:s text:c="2"/>10 355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6320" table:style-name="ce38">
            <text:p><text:s text:c="2"/>6 320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1225" table:style-name="ce37">
            <text:p><text:s text:c="2"/>1 225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11443" table:style-name="ce38">
            <text:p><text:s text:c="2"/>11 44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20709" table:style-name="ce36">
            <text:p><text:s text:c="2"/>20 70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7579" table:style-name="ce36">
            <text:p><text:s text:c="2"/>7 57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7197" table:style-name="ce36">
            <text:p><text:s text:c="2"/>7 197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527" table:style-name="ce36">
            <text:p><text:s text:c="3"/>527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291" table:style-name="ce36">
            <text:p><text:s text:c="3"/>291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5599" table:style-name="ce38">
            <text:p><text:s text:c="2"/>5 599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439" table:style-name="ce37">
            <text:p><text:s text:c="3"/>439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10431" table:style-name="ce37">
            <text:p><text:s text:c="2"/>10 431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9444" table:style-name="ce37">
            <text:p><text:s text:c="2"/>9 444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169" table:style-name="ce37">
            <text:p><text:s text:c="3"/>16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12768" table:style-name="ce36">
            <text:p><text:s text:c="2"/>12 768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15501" table:style-name="ce36">
            <text:p><text:s text:c="2"/>15 501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14127" table:style-name="ce36">
            <text:p><text:s text:c="2"/>14 127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23856" table:style-name="ce36">
            <text:p><text:s text:c="2"/>23 85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11961" table:style-name="ce36">
            <text:p><text:s text:c="2"/>11 961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21246" table:style-name="ce37">
            <text:p><text:s text:c="2"/>21 246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2509" table:style-name="ce38">
            <text:p><text:s text:c="2"/>2 509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1748" table:style-name="ce38">
            <text:p><text:s text:c="2"/>1 748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6565" table:style-name="ce37">
            <text:p><text:s text:c="2"/>6 565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50147" table:style-name="ce38">
            <text:p><text:s text:c="2"/>50 147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27371" table:style-name="ce36">
            <text:p><text:s text:c="2"/>27 37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3892" table:style-name="ce36">
            <text:p><text:s text:c="2"/>3 892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26506" table:style-name="ce36">
            <text:p><text:s text:c="2"/>26 50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15637" table:style-name="ce36">
            <text:p><text:s text:c="2"/>15 637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1488" table:style-name="ce36">
            <text:p><text:s text:c="2"/>1 488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9757" table:style-name="ce37">
            <text:p><text:s text:c="2"/>9 757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10451" table:style-name="ce38">
            <text:p><text:s text:c="2"/>10 451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3197" table:style-name="ce38">
            <text:p><text:s text:c="2"/>3 197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592" table:style-name="ce38">
            <text:p><text:s text:c="3"/>59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749" table:style-name="ce36">
            <text:p><text:s text:c="3"/>74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2127" table:style-name="ce36">
            <text:p><text:s text:c="2"/>2 127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50" table:style-name="ce36">
            <text:p><text:s text:c="3"/>50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2710" table:style-name="ce38">
            <text:p><text:s text:c="2"/>2 710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2199" table:style-name="ce37">
            <text:p><text:s text:c="2"/>2 199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8259" table:style-name="ce37">
            <text:p><text:s text:c="2"/>8 259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4666" table:style-name="ce37">
            <text:p><text:s text:c="2"/>4 666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181" table:style-name="ce37">
            <text:p><text:s text:c="3"/>18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18078" table:style-name="ce36">
            <text:p><text:s text:c="2"/>18 078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12435" table:style-name="ce36">
            <text:p><text:s text:c="2"/>12 435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2180" table:style-name="ce36">
            <text:p><text:s text:c="2"/>2 180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2708" table:style-name="ce36">
            <text:p><text:s text:c="2"/>2 708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638" table:style-name="ce36">
            <text:p><text:s text:c="3"/>638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11477" table:style-name="ce37">
            <text:p><text:s text:c="2"/>11 477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16171" table:style-name="ce37">
            <text:p><text:s text:c="2"/>16 171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3979" table:style-name="ce37">
            <text:p><text:s text:c="2"/>3 979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2914" table:style-name="ce37">
            <text:p><text:s text:c="2"/>2 914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10628" table:style-name="ce36">
            <text:p><text:s text:c="2"/>10 628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1993" table:style-name="ce36">
            <text:p><text:s text:c="2"/>1 993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47431" table:style-name="ce36">
            <text:p><text:s text:c="2"/>47 431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690" table:style-name="ce36">
            <text:p><text:s text:c="3"/>69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4084" table:style-name="ce37">
            <text:p><text:s text:c="2"/>4 084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563" table:style-name="ce36">
            <text:p><text:s text:c="3"/>563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14" table:style-name="ce36">
            <text:p><text:s text:c="3"/>14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4468" table:style-name="ce36">
            <text:p><text:s text:c="2"/>4 468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table:style-name="ce10"/>
          <table:table-cell table:style-name="ce11"/>
          <table:table-cell table:style-name="ce37"/>
          <table:table-cell table:number-columns-repeated="16381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748758" table:style-name="ce48">
            <text:p><text:s text:c="2"/>748 758</text:p>
          </table:table-cell>
          <table:table-cell table:number-columns-repeated="16381" table:style-name="ce16"/>
        </table:table-row>
        <table:table-row table:style-name="ro4">
          <table:table-cell table:style-name="ce31"/>
          <table:table-cell table:number-columns-repeated="2" table:style-name="ce32"/>
          <table:table-cell table:number-columns-repeated="16381"/>
        </table:table-row>
        <table:table-row table:style-name="ro8">
          <table:table-cell office:value-type="string" table:style-name="ce3">
            <text:p>Fonte: IBGE, Diretoria de Pesquisas, Coordenação de Contas Nacionais.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3">
            <text:p>(1) Importação de bens e serviços líquida de ajuste CIF/FOB.</text:p>
          </table:table-cell>
          <table:table-cell table:number-columns-repeated="16383" table:style-name="ce1"/>
        </table:table-row>
        <table:table-row table:number-rows-repeated="104843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63">
      <number:number number:decimal-places="0" number:min-integer-digits="1"/>
    </number:number-style>
    <number:number-style style:name="N67P0">
      <number:number number:decimal-places="0" number:min-integer-digits="1" number:display-factor="1000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7">
      <number:text> (-) </number:text>
      <number:number number:decimal-places="0" number:min-integer-digits="1" number:display-factor="1000">
        <number:embedded-text number:position="3"> </number:embedded-text>
        <number:embedded-text number:position="6"> </number:embedded-text>
      </number:number>
      <style:map style:condition="value()&gt;=0" style:apply-style-name="N67P0"/>
    </number:number-style>
    <number:number-style style:name="N68P0">
      <number:number number:decimal-places="0" number:min-integer-digits="1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8">
      <number:text> (-) </number:text>
      <number:number number:decimal-places="0" number:min-integer-digits="1">
        <number:embedded-text number:position="3"> </number:embedded-text>
        <number:embedded-text number:position="6"> </number:embedded-text>
      </number:number>
      <style:map style:condition="value()&gt;=0" style:apply-style-name="N6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IBGE</meta:initial-creator>
    <dc:creator>Felipe de Oliveira Sampaio</dc:creator>
    <meta:creation-date>1997-11-17T12:35:57Z</meta:creation-date>
    <dc:date>2020-10-06T14:06:33Z</dc:date>
    <meta:print-date>2006-08-24T11:49:52Z</meta:print-date>
  </office:meta>
</office:document-meta>
</file>